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7000001D81E79F3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ourier New2" svg:font-family="'Courier New'"/>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ProductusOSGiBookc" svg:font-family="ProductusOSGiBookc" style:font-family-generic="swiss"/>
    <style:font-face style:name="ProductusOSGiMonoc1" svg:font-family="ProductusOSGiMonoc" style:font-family-generic="swiss"/>
    <style:font-face style:name="Proforma-Book" svg:font-family="Proforma-Book" style:font-family-generic="swiss"/>
    <style:font-face style:name="Proforma-BookItalic" svg:font-family="Proforma-BookItalic"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A4"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A6" style:family="table-cell" style:data-style-name="N0">
      <style:table-cell-properties style:vertical-align="top" fo:padding-left="0.191cm" fo:padding-right="0.191cm" fo:padding-top="0cm" fo:padding-bottom="0cm" fo:border-left="0.018cm solid #000000" fo:border-right="none" fo:border-top="none" fo:border-bottom="none" style:writing-mode="lr-tb"/>
    </style:style>
    <style:style style:name="Table1.B6"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C6" style:family="table-cell">
      <style:table-cell-properties style:vertical-align="top" fo:padding-left="0.191cm" fo:padding-right="0.191cm" fo:padding-top="0cm" fo:padding-bottom="0cm" fo:border-left="0.018cm solid #000000" fo:border-right="0.018cm solid #000000" fo:border-top="none" fo:border-bottom="none"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01cm" fo:margin-left="0.026cm" fo:margin-right="0.053cm" table:align="margins" style:writing-mode="lr-tb"/>
    </style:style>
    <style:style style:name="Table4.A" style:family="table-column">
      <style:table-column-properties style:column-width="1.984cm" style:rel-column-width="7346*"/>
    </style:style>
    <style:style style:name="Table4.B" style:family="table-column">
      <style:table-column-properties style:column-width="15.716cm" style:rel-column-width="58189*"/>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P1" style:family="paragraph" style:parent-style-name="Heading_20_2" style:master-page-name="">
      <style:paragraph-properties style:page-number="auto"/>
    </style:style>
    <style:style style:name="P2" style:family="paragraph" style:parent-style-name="Header">
      <style:paragraph-properties>
        <style:tab-stops>
          <style:tab-stop style:position="0cm" style:type="center"/>
          <style:tab-stop style:position="18.161cm" style:type="right"/>
        </style:tab-stops>
      </style:paragraph-properties>
    </style:style>
    <style:style style:name="P3" style:family="paragraph" style:parent-style-name="Default_20_Text">
      <style:paragraph-properties fo:margin-top="0.282cm" fo:margin-bottom="0cm"/>
    </style:style>
    <style:style style:name="P4" style:family="paragraph" style:parent-style-name="Body">
      <style:text-properties fo:language="en" fo:country="US" style:language-complex="ar" style:country-complex="SA"/>
    </style:style>
    <style:style style:name="P5" style:family="paragraph" style:parent-style-name="Body">
      <style:text-properties fo:background-color="#ffffff"/>
    </style:style>
    <style:style style:name="P6" style:family="paragraph" style:parent-style-name="Body">
      <style:text-properties fo:color="#ff0000" fo:font-style="italic" style:font-style-asian="italic"/>
    </style:style>
    <style:style style:name="P7" style:family="paragraph" style:parent-style-name="Body">
      <style:text-properties fo:color="#ff0000" fo:font-style="italic" fo:font-weight="bold" style:font-style-asian="italic" style:font-weight-asian="bold"/>
    </style:style>
    <style:style style:name="P8" style:family="paragraph" style:parent-style-name="Body">
      <style:text-properties fo:color="#ff0000" fo:font-style="normal" style:font-style-asian="normal" style:font-style-complex="normal"/>
    </style:style>
    <style:style style:name="P9" style:family="paragraph" style:parent-style-name="Body">
      <style:text-properties fo:language="en" fo:country="GB"/>
    </style:style>
    <style:style style:name="P10" style:family="paragraph" style:parent-style-name="Body">
      <style:text-properties fo:color="#000000" fo:font-style="normal" fo:font-weight="normal" style:font-style-asian="normal" style:font-weight-asian="normal" style:font-style-complex="normal" style:font-weight-complex="normal"/>
    </style:style>
    <style:style style:name="P11" style:family="paragraph" style:parent-style-name="Body">
      <style:paragraph-properties style:text-autospace="none"/>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fo:font-weight="bold" style:font-weight-asian="bold" style:font-weight-complex="bold"/>
    </style:style>
    <style:style style:name="P14" style:family="paragraph" style:parent-style-name="Body">
      <style:text-properties style:font-name="Arial"/>
    </style:style>
    <style:style style:name="P15" style:family="paragraph" style:parent-style-name="Body">
      <style:paragraph-properties>
        <style:tab-stops>
          <style:tab-stop style:position="6.826cm"/>
        </style:tab-stops>
      </style:paragraph-properties>
    </style:style>
    <style:style style:name="P16" style:family="paragraph" style:parent-style-name="Body">
      <style:paragraph-properties style:text-autospace="none"/>
    </style:style>
    <style:style style:name="P17"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font-name-asian="Helv" style:font-size-asian="10pt" style:font-name-complex="Helv" style:font-size-complex="10pt"/>
    </style:style>
    <style:style style:name="P18"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19"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style:text-underline-style="none" fo:font-weight="bold" style:font-name-asian="Helv" style:font-size-asian="10pt" style:font-weight-asian="bold" style:font-name-complex="Helv" style:font-size-complex="10pt" style:font-weight-complex="bold"/>
    </style:style>
    <style:style style:name="P20" style:family="paragraph" style:parent-style-name="Default_20_Text">
      <style:paragraph-properties fo:margin-left="0cm" fo:margin-right="0cm" fo:margin-top="0cm" fo:margin-bottom="0cm" fo:line-height="100%" fo:text-align="start" style:justify-single-word="false" fo:text-indent="0cm" style:auto-text-indent="false" fo:background-color="transparent" fo:padding="0cm" fo:border="none" style:shadow="none" style:text-autospace="none" style:writing-mode="lr-tb">
        <style:background-image/>
      </style:paragraph-properties>
      <style:text-properties fo:color="#006000" style:font-name="Helv" fo:font-size="10pt" fo:font-style="italic" style:text-underline-style="none" fo:font-weight="bold" style:font-name-asian="Helv" style:font-size-asian="10pt" style:font-style-asian="italic" style:font-weight-asian="bold" style:font-name-complex="Helv" style:font-size-complex="10pt" style:font-weight-complex="bold"/>
    </style:style>
    <style:style style:name="P21"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22"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font-name-asian="Helv" style:font-size-asian="10pt" style:font-name-complex="Helv" style:font-size-complex="10pt"/>
    </style:style>
    <style:style style:name="P23"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24"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fo:font-size="10pt" style:font-name-asian="Courier" style:font-size-asian="10pt" style:font-name-complex="Courier" style:font-size-complex="10pt"/>
    </style:style>
    <style:style style:name="P25"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6000" style:font-name="Helv" fo:font-size="10pt" fo:font-weight="bold" style:font-name-asian="Helv" style:font-size-asian="10pt" style:font-weight-asian="bold" style:font-name-complex="Helv" style:font-size-complex="10pt" style:font-weight-complex="bold"/>
    </style:style>
    <style:style style:name="P26" style:family="paragraph" style:parent-style-name="Preformatted_20_Text">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Courier New1" fo:font-size="10pt" style:text-underline-style="none" fo:font-weight="normal" style:font-name-asian="Helv" style:font-size-asian="10pt" style:font-weight-asian="normal" style:font-name-complex="Helv" style:font-size-complex="10pt" style:font-weight-complex="normal"/>
    </style:style>
    <style:style style:name="P27"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28" style:family="paragraph" style:parent-style-name="Default_20_Text">
      <style:paragraph-properties fo:margin-left="0cm" fo:margin-right="0cm" fo:margin-top="0cm" fo:margin-bottom="0cm" fo:line-height="100%" fo:text-align="start" style:justify-single-word="false" fo:text-indent="0cm" style:auto-text-indent="false" fo:padding="0cm" fo:border="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29"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30"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P31"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style:text-underline-style="solid" style:text-underline-width="auto" style:text-underline-color="font-color" fo:font-weight="bold" style:font-name-asian="Helv" style:font-size-asian="10pt" style:font-weight-asian="bold" style:font-name-complex="Helv" style:font-size-complex="10pt" style:font-weight-complex="bold"/>
    </style:style>
    <style:style style:name="P32"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33"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Helv" fo:font-size="10pt" fo:language="en" fo:country="US" style:text-underline-style="none" fo:font-weight="normal" style:font-name-asian="Helv" style:font-size-asian="10pt" style:font-weight-asian="normal" style:font-name-complex="Helv" style:font-size-complex="10pt" style:language-complex="ar" style:country-complex="SA" style:font-weight-complex="normal"/>
    </style:style>
    <style:style style:name="P34" style:family="paragraph" style:parent-style-name="Default_20_Text">
      <style:paragraph-properties fo:margin-left="0cm" fo:margin-right="0cm" fo:margin-top="0cm" fo:margin-bottom="0cm" fo:line-height="100%" fo:text-align="start" style:justify-single-word="false" fo:text-indent="0cm" style:auto-text-indent="false" fo:padding="0.049cm" fo:border-left="none" fo:border-right="none" fo:border-top="0.018cm solid #000000" fo:border-bottom="none" style:text-autospace="none" style:writing-mode="lr-tb"/>
      <style:text-properties fo:color="#000000" style:font-name="Courier New1" fo:font-size="10pt" fo:font-style="italic" style:font-name-asian="Courier New1" style:font-size-asian="10pt" style:font-style-asian="italic" style:font-name-complex="Courier New1" style:font-size-complex="10pt"/>
    </style:style>
    <style:style style:name="P35"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style:font-name-asian="Helv" style:font-size-asian="10pt" style:font-name-complex="Helv" style:font-size-complex="10pt"/>
    </style:style>
    <style:style style:name="P36"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color="#000000" style:font-name="Helv" fo:font-size="10pt" fo:font-weight="normal" style:font-name-asian="Helv" style:font-size-asian="10pt" style:font-weight-asian="normal" style:font-name-complex="Helv" style:font-size-complex="10pt" style:font-weight-complex="normal"/>
    </style:style>
    <style:style style:name="P37"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text-properties fo:font-weight="bold" style:font-weight-asian="bold" style:font-weight-complex="bold"/>
    </style:style>
    <style:style style:name="P38" style:family="paragraph" style:parent-style-name="Default_20_Text">
      <style:paragraph-properties fo:margin-left="0cm" fo:margin-right="0cm" fo:margin-top="0cm" fo:margin-bottom="0cm" fo:line-height="100%" fo:text-align="start" style:justify-single-word="false" fo:text-indent="0cm" style:auto-text-indent="false" style:text-autospace="none" style:writing-mode="lr-tb"/>
    </style:style>
    <style:style style:name="P39" style:family="paragraph" style:parent-style-name="Body">
      <style:paragraph-properties fo:margin-left="0cm" fo:margin-right="0cm" fo:text-indent="0cm" style:auto-text-indent="false"/>
      <style:text-properties fo:color="#000000"/>
    </style:style>
    <style:style style:name="P40"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41" style:family="paragraph" style:parent-style-name="Body">
      <style:paragraph-properties fo:margin-left="0cm" fo:margin-right="0cm" fo:text-indent="0cm" style:auto-text-indent="false"/>
      <style:text-properties fo:color="#000000" style:font-name="Arial" fo:font-size="10pt" fo:language="en" fo:country="US" fo:font-style="normal" fo:font-weight="normal" style:font-name-asian="Arial"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style>
    <style:style style:name="P42" style:family="paragraph" style:parent-style-name="Body">
      <style:paragraph-properties fo:margin-left="0cm" fo:margin-right="0cm" fo:text-indent="0cm" style:auto-text-indent="false"/>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43" style:family="paragraph" style:parent-style-name="Body">
      <style:paragraph-properties fo:margin-left="0cm" fo:margin-right="0cm" fo:margin-top="0.011cm" fo:margin-bottom="0.011cm" fo:text-indent="0cm" style:auto-text-indent="false"/>
    </style:style>
    <style:style style:name="P44" style:family="paragraph" style:parent-style-name="Body">
      <style:paragraph-properties fo:margin-left="0cm" fo:margin-right="0cm" fo:margin-top="0.212cm" fo:margin-bottom="0.212cm" fo:text-align="justify" style:justify-single-word="false" fo:text-indent="0cm" style:auto-text-indent="false" style:text-autospace="none" style:vertical-align="auto" style:writing-mode="lr-tb">
        <style:tab-stops>
          <style:tab-stop style:position="10.001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45" style:family="paragraph" style:parent-style-name="Default_20_Text">
      <style:paragraph-properties fo:margin-left="0cm" fo:margin-right="0cm" fo:text-align="justify" style:justify-single-word="false" fo:text-indent="0cm" style:auto-text-indent="false" style:text-autospace="none" style:vertical-align="auto" style:writing-mode="lr-tb"/>
      <style:text-properties style:font-name="Arial" fo:font-size="10pt" fo:language="en" fo:country="US" style:font-name-asian="Helvetica" style:font-size-asian="10pt" style:language-asian="en" style:country-asian="US" style:font-name-complex="Times New Roman" style:font-size-complex="10pt" style:language-complex="ar" style:country-complex="SA"/>
    </style:style>
    <style:style style:name="P46" style:family="paragraph" style:parent-style-name="Preformatted_20_Text">
      <style:paragraph-properties fo:margin-top="0cm" fo:margin-bottom="0.499cm"/>
      <style:text-properties fo:color="#ff0000" fo:font-style="normal" fo:font-weight="normal" style:font-style-asian="normal" style:font-weight-asian="normal" style:font-style-complex="normal" style:font-weight-complex="normal"/>
    </style:style>
    <style:style style:name="P47" style:family="paragraph" style:parent-style-name="Preformatted_20_Text">
      <style:paragraph-properties fo:margin-top="0cm" fo:margin-bottom="0.499cm"/>
      <style:text-properties fo:font-weight="normal" style:font-weight-asian="normal" style:font-weight-complex="normal"/>
    </style:style>
    <style:style style:name="P48" style:family="paragraph" style:parent-style-name="CellBody">
      <style:paragraph-properties style:snap-to-layout-grid="false"/>
    </style:style>
    <style:style style:name="P49" style:family="paragraph" style:parent-style-name="CellBody">
      <style:paragraph-properties style:snap-to-layout-grid="false"/>
      <style:text-properties fo:color="#000000" fo:font-style="italic" style:font-style-asian="italic"/>
    </style:style>
    <style:style style:name="P50" style:family="paragraph" style:parent-style-name="CellBody">
      <style:paragraph-properties fo:keep-with-next="always" style:snap-to-layout-grid="false"/>
    </style:style>
    <style:style style:name="P51" style:family="paragraph" style:parent-style-name="CellHeading">
      <style:paragraph-properties fo:text-align="center" style:justify-single-word="false" fo:keep-with-next="always" style:snap-to-layout-grid="false"/>
    </style:style>
    <style:style style:name="P52" style:family="paragraph" style:parent-style-name="Abstract">
      <style:text-properties fo:font-size="16pt" fo:font-weight="bold" style:font-size-asian="16pt" style:font-weight-asian="bold"/>
    </style:style>
    <style:style style:name="P53" style:family="paragraph" style:parent-style-name="Abstract">
      <style:text-properties fo:language="en" fo:country="GB"/>
    </style:style>
    <style:style style:name="P54" style:family="paragraph" style:parent-style-name="Preformatted_20_Text">
      <style:text-properties fo:font-weight="bold" style:font-weight-asian="bold" style:font-weight-complex="bold"/>
    </style:style>
    <style:style style:name="P55" style:family="paragraph" style:parent-style-name="Preformatted_20_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56" style:family="paragraph" style:parent-style-name="Body">
      <style:paragraph-properties fo:margin-left="2.286cm" fo:margin-right="0cm" fo:text-indent="0cm" style:auto-text-indent="false"/>
    </style:style>
    <style:style style:name="P57" style:family="paragraph" style:parent-style-name="Body">
      <style:paragraph-properties fo:margin-left="2.286cm" fo:margin-right="0cm" fo:margin-top="0.011cm" fo:margin-bottom="0.011cm" fo:text-indent="0cm" style:auto-text-indent="false"/>
      <style:text-properties style:font-name="Courier New1"/>
    </style:style>
    <style:style style:name="P58" style:family="paragraph" style:parent-style-name="Preformatted_20_Text">
      <style:paragraph-properties fo:margin-left="2.286cm" fo:margin-right="0cm" fo:text-indent="0cm" style:auto-text-indent="false"/>
      <style:text-properties style:font-name="ProductusOSGiMonoc" fo:font-size="9pt"/>
    </style:style>
    <style:style style:name="P59" style:family="paragraph" style:parent-style-name="Preformatted_20_Text">
      <style:paragraph-properties fo:margin-left="2.286cm" fo:margin-right="0cm" fo:text-indent="0cm" style:auto-text-indent="false"/>
      <style:text-properties style:font-name="ProductusOSGiMonoc" fo:font-size="10pt" style:font-size-asian="10pt" style:font-size-complex="10pt"/>
    </style:style>
    <style:style style:name="P60" style:family="paragraph" style:parent-style-name="Document_20_Title">
      <style:paragraph-properties fo:text-align="center" style:justify-single-word="false"/>
    </style:style>
    <style:style style:name="P6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3" style:family="paragraph" style:parent-style-name="Standard">
      <style:text-properties style:font-name="Arial" fo:font-size="9pt" fo:language="en" fo:country="US" style:font-size-asian="9pt" style:font-size-complex="9pt" style:language-complex="ar" style:country-complex="SA"/>
    </style:style>
    <style:style style:name="P64" style:family="paragraph" style:parent-style-name="Standard">
      <style:text-properties style:font-name="Arial" fo:language="en" fo:country="US" style:language-complex="ar" style:country-complex="SA"/>
    </style:style>
    <style:style style:name="P65" style:family="paragraph" style:parent-style-name="Standard">
      <style:paragraph-properties fo:text-align="start" style:justify-single-word="false" style:text-autospace="none"/>
      <style:text-properties style:font-name="ArialMT" fo:font-size="10pt" style:font-name-asian="ArialMT" style:font-size-asian="10pt" style:font-name-complex="ArialMT" style:font-size-complex="10pt"/>
    </style:style>
    <style:style style:name="P66" style:family="paragraph" style:parent-style-name="Standard">
      <style:paragraph-properties fo:text-align="start" style:justify-single-word="false" style:text-autospace="none"/>
      <style:text-properties style:font-name="CourierNewPSMT" fo:font-size="10pt" style:font-name-asian="CourierNewPSMT" style:font-size-asian="10pt" style:font-name-complex="CourierNewPSMT" style:font-size-complex="10pt"/>
    </style:style>
    <style:style style:name="P67" style:family="paragraph" style:parent-style-name="Standard">
      <style:paragraph-properties style:text-autospace="none"/>
      <style:text-properties style:font-name="CourierNewPSMT" fo:font-size="10pt" style:font-name-asian="CourierNewPSMT" style:font-size-asian="10pt" style:font-name-complex="CourierNewPSMT" style:font-size-complex="10pt"/>
    </style:style>
    <style:style style:name="P68" style:family="paragraph" style:parent-style-name="Standard">
      <style:paragraph-properties style:text-autospace="none"/>
      <style:text-properties style:font-name="ProductusOSGiMonoc1" fo:font-size="9pt" fo:font-weight="bold" style:font-name-asian="ProductusOSGiMonoc1" style:font-size-asian="9pt" style:font-weight-asian="bold" style:font-name-complex="ProductusOSGiMonoc1" style:font-size-complex="9pt" style:font-weight-complex="bold"/>
    </style:style>
    <style:style style:name="P6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70" style:family="paragraph" style:parent-style-name="Default_20_Text">
      <style:text-properties style:font-name="Courier New1"/>
    </style:style>
    <style:style style:name="P71" style:family="paragraph" style:parent-style-name="Default_20_Text">
      <style:text-properties fo:color="#000000" style:font-name="Courier New1" fo:font-size="10pt" fo:font-style="italic" style:font-name-asian="Courier New1" style:font-size-asian="10pt" style:font-style-asian="italic" style:font-name-complex="Courier New1" style:font-size-complex="10pt"/>
    </style:style>
    <style:style style:name="P72" style:family="paragraph" style:parent-style-name="Body">
      <style:paragraph-properties fo:margin-top="0cm" fo:margin-bottom="0cm"/>
      <style:text-properties fo:font-weight="bold" style:font-weight-asian="bold" style:font-weight-complex="bold"/>
    </style:style>
    <style:style style:name="P73" style:family="paragraph" style:parent-style-name="Body">
      <style:paragraph-properties fo:margin-top="0cm" fo:margin-bottom="0cm"/>
      <style:text-properties fo:font-size="10pt"/>
    </style:style>
    <style:style style:name="P74" style:family="paragraph" style:parent-style-name="Body">
      <style:paragraph-properties fo:margin-top="0cm" fo:margin-bottom="0cm"/>
      <style:text-properties fo:font-size="10pt" style:font-name-asian="Proforma-Book" style:font-size-asian="10pt" style:font-name-complex="Proforma-Book" style:font-size-complex="10pt"/>
    </style:style>
    <style:style style:name="P75" style:family="paragraph" style:parent-style-name="Body">
      <style:paragraph-properties fo:margin-top="0cm" fo:margin-bottom="0cm"/>
      <style:text-properties fo:color="#000000" style:font-name="Arial" fo:font-size="10pt" fo:language="en" fo:country="US" fo:font-weight="bold" style:font-name-asian="Times New Roman" style:font-size-asian="10pt" style:font-weight-asian="bold" style:font-name-complex="Times New Roman" style:font-size-complex="10pt" style:language-complex="ar" style:country-complex="SA" style:font-weight-complex="bold"/>
    </style:style>
    <style:style style:name="P76" style:family="paragraph" style:parent-style-name="Body">
      <style:paragraph-properties fo:margin-top="0cm" fo:margin-bottom="0cm"/>
      <style:text-properties style:font-name="Arial" fo:font-size="10pt" fo:font-weight="bold" style:font-name-asian="ProductusOSGiMonoc1" style:font-size-asian="10pt" style:font-weight-asian="bold" style:font-name-complex="ProductusOSGiMonoc1" style:font-size-complex="10pt" style:font-weight-complex="bold"/>
    </style:style>
    <style:style style:name="P77" style:family="paragraph" style:parent-style-name="Body" style:list-style-name="L2"/>
    <style:style style:name="P78"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79" style:family="paragraph" style:parent-style-name="Body" style:list-style-name="WW8Num5">
      <style:paragraph-properties fo:margin-left="2.413cm" fo:margin-right="0cm" fo:margin-top="0.212cm" fo:margin-bottom="0.212cm" fo:text-align="justify" style:justify-single-word="false" fo:text-indent="-0.635cm" style:auto-text-indent="false" style:text-autospace="none" style:vertical-align="auto" style:writing-mode="lr-tb">
        <style:tab-stops>
          <style:tab-stop style:position="0cm"/>
          <style:tab-stop style:position="7.588cm"/>
        </style:tab-stops>
      </style:paragraph-properties>
      <style:text-properties fo:color="#000000" style:font-name="Arial" fo:font-size="10pt" fo:language="en" fo:country="US" style:font-name-asian="Arial" style:font-size-asian="10pt" style:language-asian="en" style:country-asian="US" style:font-name-complex="Times New Roman" style:font-size-complex="10pt" style:language-complex="ar" style:country-complex="SA"/>
    </style:style>
    <style:style style:name="P80" style:family="paragraph" style:parent-style-name="Body" style:list-style-name="L1">
      <style:paragraph-properties fo:margin-left="0.026cm" fo:margin-right="0cm" fo:text-indent="-0.741cm" style:auto-text-indent="false">
        <style:tab-stops>
          <style:tab-stop style:position="-0.265cm"/>
          <style:tab-stop style:position="10.001cm"/>
        </style:tab-stops>
      </style:paragraph-properties>
    </style:style>
    <style:style style:name="P81" style:family="paragraph" style:parent-style-name="Body" style:list-style-name="L3">
      <style:paragraph-properties fo:margin-top="0cm" fo:margin-bottom="0cm"/>
    </style:style>
    <style:style style:name="P82" style:family="paragraph" style:parent-style-name="Body" style:list-style-name="L4">
      <style:paragraph-properties fo:margin-top="0cm" fo:margin-bottom="0cm"/>
      <style:text-properties fo:font-size="10pt" style:font-size-asian="10pt" style:font-size-complex="10pt"/>
    </style:style>
    <style:style style:name="P83" style:family="paragraph" style:parent-style-name="Body">
      <style:paragraph-properties fo:margin-top="0cm" fo:margin-bottom="0cm"/>
      <style:text-properties fo:font-variant="normal" fo:text-transform="none" fo:color="#000000" style:text-line-through-style="none" style:font-name="Arial" fo:font-size="10pt" fo:font-style="normal" style:text-underline-style="none" fo:font-weight="normal" style:text-blinking="false" fo:background-color="#ffffff" style:font-name-asian="Proforma-Book" style:font-size-asian="10pt" style:font-name-complex="Proforma-Book" style:font-size-complex="10pt"/>
    </style:style>
    <style:style style:name="P84" style:family="paragraph" style:parent-style-name="Body">
      <style:paragraph-properties fo:margin-top="0cm" fo:margin-bottom="0cm"/>
      <style:text-properties fo:color="#000000" fo:font-size="10pt"/>
    </style:style>
    <style:style style:name="P85" style:family="paragraph" style:parent-style-name="Body">
      <style:paragraph-properties fo:margin-left="0cm" fo:margin-right="0cm" fo:margin-top="0cm" fo:margin-bottom="0cm" fo:line-height="100%" fo:text-align="start" style:justify-single-word="false" fo:text-indent="0cm" style:auto-text-indent="false" fo:padding="0cm" fo:border="none" style:shadow="none" style:text-autospace="none" style:writing-mode="lr-tb"/>
      <style:text-properties fo:color="#000000" style:font-name="Helv" fo:font-size="10pt" style:text-underline-style="none" fo:font-weight="bold" style:font-name-asian="Helv" style:font-size-asian="10pt" style:font-weight-asian="bold" style:font-name-complex="Helv" style:font-size-complex="10pt" style:font-weight-complex="bold"/>
    </style:style>
    <style:style style:name="P86" style:family="paragraph" style:parent-style-name="Body">
      <style:paragraph-properties fo:margin-left="0cm" fo:margin-right="0cm" fo:text-indent="0cm" style:auto-text-indent="false"/>
      <style:text-properties fo:color="#000000" fo:font-style="normal" fo:font-weight="normal" style:font-style-asian="normal" style:font-weight-asian="normal" style:font-style-complex="normal" style:font-weight-complex="normal"/>
    </style:style>
    <style:style style:name="P87" style:family="paragraph" style:parent-style-name="Heading_20_2">
      <style:text-properties fo:language="en" fo:country="US" style:language-complex="ar" style:country-complex="SA"/>
    </style:style>
    <style:style style:name="P88" style:family="paragraph" style:parent-style-name="Heading_20_2" style:master-page-name="">
      <style:paragraph-properties style:page-number="auto"/>
    </style:style>
    <style:style style:name="P89" style:family="paragraph" style:parent-style-name="Heading_20_2">
      <style:paragraph-properties fo:margin-left="0.026cm" fo:margin-right="0cm" fo:text-indent="0cm" style:auto-text-indent="false"/>
      <style:text-properties fo:color="#000000" fo:font-style="normal" fo:font-weight="bold" style:font-style-asian="normal" style:font-weight-asian="bold" style:font-style-complex="normal" style:font-weight-complex="bold"/>
    </style:style>
    <style:style style:name="P90" style:family="paragraph" style:parent-style-name="Definition_20_Term">
      <style:text-properties style:font-name="Arial" fo:font-size="10pt" style:font-size-asian="10pt" style:font-size-complex="10pt"/>
    </style:style>
    <style:style style:name="P91" style:family="paragraph" style:parent-style-name="Default_20_Text" style:list-style-name="L2"/>
    <style:style style:name="P92" style:family="paragraph" style:parent-style-name="Heading_20_1">
      <style:paragraph-properties fo:break-before="page"/>
    </style:style>
    <style:style style:name="P93" style:family="paragraph" style:parent-style-name="Heading_20_3">
      <style:text-properties style:font-name="Arial"/>
    </style:style>
    <style:style style:name="P94" style:family="paragraph" style:parent-style-name="Document_20_Title" style:master-page-name="First_20_Page">
      <style:paragraph-properties fo:text-align="center" style:justify-single-word="false" style:page-number="auto"/>
      <style:text-properties style:text-underline-style="solid" style:text-underline-type="double" style:text-underline-width="auto" style:text-underline-color="font-color"/>
    </style:style>
    <style:style style:name="T1" style:family="text">
      <style:text-properties style:font-name="Arial"/>
    </style:style>
    <style:style style:name="T2" style:family="text">
      <style:text-properties style:font-name="Arial" fo:language="en" fo:country="US" style:language-complex="ar" style:country-complex="SA"/>
    </style:style>
    <style:style style:name="T3" style:family="text">
      <style:text-properties style:font-name="Arial" fo:font-weight="normal" style:font-weight-asian="normal" style:font-weight-complex="normal"/>
    </style:style>
    <style:style style:name="T4"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5"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6" style:family="text">
      <style:text-properties fo:font-weight="normal" style:font-weight-asian="normal" style:font-weight-complex="normal"/>
    </style:style>
    <style:style style:name="T7" style:family="text">
      <style:text-properties fo:font-weight="normal" style:font-name-asian="Helvetica" style:font-weight-asian="normal" style:font-weight-complex="normal"/>
    </style:style>
    <style:style style:name="T8" style:family="text">
      <style:text-properties fo:language="en" fo:country="US" style:language-complex="ar" style:country-complex="SA"/>
    </style:style>
    <style:style style:name="T9" style:family="text">
      <style:text-properties fo:language="en" fo:country="US" style:text-underline-style="none" style:language-complex="ar" style:country-complex="SA"/>
    </style:style>
    <style:style style:name="T10" style:family="text">
      <style:text-properties fo:color="#000000"/>
    </style:style>
    <style:style style:name="T11" style:family="text">
      <style:text-properties fo:color="#000000" style:font-name="Helv" fo:font-size="10pt" fo:language="en" fo:country="US" fo:font-weight="normal" style:font-name-asian="Helv" style:font-size-asian="10pt" style:font-weight-asian="normal" style:font-name-complex="Helv" style:font-size-complex="10pt" style:language-complex="ar" style:country-complex="SA" style:font-weight-complex="normal"/>
    </style:style>
    <style:style style:name="T12" style:family="text">
      <style:text-properties fo:color="#000000" style:font-name="Helv" fo:font-size="10pt" style:font-name-asian="Helv" style:font-size-asian="10pt" style:font-name-complex="Helv" style:font-size-complex="10pt"/>
    </style:style>
    <style:style style:name="T13" style:family="text">
      <style:text-properties fo:color="#000000" style:font-name="Helv" fo:font-size="10pt" fo:font-weight="normal" style:font-name-asian="Helv" style:font-size-asian="10pt" style:font-weight-asian="normal" style:font-name-complex="Helv" style:font-size-complex="10pt" style:font-weight-complex="normal"/>
    </style:style>
    <style:style style:name="T14" style:family="text">
      <style:text-properties fo:color="#000000" style:font-name="Helv" fo:font-size="10pt" fo:font-style="normal" fo:font-weight="normal" style:font-name-asian="Helv" style:font-size-asian="10pt" style:font-style-asian="normal" style:font-weight-asian="normal" style:font-name-complex="Helv" style:font-size-complex="10pt" style:font-style-complex="normal" style:font-weight-complex="normal"/>
    </style:style>
    <style:style style:name="T15" style:family="text">
      <style:text-properties fo:color="#000000" style:font-name="Helv" fo:font-size="10pt" fo:font-style="normal" fo:font-weight="bold" style:font-name-asian="Helv" style:font-size-asian="10pt" style:font-style-asian="normal" style:font-weight-asian="bold" style:font-name-complex="Helv" style:font-size-complex="10pt" style:font-style-complex="normal" style:font-weight-complex="bold"/>
    </style:style>
    <style:style style:name="T16" style:family="text">
      <style:text-properties fo:color="#000000" style:font-name="Helv" fo:font-size="10pt" style:text-underline-style="none" fo:font-weight="normal" style:font-name-asian="Helv" style:font-size-asian="10pt" style:font-weight-asian="normal" style:font-name-complex="Helv" style:font-size-complex="10pt" style:font-weight-complex="normal"/>
    </style:style>
    <style:style style:name="T17" style:family="text">
      <style:text-properties fo:color="#000000" style:font-name="Helv" fo:font-size="10pt" fo:font-weight="bold" style:font-name-asian="Helv" style:font-size-asian="10pt" style:font-weight-asian="bold" style:font-name-complex="Helv" style:font-size-complex="10pt" style:font-weight-complex="bold"/>
    </style:style>
    <style:style style:name="T18" style:family="text">
      <style:text-properties fo:color="#000000" fo:font-weight="bold" style:font-weight-asian="bold" style:font-weight-complex="bold"/>
    </style:style>
    <style:style style:name="T1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fo:language="en" fo:country="US" style:font-name-asian="ProductusOSGiMonoc1" style:font-size-asian="10pt" style:font-name-complex="ProductusOSGiMonoc1" style:font-size-complex="10pt" style:language-complex="ar" style:country-complex="SA"/>
    </style:style>
    <style:style style:name="T21"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3" style:family="text">
      <style:text-properties fo:color="#000000" fo:font-size="10pt" fo:language="en" fo:country="US" fo:font-style="italic" style:font-size-asian="10pt" style:font-style-asian="italic" style:font-size-complex="10pt" style:language-complex="ar" style:country-complex="SA" style:font-style-complex="italic"/>
    </style:style>
    <style:style style:name="T24" style:family="text">
      <style:text-properties fo:color="#000000" fo:font-size="10pt" fo:language="en" fo:country="US" style:font-name-asian="Proforma-Book" style:font-size-asian="10pt" style:font-name-complex="Proforma-Book" style:font-size-complex="10pt" style:language-complex="ar" style:country-complex="SA"/>
    </style:style>
    <style:style style:name="T25" style:family="text">
      <style:text-properties fo:color="#000000" fo:font-size="10pt" fo:language="en" fo:country="US" style:font-name-asian="ProductusOSGiBookc" style:font-size-asian="10pt" style:font-name-complex="ProductusOSGiBookc" style:font-size-complex="10pt" style:language-complex="ar" style:country-complex="SA"/>
    </style:style>
    <style:style style:name="T26" style:family="text">
      <style:text-properties fo:color="#000000" fo:font-size="10pt" fo:font-style="italic" style:font-name-asian="Courier New1" style:font-size-asian="10pt" style:font-style-asian="italic" style:font-name-complex="Courier New1" style:font-size-complex="10pt"/>
    </style:style>
    <style:style style:name="T27" style:family="text">
      <style:text-properties fo:color="#000000" fo:font-size="10pt" style:font-name-asian="Helv" style:font-size-asian="10pt" style:font-name-complex="Helv" style:font-size-complex="10pt"/>
    </style:style>
    <style:style style:name="T28" style:family="text">
      <style:text-properties style:font-name="Courier New1"/>
    </style:style>
    <style:style style:name="T29" style:family="text">
      <style:text-properties style:font-name="Courier New1" fo:font-weight="normal" style:font-weight-asian="normal" style:font-weight-complex="normal"/>
    </style:style>
    <style:style style:name="T30" style:family="text">
      <style:text-properties style:font-name="Courier New1" fo:font-size="12pt" style:font-size-asian="12pt" style:font-size-complex="12pt"/>
    </style:style>
    <style:style style:name="T31" style:family="text">
      <style:text-properties style:text-underline-style="none"/>
    </style:style>
    <style:style style:name="T32" style:family="text">
      <style:text-properties fo:font-weight="bold" style:font-weight-asian="bold" style:font-weight-complex="bold"/>
    </style:style>
    <style:style style:name="T33" style:family="text">
      <style:text-properties fo:font-size="14pt" fo:font-weight="normal" style:font-size-asian="14pt" style:font-weight-asian="normal"/>
    </style:style>
    <style:style style:name="T34" style:family="text">
      <style:text-properties style:font-name="Courier New"/>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weight-complex="normal"/>
    </style:style>
    <style:style style:name="T37" style:family="text">
      <style:text-properties fo:font-style="italic" style:font-name-asian="Proforma-BookItalic" style:font-style-asian="italic" style:font-name-complex="Proforma-BookItalic" style:font-style-complex="italic"/>
    </style:style>
    <style:style style:name="T38" style:family="text">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T39" style:family="text">
      <style:text-properties style:use-window-font-color="true" style:font-name-asian="Helvetica1" style:font-name-complex="Helvetica1"/>
    </style:style>
    <style:style style:name="T40" style:family="text">
      <style:text-properties style:use-window-font-color="true" fo:font-style="italic" style:font-name-asian="Helvetica1" style:font-style-asian="italic" style:font-name-complex="Helvetica1" style:font-style-complex="italic"/>
    </style:style>
    <style:style style:name="T41" style:family="text">
      <style:text-properties style:use-window-font-color="true" fo:font-style="normal" style:font-name-asian="Helvetica1" style:font-style-asian="normal" style:font-name-complex="Helvetica1" style:font-style-complex="normal"/>
    </style:style>
    <style:style style:name="T42" style:family="text">
      <style:text-properties style:text-position="super 58%"/>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ize="10pt" style:font-name-asian="ArialMT" style:font-size-asian="10pt" style:font-name-complex="ArialMT" style:font-size-complex="10pt"/>
    </style:style>
    <style:style style:name="T45" style:family="text">
      <style:text-properties style:font-name-asian="Helvetica"/>
    </style:style>
    <style:style style:name="T46" style:family="text">
      <style:text-properties style:text-position="33% 58%"/>
    </style:style>
    <style:style style:name="T47" style:family="text">
      <style:text-properties style:text-position="0% 100%"/>
    </style:style>
    <style:style style:name="T48" style:family="text">
      <style:text-properties style:font-name-asian="Proforma-Book" style:font-name-complex="Proforma-Book"/>
    </style:style>
    <style:style style:name="T49" style:family="text">
      <style:text-properties style:font-name-asian="Proforma-Book" style:font-size-asian="10pt" style:font-name-complex="Proforma-Book" style:font-size-complex="10pt"/>
    </style:style>
    <style:style style:name="T50" style:family="text">
      <style:text-properties style:font-name-asian="ProductusOSGiBookc" style:font-name-complex="ProductusOSGiBookc"/>
    </style:style>
    <style:style style:name="T51" style:family="text">
      <style:text-properties fo:font-variant="normal" fo:text-transform="none" fo:color="#008080" style:text-line-through-style="none" style:font-name="Courier New2" fo:font-style="normal" style:text-underline-style="none" fo:font-weight="normal" style:text-blinking="false" fo:background-color="#ffffff" style:font-name-asian="Proforma-Book" style:font-name-complex="Proforma-Book"/>
    </style:style>
    <style:style style:name="T52" style:family="text">
      <style:text-properties fo:font-variant="normal" fo:text-transform="none" fo:color="#008080" style:text-line-through-style="none" style:font-name="Arial" fo:font-style="normal" style:text-underline-style="none" fo:font-weight="normal" style:text-blinking="false" fo:background-color="#ffffff" style:font-name-asian="Proforma-Book" style:font-size-asian="10pt" style:font-name-complex="Proforma-Book" style:font-size-complex="10pt"/>
    </style:style>
    <style:style style:name="T53" style:family="text">
      <style:text-properties fo:font-variant="normal" fo:text-transform="none" fo:color="#008080" style:text-line-through-style="none" style:font-name="Arial" fo:font-style="normal" style:text-underline-style="none" fo:font-weight="normal" style:text-blinking="false" fo:background-color="#ffffff" style:font-name-asian="Proforma-Book" style:font-name-complex="Proforma-Book"/>
    </style:style>
    <style:style style:name="T54" style:family="text">
      <style:text-properties fo:font-variant="normal" fo:text-transform="none" fo:color="#000000" style:text-line-through-style="none" style:font-name="Courier New2" fo:font-style="normal" style:text-underline-style="none" fo:font-weight="normal" style:text-blinking="false" fo:background-color="#ffffff" style:font-name-asian="Proforma-Book" style:font-name-complex="Proforma-Book"/>
    </style:style>
    <style:style style:name="T55" style:family="text">
      <style:text-properties fo:font-variant="normal" fo:text-transform="none" fo:color="#000000" style:text-line-through-style="none" style:font-name="Arial" fo:font-style="normal" style:text-underline-style="none" fo:font-weight="normal" style:text-blinking="false" fo:background-color="#ffffff" style:font-name-asian="Proforma-Book" style:font-name-complex="Proforma-Book"/>
    </style:style>
    <style:style style:name="T56" style:family="text">
      <style:text-properties fo:font-variant="normal" fo:text-transform="none" fo:color="#000000" style:text-line-through-style="none" style:font-name="Arial" fo:font-style="normal" style:text-underline-style="none" fo:font-weight="normal" style:text-blinking="false" fo:background-color="#ffffff" style:font-name-asian="Proforma-Book" style:font-size-asian="10pt" style:font-name-complex="Proforma-Book" style:font-size-complex="10pt"/>
    </style:style>
    <style:style style:name="T57" style:family="text">
      <style:text-properties fo:font-variant="normal" fo:text-transform="none" style:text-line-through-style="none" style:font-name="Arial" fo:font-style="normal" style:text-underline-style="none" fo:font-weight="normal" style:text-blinking="false" fo:background-color="#ffffff" style:font-name-asian="Proforma-Book" style:font-size-asian="10pt" style:font-name-complex="Proforma-Book"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408cm" fo:text-indent="-0.741cm" fo:margin-left="7.408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312323912" text:id="ct312323912">
          <text:insertion>
            <office:change-info>
              <dc:creator>Graham Charters</dc:creator>
              <dc:date>2014-01-21T18:10:00</dc:date>
            </office:change-info>
          </text:insertion>
        </text:changed-region>
        <text:changed-region xml:id="ct312353448" text:id="ct312353448">
          <text:insertion>
            <office:change-info>
              <dc:creator>Graham Charters</dc:creator>
              <dc:date>2014-01-21T18:10:00</dc:date>
            </office:change-info>
          </text:insertion>
        </text:changed-region>
        <text:changed-region xml:id="ct312325264" text:id="ct312325264">
          <text:insertion>
            <office:change-info>
              <dc:creator>Graham Charters</dc:creator>
              <dc:date>2014-01-21T18:10:00</dc:date>
            </office:change-info>
          </text:insertion>
        </text:changed-region>
        <text:changed-region xml:id="ct310273520" text:id="ct310273520">
          <text:insertion>
            <office:change-info>
              <dc:creator>Tim Mitchell</dc:creator>
              <dc:date>2014-01-22T09:57:00</dc:date>
            </office:change-info>
          </text:insertion>
        </text:changed-region>
        <text:changed-region xml:id="ct310271232" text:id="ct310271232">
          <text:insertion>
            <office:change-info>
              <dc:creator>Tim Mitchell</dc:creator>
              <dc:date>2014-01-22T09:58:00</dc:date>
            </office:change-info>
          </text:insertion>
        </text:changed-region>
        <text:changed-region xml:id="ct310260000" text:id="ct310260000">
          <text:insertion>
            <office:change-info>
              <dc:creator>Tim Mitchell</dc:creator>
              <dc:date>2014-01-21T19:40:00</dc:date>
            </office:change-info>
          </text:insertion>
        </text:changed-region>
        <text:changed-region xml:id="ct310260520" text:id="ct310260520">
          <text:deletion>
            <office:change-info>
              <dc:creator>Tim Mitchell</dc:creator>
              <dc:date>2014-01-21T19:40:00</dc:date>
            </office:change-info>
            <text:h text:style-name="P1" text:outline-level="2">Non-Damped</text:h>
          </text:deletion>
        </text:changed-region>
        <text:changed-region xml:id="ct310260416" text:id="ct310260416">
          <text:deletion>
            <office:change-info>
              <dc:creator>Tim Mitchell</dc:creator>
              <dc:date>2014-01-21T19:40:00</dc:date>
            </office:change-info>
            <text:p text:style-name="Body">Blueprint reference managers have mandatory damping, however, not all use cases desire damping.. The timeout period can be changed, but this requires additional configuration and does not allow damping to be turned off for an individual reference. <text:s/>There is a need for non-damped reference managers. One benefit of this would be to avoid a timeout period which would allow Blueprint to immediately flag the component as having missing dependencies should the service not be available.</text:p>
          </text:deletion>
        </text:changed-region>
        <text:changed-region xml:id="ct310259896" text:id="ct310259896">
          <text:insertion>
            <office:change-info>
              <dc:creator>Tim Mitchell</dc:creator>
              <dc:date>2014-01-21T19:40:00</dc:date>
            </office:change-info>
          </text:insertion>
        </text:changed-region>
        <text:changed-region xml:id="ct312317256" text:id="ct312317256">
          <text:insertion>
            <office:change-info>
              <dc:creator>Tim Mitchell</dc:creator>
              <dc:date>2013-10-07T13:58:00</dc:date>
            </office:change-info>
          </text:insertion>
        </text:changed-region>
        <text:changed-region xml:id="ct312317464" text:id="ct312317464">
          <text:insertion>
            <office:change-info>
              <dc:creator>Tim Mitchell</dc:creator>
              <dc:date>2013-10-07T13:58:00</dc:date>
            </office:change-info>
          </text:insertion>
        </text:changed-region>
        <text:changed-region xml:id="ct310258440" text:id="ct310258440">
          <text:deletion>
            <office:change-info>
              <dc:creator>Tim Mitchell</dc:creator>
              <dc:date>2014-01-21T21:16:00</dc:date>
            </office:change-info>
            <text:p text:style-name="Body">is not damped.</text:p>
          </text:deletion>
        </text:changed-region>
        <text:changed-region xml:id="ct310267800" text:id="ct310267800">
          <text:insertion>
            <office:change-info>
              <dc:creator>Tim Mitchell</dc:creator>
              <dc:date>2014-01-21T21:16:00</dc:date>
            </office:change-info>
          </text:insertion>
        </text:changed-region>
        <text:changed-region xml:id="ct312316216" text:id="ct312316216">
          <text:insertion>
            <office:change-info>
              <dc:creator>Tim Mitchell</dc:creator>
              <dc:date>2013-09-13T13:15:00</dc:date>
            </office:change-info>
          </text:insertion>
        </text:changed-region>
        <text:changed-region xml:id="ct312316528" text:id="ct312316528">
          <text:insertion>
            <office:change-info>
              <dc:creator>Tim Mitchell</dc:creator>
              <dc:date>2013-09-13T13:18:00</dc:date>
            </office:change-info>
          </text:insertion>
        </text:changed-region>
        <text:changed-region xml:id="ct310267696" text:id="ct310267696">
          <text:deletion>
            <office:change-info>
              <dc:creator>Tim Mitchell</dc:creator>
              <dc:date>2014-01-21T21:16:00</dc:date>
            </office:change-info>
            <text:h text:style-name="Heading_20_2" text:outline-level="2">n-Damped</text:h>
          </text:deletion>
        </text:changed-region>
        <text:changed-region xml:id="ct310268112" text:id="ct310268112">
          <text:insertion>
            <office:change-info>
              <dc:creator>Tim Mitchell</dc:creator>
              <dc:date>2014-01-21T21:18:00</dc:date>
            </office:change-info>
          </text:insertion>
        </text:changed-region>
        <text:changed-region xml:id="ct310268008" text:id="ct310268008">
          <text:deletion>
            <office:change-info>
              <dc:creator>Tim Mitchell</dc:creator>
              <dc:date>2014-01-21T21:18:00</dc:date>
            </office:change-info>
            <text:p text:style-name="Body">damp</text:p>
          </text:deletion>
        </text:changed-region>
        <text:changed-region xml:id="ct310268216" text:id="ct310268216">
          <text:insertion>
            <office:change-info>
              <dc:creator>Tim Mitchell</dc:creator>
              <dc:date>2014-01-21T21:18:00</dc:date>
            </office:change-info>
          </text:insertion>
        </text:changed-region>
        <text:changed-region xml:id="ct310258544" text:id="ct310258544">
          <text:deletion>
            <office:change-info>
              <dc:creator>Tim Mitchell</dc:creator>
              <dc:date>2014-01-21T21:18:00</dc:date>
            </office:change-info>
            <text:p text:style-name="Body">th</text:p>
          </text:deletion>
        </text:changed-region>
        <text:changed-region xml:id="ct310267904" text:id="ct310267904">
          <text:insertion>
            <office:change-info>
              <dc:creator>Tim Mitchell</dc:creator>
              <dc:date>2014-01-21T21:18:00</dc:date>
            </office:change-info>
          </text:insertion>
        </text:changed-region>
        <text:changed-region xml:id="ct310268320" text:id="ct310268320">
          <text:deletion>
            <office:change-info>
              <dc:creator>Tim Mitchell</dc:creator>
              <dc:date>2014-01-21T21:18:00</dc:date>
            </office:change-info>
            <text:p text:style-name="Body">damped</text:p>
          </text:deletion>
        </text:changed-region>
        <text:changed-region xml:id="ct310268424" text:id="ct310268424">
          <text:insertion>
            <office:change-info>
              <dc:creator>Tim Mitchell</dc:creator>
              <dc:date>2014-01-21T21:18:00</dc:date>
            </office:change-info>
          </text:insertion>
        </text:changed-region>
        <text:changed-region xml:id="ct310269880" text:id="ct310269880">
          <text:deletion>
            <office:change-info>
              <dc:creator>Tim Mitchell</dc:creator>
              <dc:date>2014-01-21T21:19:00</dc:date>
            </office:change-info>
            <text:p text:style-name="Body">, as reference-lists are not damped</text:p>
          </text:deletion>
        </text:changed-region>
        <text:changed-region xml:id="ct310269776" text:id="ct310269776">
          <text:deletion>
            <office:change-info>
              <dc:creator>Tim Mitchell</dc:creator>
              <dc:date>2014-01-21T21:19:00</dc:date>
            </office:change-info>
            <text:p text:style-name="Body">damping</text:p>
          </text:deletion>
        </text:changed-region>
        <text:changed-region xml:id="ct310269984" text:id="ct310269984">
          <text:insertion>
            <office:change-info>
              <dc:creator>Tim Mitchell</dc:creator>
              <dc:date>2014-01-21T21:19:00</dc:date>
            </office:change-info>
          </text:insertion>
        </text:changed-region>
        <text:changed-region xml:id="ct310270192" text:id="ct310270192">
          <text:deletion>
            <office:change-info>
              <dc:creator>Tim Mitchell</dc:creator>
              <dc:date>2014-01-21T21:19:00</dc:date>
            </office:change-info>
            <text:p text:style-name="Body">damp</text:p>
          </text:deletion>
        </text:changed-region>
        <text:changed-region xml:id="ct310270920" text:id="ct310270920">
          <text:insertion>
            <office:change-info>
              <dc:creator>Tim Mitchell</dc:creator>
              <dc:date>2014-01-21T21:19:00</dc:date>
            </office:change-info>
          </text:insertion>
        </text:changed-region>
        <text:changed-region xml:id="ct310272272" text:id="ct310272272">
          <text:insertion>
            <office:change-info>
              <dc:creator>Tim Mitchell</dc:creator>
              <dc:date>2014-01-21T21:19:00</dc:date>
            </office:change-info>
          </text:insertion>
        </text:changed-region>
        <text:changed-region xml:id="ct310264472" text:id="ct310264472">
          <text:deletion>
            <office:change-info>
              <dc:creator>Tim Mitchell</dc:creator>
              <dc:date>2014-01-21T21:21:00</dc:date>
            </office:change-info>
            <text:p text:style-name="Body">.</text:p>
          </text:deletion>
        </text:changed-region>
        <text:changed-region xml:id="ct310263952" text:id="ct310263952">
          <text:insertion>
            <office:change-info>
              <dc:creator>Tim Mitchell</dc:creator>
              <dc:date>2014-01-21T21:21:00</dc:date>
            </office:change-info>
          </text:insertion>
        </text:changed-region>
        <text:changed-region xml:id="ct312317152" text:id="ct312317152">
          <text:deletion>
            <office:change-info>
              <dc:creator>Tim Mitchell</dc:creator>
              <dc:date>2014-01-21T21:24:00</dc:date>
            </office:change-info>
            <text:h text:style-name="Heading_20_3" text:outline-level="3">TODO: Other things configured through the dictionary</text:h>
          </text:deletion>
        </text:changed-region>
        <text:changed-region xml:id="ct312324848" text:id="ct312324848">
          <text:insertion>
            <office:change-info>
              <dc:creator>Tim Mitchell</dc:creator>
              <dc:date>2014-01-21T21:29:00</dc:date>
            </office:change-info>
          </text:insertion>
        </text:changed-region>
        <text:changed-region xml:id="ct312332336" text:id="ct312332336">
          <text:insertion>
            <office:change-info>
              <dc:creator>Tim Mitchell</dc:creator>
              <dc:date>2014-01-22T10:00:00</dc:date>
            </office:change-info>
          </text:insertion>
        </text:changed-region>
        <text:changed-region xml:id="ct312353656" text:id="ct312353656">
          <text:deletion>
            <office:change-info>
              <dc:creator>Tim Mitchell</dc:creator>
              <dc:date>2014-01-22T10:01:00</dc:date>
            </office:change-info>
            <text:p text:style-name="Body">,</text:p>
          </text:deletion>
        </text:changed-region>
        <text:changed-region xml:id="ct310274664" text:id="ct310274664">
          <text:deletion>
            <office:change-info>
              <dc:creator>Tim Mitchell</dc:creator>
              <dc:date>2014-01-22T10:00:00</dc:date>
            </office:change-info>
            <text:p text:style-name="Body"><text:s/>PrototypeServiceFactory</text:p>
          </text:deletion>
        </text:changed-region>
        <text:changed-region xml:id="ct312317048" text:id="ct312317048">
          <text:insertion>
            <office:change-info>
              <dc:creator>Tim Mitchell</dc:creator>
              <dc:date>2014-01-22T10:02:00</dc:date>
            </office:change-info>
          </text:insertion>
        </text:changed-region>
        <text:changed-region xml:id="ct312317880" text:id="ct312317880">
          <text:deletion>
            <office:change-info>
              <dc:creator>Tim Mitchell</dc:creator>
              <dc:date>2014-01-22T10:02:00</dc:date>
            </office:change-info>
            <text:p text:style-name="Body">O</text:p>
          </text:deletion>
        </text:changed-region>
        <text:changed-region xml:id="ct312357504" text:id="ct312357504">
          <text:insertion>
            <office:change-info>
              <dc:creator>Tim Mitchell</dc:creator>
              <dc:date>2014-01-22T10:02:00</dc:date>
            </office:change-info>
          </text:insertion>
        </text:changed-region>
        <text:changed-region xml:id="ct312341800" text:id="ct312341800">
          <text:deletion>
            <office:change-info>
              <dc:creator>Tim Mitchell</dc:creator>
              <dc:date>2014-01-22T10:02:00</dc:date>
            </office:change-info>
            <text:p text:style-name="Body">O</text:p>
          </text:deletion>
        </text:changed-region>
        <text:changed-region xml:id="ct312332440" text:id="ct312332440">
          <text:deletion>
            <office:change-info>
              <dc:creator>Tim Mitchell</dc:creator>
              <dc:date>2014-01-22T10:03:00</dc:date>
            </office:change-info>
            <text:p text:style-name="Body">, the service</text:p>
          </text:deletion>
        </text:changed-region>
        <text:changed-region xml:id="ct312356672" text:id="ct312356672">
          <text:insertion>
            <office:change-info>
              <dc:creator>Tim Mitchell</dc:creator>
              <dc:date>2014-01-21T21:31:00</dc:date>
            </office:change-info>
          </text:insertion>
        </text:changed-region>
        <text:changed-region xml:id="ct310271960" text:id="ct310271960">
          <text:deletion>
            <office:change-info>
              <dc:creator>Tim Mitchell</dc:creator>
              <dc:date>2014-01-21T21:39:00</dc:date>
            </office:change-info>
            <text:p text:style-name="Body"><text:s/></text:p>
          </text:deletion>
        </text:changed-region>
        <text:changed-region xml:id="ct312349392" text:id="ct312349392">
          <text:insertion>
            <office:change-info>
              <dc:creator>Tim Mitchell</dc:creator>
              <dc:date>2014-01-21T21:38:00</dc:date>
            </office:change-info>
          </text:insertion>
        </text:changed-region>
        <text:changed-region xml:id="ct312331920" text:id="ct312331920">
          <text:insertion>
            <office:change-info>
              <dc:creator>Graham Charters</dc:creator>
              <dc:date>2014-01-21T18: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60"><draw:frame draw:style-name="fr2" draw:name="graphics3" text:anchor-type="paragraph" svg:width="17.78cm" svg:height="7.893cm" draw:z-index="43"><draw:image xlink:href="Pictures/1000020100000427000001D81E79F30D.png" xlink:type="simple" xlink:show="embed" xlink:actuate="onLoad"/></draw:frame></text:p>
      <text:p text:style-name="P60"><text:user-defined style:data-style-name="N0" text:name="RFC Title">Blueprint Container 1.1</text:user-defined></text:p>
      <text:p text:style-name="Document_20_Title"><text:span text:style-name="T33">Draft<text:line-break/><text:line-break/></text:span><text:span text:style-name="T33"><text:page-count style:num-format="1">44</text:page-count></text:span><text:span text:style-name="T33"> Pages</text:span></text:p>
      <text:p text:style-name="P52">Abstract</text:p>
      <text:p text:style-name="P53">Update Blueprint Container to 1.1 with some features requested via bug reports or directly from users.</text:p>
      <text:h text:style-name="P92" text:outline-level="1" text:restart-numbering="true" text:start-value="-1">Document Information</text:h>
      <text:h text:style-name="P87" text:outline-level="2">License</text:h>
      <text:p text:style-name="P12">DISTRIBUTION AND FEEDBACK LICENSE, Version 2.0</text:p>
      <text:p text:style-name="P6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63"/>
      <text:p text:style-name="P6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63"/>
      <text:p text:style-name="P6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63">NEITHER THE OSGi ALLIANCE NOR ANY THIRD PARTY WILL BE LIABLE FOR ANY DIRECT, INDIRECT, SPECIAL, INCIDENTAL OR CONSEQUENTIAL DAMAGES ARISING OUT OF OR RELATING TO ANY USE OR DISTRIBUTION OF THE DISTRIBUTION. </text:p>
      <text:p text:style-name="P63"/>
      <text:p text:style-name="P6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63"/>
      <text:p text:style-name="P6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63"/>
      <text:p text:style-name="P63">The OSGi Alliance is willing to receive input, suggestions and other feedback (“Feedback”) on the Distribution. <text:s/>By providing <text:soft-page-break/>such Feedback to the OSGi Alliance, you grant to the OSGi Alliance and all its Members a non-exclusive, non-transferable, 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64"/>
      <text:p text:style-name="P64">I HEREBY ACKNOWLEDGE AND AGREE TO THE TERMS AND CONDITIONS DELINEATED ABOVE.</text:p>
      <text:h text:style-name="P87" text:outline-level="2">Trademarks</text:h>
      <text:p text:style-name="P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87" text:outline-level="2">Feedback</text:h>
      <text:p text:style-name="Body"><text:span text:style-name="T8">This document can be downloaded from the OSGi Alliance design repository at </text:span><text:a xlink:type="simple" xlink:href="https://github.com/osgi/design"><text:span text:style-name="T8">https://github.com/osgi/design</text:span></text:a><text:span text:style-name="T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9">0 Document Information<text:tab/>2</text:p>
          <text:p text:style-name="P62">0.1 License<text:tab/>2</text:p>
          <text:p text:style-name="P62">0.2 Trademarks<text:tab/>3</text:p>
          <text:p text:style-name="P62">0.3 Feedback<text:tab/>3</text:p>
          <text:p text:style-name="P62">0.4 Table of Contents<text:tab/>3</text:p>
          <text:p text:style-name="P62">0.5 Terminology and Document Conventions<text:tab/>4</text:p>
          <text:p text:style-name="P62">0.6 Revision History<text:tab/>4</text:p>
          <text:p text:style-name="P69">1 Introduction<text:tab/>5</text:p>
          <text:p text:style-name="P69">2 Application Domain<text:tab/>5</text:p>
          <text:p text:style-name="P69">3 Problem Description<text:tab/>6</text:p>
          <text:p text:style-name="P62">3.1 3.1 Non-Damped Reference Managers<text:tab/>6</text:p>
          <text:p text:style-name="P62">3.2 3.2 Blueprint Grace Timeout<text:tab/>6</text:p>
          <text:p text:style-name="P62">3.3 3.3 Bug 2233 –'Satisfied' Lifecycle Notification<text:tab/>6</text:p>
          <text:p text:style-name="P62">3.4 3.4 Injection of Service Properties<text:tab/>6</text:p>
          <text:p text:style-name="P62">3.5 3.5 Bug 2192 - Damping of Factory Services<text:tab/>7</text:p>
          <text:p text:style-name="P62">3.6 3.6 Bug 1295 - Allow Namespace handlers to use inline Blueprint elements<text:tab/>7</text:p>
          <text:p text:style-name="P62">3.7 3.7 Bug 2406 – Add blueprint extender capability definition<text:tab/>7</text:p>
          <text:p text:style-name="P62">3.8 Bug 2484 – Address lack of Blueprint opt-in header<text:tab/>7</text:p>
          <text:p text:style-name="P62">3.9 3.8 Allow service properties to be added via &lt;property&gt; elements in Service Manager<text:tab/>8</text:p>
          <text:p text:style-name="P62"><text:soft-page-break/>3.10 3.9 Add synchronous start mode for Blueprint Container<text:tab/>8</text:p>
          <text:p text:style-name="P69">4 Requirements<text:tab/>8</text:p>
          <text:p text:style-name="P69">5 Technical Solution<text:tab/>9</text:p>
          <text:p text:style-name="P62">5.1 Non-Damped Reference Managers<text:tab/>9</text:p>
          <text:p text:style-name="P62">5.2 Blueprint Grace Period enhancements<text:tab/>9</text:p>
          <text:p text:style-name="P62">5.3 New Satisfied Life-cycleEvent<text:tab/>10</text:p>
          <text:p text:style-name="P62">5.4 Injection of Service Properties<text:tab/>10</text:p>
          <text:p text:style-name="P62">5.5 Factory Services<text:tab/>10</text:p>
          <text:p text:style-name="P62">5.6 Inlining of Blueprint elements<text:tab/>10</text:p>
          <text:p text:style-name="P62">5.7 Extender Capability<text:tab/>10</text:p>
          <text:p text:style-name="P62">5.8 Allow &lt;property&gt; elements in Service Managers<text:tab/>11</text:p>
          <text:p text:style-name="P62">5.9 Add synchronous start mode for Blueprint Container<text:tab/>11</text:p>
          <text:p text:style-name="P62">5.10 Blueprint Extender Configuration (Bug 2484)<text:tab/>11</text:p>
          <text:p text:style-name="P61">5.10.1 Extendee Header Behavior<text:tab/>11</text:p>
          <text:p text:style-name="P61">5.10.2 TODO: Other things configured through the dictionary<text:tab/>12</text:p>
          <text:p text:style-name="P69">6 Considered Alternatives<text:tab/>12</text:p>
          <text:p text:style-name="P69">7 Security Considerations<text:tab/>12</text:p>
          <text:p text:style-name="P69">8 Document Support<text:tab/>12</text:p>
          <text:p text:style-name="P62">8.1 References<text:tab/>12</text:p>
          <text:p text:style-name="P62">8.2 Author’s Address<text:tab/>13</text:p>
          <text:p text:style-name="P62">8.3 Acronyms and Abbreviations<text:tab/>13</text:p>
          <text:p text:style-name="P62">8.4 End of Document<text:tab/>13</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4">Source code is shown in this typeface</text:span>.</text:p>
      <text:h text:style-name="Heading_20_2" text:outline-level="2">Revision History</text:h>
      <text:p text:style-name="P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1">Revision</text:p>
            </table:table-cell>
            <table:table-cell table:style-name="Table1.A1" office:value-type="string">
              <text:p text:style-name="P51">Date</text:p>
            </table:table-cell>
            <table:table-cell table:style-name="Table1.C1" office:value-type="string">
              <text:p text:style-name="P51">Comments</text:p>
            </table:table-cell>
          </table:table-row>
        </table:table-header-rows>
        <table:table-row table:style-name="Table1.2">
          <table:table-cell table:style-name="Table1.A1" office:value-type="string">
            <text:p text:style-name="P48">Initial</text:p>
          </table:table-cell>
          <table:table-cell table:style-name="Table1.B2" office:value-type="date" office:date-value="2012-05-21">
            <text:p text:style-name="P49">21/05/12</text:p>
          </table:table-cell>
          <table:table-cell table:style-name="Table1.C1" office:value-type="string">
            <text:p text:style-name="P49">Initial Draft Requirements</text:p>
          </table:table-cell>
        </table:table-row>
        <table:table-row table:style-name="Table1.2">
          <table:table-cell table:style-name="Table1.A3" office:value-type="string">
            <text:p text:style-name="P48">0.2</text:p>
          </table:table-cell>
          <table:table-cell table:style-name="Table1.A3" office:value-type="string">
            <text:p text:style-name="P49">2<text:span text:style-name="T42">nd</text:span> November 2012</text:p>
          </table:table-cell>
          <table:table-cell table:style-name="Table1.C3" office:value-type="string">
            <text:p text:style-name="P49">First stab at design.</text:p>
          </table:table-cell>
        </table:table-row>
        <table:table-row table:style-name="Table1.2">
          <table:table-cell table:style-name="Table1.A4" office:value-type="float" office:value="0.3">
            <text:p text:style-name="P48">0.3</text:p>
          </table:table-cell>
          <table:table-cell table:style-name="Table1.A3" office:value-type="string">
            <text:p text:style-name="P49">27<text:span text:style-name="T42">th</text:span> February</text:p>
          </table:table-cell>
          <table:table-cell table:style-name="Table1.C3" office:value-type="string">
            <text:p text:style-name="P49">Updates from Nov 2f2 &amp; tidy-up for draft publication.</text:p>
          </table:table-cell>
        </table:table-row>
        <table:table-row table:style-name="Table1.2">
          <table:table-cell table:style-name="Table1.A4" office:value-type="float" office:value="0.4">
            <text:p text:style-name="P48">0.4</text:p>
          </table:table-cell>
          <table:table-cell table:style-name="Table1.A3" office:value-type="string">
            <text:p text:style-name="P49">09<text:span text:style-name="T42">th</text:span> August 2013</text:p>
          </table:table-cell>
          <table:table-cell table:style-name="Table1.C3" office:value-type="string">
            <text:p text:style-name="P49">Updated to include default service implementations</text:p>
          </table:table-cell>
        </table:table-row>
        <text:soft-page-break/>
        <table:table-row table:style-name="Table1.2">
          <table:table-cell table:style-name="Table1.A6" office:value-type="float" office:value="0.5">
            <text:p text:style-name="P48">0.5</text:p>
          </table:table-cell>
          <table:table-cell table:style-name="Table1.B6" office:value-type="string">
            <text:p text:style-name="P49">11<text:span text:style-name="T42">th</text:span><text:span text:style-name="T46"> </text:span><text:span text:style-name="T47">September</text:span></text:p>
          </table:table-cell>
          <table:table-cell table:style-name="Table1.C6" office:value-type="string">
            <text:p text:style-name="P49">Updates for RFC0195.</text:p>
          </table:table-cell>
        </table:table-row>
        <table:table-row table:style-name="Table1.2">
          <table:table-cell table:style-name="Table1.A6" office:value-type="float" office:value="0.6">
            <text:p text:style-name="P48">0.6</text:p>
          </table:table-cell>
          <table:table-cell table:style-name="Table1.B6" office:value-type="string">
            <text:p text:style-name="P49">08<text:span text:style-name="T42">th</text:span><text:span text:style-name="T46"> <text:s/></text:span><text:span text:style-name="T47">October</text:span></text:p>
          </table:table-cell>
          <table:table-cell table:style-name="Table1.C6" office:value-type="string">
            <text:p text:style-name="P49">Updates from Septembers OSGi F2F</text:p>
          </table:table-cell>
        </table:table-row>
        <table:table-row table:style-name="Table1.2">
          <table:table-cell table:style-name="Table1.A4" office:value-type="float" office:value="0.61">
            <text:p text:style-name="P48"><text:change-start text:change-id="ct312323912"/>0.61<text:change-end text:change-id="ct312323912"/></text:p>
          </table:table-cell>
          <table:table-cell table:style-name="Table1.A3" office:value-type="string">
            <text:p text:style-name="P49"><text:change-start text:change-id="ct312353448"/>21<text:span text:style-name="T42">st</text:span> January<text:change-end text:change-id="ct312353448"/></text:p>
          </table:table-cell>
          <table:table-cell table:style-name="Table1.C3" office:value-type="string">
            <text:p text:style-name="P49"><text:change-start text:change-id="ct312325264"/>Added Blueprint 1.1 Schema<text:change-end text:change-id="ct312325264"/><text:change-start text:change-id="ct310273520"/> <text:span text:style-name="T5">and updates from Nov</text:span><text:change-end text:change-id="ct310273520"/><text:change-start text:change-id="ct310271232"/><text:span text:style-name="T5"> call.</text:span><text:change-end text:change-id="ct310271232"/></text:p>
          </table:table-cell>
        </table:table-row>
      </table:table>
      <text:p text:style-name="Body"/>
      <text:h text:style-name="Heading_20_1" text:outline-level="1">Introduction</text:h>
      <text:p text:style-name="Body">This RFC will propose some new minor feature enhancements to the existing 1.0 Blueprint Container specification. The feature requests have come from bug reports or through user experience.</text:p>
      <text:h text:style-name="Heading_20_1" text:outline-level="1">Application Domain</text:h>
      <text:p text:style-name="P41">The following was taken from the Blueprint 1.0 requirements and design documents (RFP 76 &amp; RFC 124. respectively)</text:p>
      <text:p text:style-name="P42"><text:span text:style-name="T45">The primary domain addressed by this RFP is enterprise Java applications, though a solution to the requirements raised by the RFP should also prove useful in other domains. Examples of such applications include internet web applications providing contact points between the general public and a business or organization (for example, </text:span><text:span text:style-name="T45">online stores, flight tracking, internet banking etc.), corporate intranet applications (customer-relationship </text:span><text:span text:style-name="T45">management, inventory etc.), standalone applications (not web-based) such as processing stock feeds and financial data, and “frontoffice” applications (desktop trading etc.). The main focus is on server-side a</text:span><text:span text:style-name="T7">pplications.</text:span></text:p>
      <text:p text:style-name="P45">The enterprise Java marketplace revolves around the Java Platform, Enterprise Edition (formerly known as J2EE) <text:s/>APIs. This includes APIs such as JMS, JPA, EJB, JTA, Java Servlets, JSF, JAX-WS and others. The central component model of JEE is Enterprise JavaBeans (EJBs). In the last few years open source frameworks have become important players in enterprise Java. The Spring Framework is the most widely used component model, and Hibernate <text:s/>the most widely used persistence solution. The combination of Spring and Hibernate is in common use as the basic foundation for building enterprise applications. Other recent developments of note in this space include the EJB 3.0 specification , and the Service Component Architecture project (SCA).</text:p>
      <text:p text:style-name="P44">Some core features of the enterprise programming models the market is moving to include:</text:p>
      <text:list xml:id="list8914799248376940494" text:style-name="WW8Num5">
        <text:list-item>
          <text:p text:style-name="P79"><text:soft-page-break/>A focus on writing business logic in “regular” Java classes that are not required to implement certain APIs or contracts in order to integrate with a container</text:p>
        </text:list-item>
        <text:list-item>
          <text:p text:style-name="P79">Dependency injection: the ability for a component to be “given” its configuration values and references to any collaborators it needs without having to look them up. This keeps the component testable in isolation and reduces environment dependencies. Dependency injection is a special case of Inversion of Control.</text:p>
        </text:list-item>
        <text:list-item>
          <text:p text:style-name="P79">Declarative specification of enterprise services. Transaction and security requirements for example are specified in metadata (typically XML or annotations) keeping the business logic free of such concerns. This also facilitates independent testing of components and reduces environment dependencies.</text:p>
        </text:list-item>
        <text:list-item>
          <text:p text:style-name="P79">Aspects, or aspect-like functionality. The ability to specify in a single place behavior that augments the execution of one <text:span text:style-name="T35">or more</text:span> component operations. </text:p>
        </text:list-item>
      </text:list>
      <text:p text:style-name="P45">In Spring, components are known as “beans” and the Spring container is responsible for instantiating, configuring, assembling, and decorating bean instances. The Spring container that manages beans is known as an “application context”. Spring supports all of the core features described above.</text:p>
      <text:h text:style-name="Heading_20_1" text:outline-level="1">Problem Description</text:h>
      <text:h text:style-name="P1" text:outline-level="2"><text:bookmark-start text:name="__RefHeading__1159_694275381"/><text:change-start text:change-id="ct310260000"/>No Timeout<text:change-end text:change-id="ct310260000"/><text:change text:change-id="ct310260520"/> Reference Managers<text:bookmark-end text:name="__RefHeading__1159_694275381"/></text:h>
      <text:p text:style-name="P23"/>
      <text:p text:style-name="Body"><text:change text:change-id="ct310260416"/></text:p>
      <text:p text:style-name="P85"><text:change-start text:change-id="ct310259896"/>Blueprint reference managers have mandatory damping, and this damping always waits for a certain amount of time for a service to become available before it throws a ServiceUnavailableException. You can alter the timeout to be shorter than the default, but there is always a wait.<text:change-end text:change-id="ct310259896"/></text:p>
      <text:h text:style-name="Heading_20_2" text:outline-level="2">Blueprint Grace Timeout</text:h>
      <text:p text:style-name="P18"/>
      <text:p text:style-name="Body">When the Blueprint grace period is reached, the Blueprint container no longer checks for dependencies, even if outstanding dependencies are then satisfied. At this point, the only way the container can be refreshed is to restart the bundle. <text:s/>There needs to be a better way to control the life-cycle of blueprint containers that does not risk them becoming zombies. </text:p>
      <text:p text:style-name="P19"/>
      <text:h text:style-name="Heading_20_2" text:outline-level="2"><text:soft-page-break/>Bug 2233 –'Satisfied' Lifecycle Notification</text:h>
      <text:p text:style-name="Body">The <text:s/>lifecycle events for Blueprint aren't sufficient to get a complete understanding of what Blueprint is currently doing. If blueprint enters the grace period waiting for dependencies, there is no event fired to say when it's dependencies have been satisfied. <text:s/>This is an important piece of information to know when trying to track down blueprint problems.</text:p>
      <text:p text:style-name="P21"/>
      <text:h text:style-name="Heading_20_2" text:outline-level="2">Injection of Service Properties</text:h>
      <text:p text:style-name="P31"/>
      <text:p text:style-name="P14"><text:span text:style-name="T27">If a User wants to access the service properties of an injected service, they must first be injected with the service reference and then programmatically use the service reference to access the properties. Not only is it an inconvenient extra step to have to do to get to </text:span><text:span text:style-name="T27">the</text:span><text:span text:style-name="T27"> properties, it also ties the bean</text:span> to the OSGi APIs,<text:span text:style-name="T27"> which can impact the ability to unit test the bundles.</text:span></text:p>
      <text:p text:style-name="P19"/>
      <text:h text:style-name="Heading_20_2" text:outline-level="2">Bug 2192 - Factory Services Lifecycle issues</text:h>
      <text:p text:style-name="Body">If a factory Service is removed and replaced by another factory service, Blueprint doesn't recreate the beans that were created with the original factory.</text:p>
      <text:p text:style-name="P22"/>
      <text:p text:style-name="P22">This is a Blueprint example for the problem:</text:p>
      <text:p text:style-name="P24">&lt;reference id="foo" interface="javax.persistence.EntityManagerFactory/&gt;<text:line-break/><text:line-break/>&lt;bean id="not_working_after_update" class="SomeClass"&gt;<text:line-break/> <text:s text:c="3"/>&lt;property name="bar"&gt;<text:line-break/> <text:s text:c="7"/>&lt;bean factory-component="foo" factory-method="createEntityManager"/&gt;<text:line-break/> <text:s text:c="3"/>&lt;/property&gt;<text:line-break/>&lt;/bean&gt; </text:p>
      <text:p text:style-name="P24"/>
      <text:p text:style-name="P14"><text:span text:style-name="T27">In the example, the bean created by the service Reference foo, should be deleted and re-created, if </text:span><text:span text:style-name="T10">the EntityManagerFactory service that foo is bound to, is removed and replaced by another EntityManagerFactory service.</text:span></text:p>
      <text:p text:style-name="P25"/>
      <text:h text:style-name="Heading_20_2" text:outline-level="2">Bug 1295 - Allow Namespace handlers to use inline Blueprint elements</text:h>
      <text:p text:style-name="P15"><text:bookmark text:name="comment_text_0"/>Custom namespace handlers should be able to include / in-line elements from the Blueprint Schema. <text:s/>Bug 1295 was raised against RFC 155 (Namespace Handlers), but requires changes to the core Blueprint specification that are potentially valuable even in <text:span text:style-name="T38">the</text:span> absence of a namespace handler standard.</text:p>
      <text:p text:style-name="P71">&lt;tx:transacted&gt;</text:p>
      <text:p text:style-name="P70"><text:span text:style-name="T26"><text:s text:c="2"/>&lt;bean ...</text:span><text:span text:style-name="T26"> /&gt;</text:span></text:p>
      <text:p text:style-name="P71">&lt;/tx:transacted&gt;</text:p>
      <text:p text:style-name="P28"/>
      <text:p text:style-name="P34"/>
      <text:h text:style-name="Heading_20_2" text:outline-level="2">Bug 2406 – Add blueprint extender capability definition</text:h>
      <text:p text:style-name="P29"/>
      <text:p text:style-name="Body"><text:soft-page-break/><text:span text:style-name="T16">The latest Core OSGi specification introduced the standard capability namespace for extender implementations, and the Blueprint extender needs to implement this new namespace e</text:span>.<text:span text:style-name="T16">g.</text:span></text:p>
      <text:p text:style-name="P27"/>
      <text:p text:style-name="P26"><text:bookmark text:name="comment_text_3"/>Provide-Capability: osgi.extender; osgi.extender="osgi.blueprint";</text:p>
      <text:p text:style-name="P54"><text:s/><text:span text:style-name="T6">uses:="org.osgi.service.blueprint.container,</text:span></text:p>
      <text:p text:style-name="P47"><text:s/>org.osgi.service.blueprint.reflect";version:Version="1.1"</text:p>
      <text:h text:style-name="Heading_20_2" text:outline-level="2">Bug 2484 – Address lack of Blueprint opt-in header</text:h>
      <text:list xml:id="list553304437481420528" text:style-name="L1">
        <text:list-item>
          <text:list>
            <text:list-header>
              <text:p text:style-name="P80">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Blueprint needs a way to address this, ideally without breaking backwards compatibility.</text:p>
            </text:list-header>
          </text:list>
        </text:list-item>
      </text:list>
      <text:p text:style-name="P20"/>
      <text:h text:style-name="Heading_20_2" text:outline-level="2">Allow service properties to be added via &lt;property&gt; elements in Service Manager</text:h>
      <text:p text:style-name="P29"/>
      <text:p text:style-name="P32"><text:span text:style-name="T31">When you want to define service properties within a Service Manager, you have to define a service-properties element, and then define entry elements for each property, </text:span><text:span text:style-name="T9">which</text:span><text:span text:style-name="T31"> seems unnecessarily verbose and over-complicated.</text:span></text:p>
      <text:p text:style-name="P30"/>
      <text:p text:style-name="P17"/>
      <text:p text:style-name="P33"/>
      <text:h text:style-name="P87" text:outline-level="2">Make it easier to consume optional services</text:h>
      <text:p text:style-name="Body"><text:span text:style-name="T8">The blueprint container allows reference-managers to be “optional”, meaning that they may have no backing service. As identified in </text:span><text:span text:style-name="T8"><text:bookmark-ref text:reference-format="chapter" text:ref-name="__RefHeading__1159_694275381">3.1</text:bookmark-ref></text:span><text:span text:style-name="T8">, when a reference manager has no backing implementation it can wait for a long time, then it throws ServiceUnavailableException.</text:span><text:span text:style-name="T8"> Whilst reducing this timeout to zero is helpful in error cases for mandatory services, for optional </text:span><text:span text:style-name="T8">reference managers “no backing service” is a valid, main-path state. Throwing an exception for every one of these invocations is both wasteful and counter-</text:span><text:span text:style-name="T8">intuitive – it is not an “exceptional” case.</text:span></text:p>
      <text:p text:style-name="Body"><text:span text:style-name="T8">Currently to avoid this scenario blueprint components must be declared as </text:span><text:span text:style-name="T8">reference-listener objects. They then receive notifications of the reference bind/unbind events. This adds significant additional threading complexity to the blueprint component, </text:span><text:span text:style-name="T8">and (assuming it is not safe to hold a lock/monitor while calling the reference) there is still a race condition that can result in a ServiceUnavailableException.</text:span></text:p>
      <text:p text:style-name="P4">Blueprint's purpose is to make exposing and consuming services simpler. The situation outlined above is not simple, and needs to be improved.</text:p>
      <text:p text:style-name="P17"/>
      <text:p text:style-name="P33"/>
      <text:h text:style-name="P87" text:outline-level="2">Ensure Blueprint supports new OSGi Service scopes.</text:h>
      <text:p text:style-name="P4">RFC 0195 introduces a new Service Factory type, PrototypeServiceFactory<text:change-start text:change-id="ct312317256"/>,<text:change-end text:change-id="ct312317256"/> that can return multiple instances of a particular service to the same consuming bundle.<text:change-start text:change-id="ct312317464"/> <text:change-end text:change-id="ct312317464"/>Blueprint needs to support this new RFC0195.</text:p>
      <text:p text:style-name="P17"/>
      <text:p text:style-name="P33"/>
      <text:h text:style-name="P87" text:outline-level="2"><text:soft-page-break/>Allow other value types to be used in Service Properties and Map values.</text:h>
      <text:p text:style-name="P4">By default, Service Property values and Map Entry values are Strings. If a non-String value type is required, <text:s/>nested entry elements need to be defined, in order to be able to configure the type of the value. It should be easier to specify the type without needing to add the extra nested elements.</text:p>
      <text:h text:style-name="Heading_20_1" text:outline-level="1">Requirements</text:h>
      <text:p text:style-name="Body"><text:span text:style-name="T32">Blueprint1</text:span> – A component MUST be able to request that a Reference Manager <text:change text:change-id="ct310258440"/><text:change-start text:change-id="ct310267800"/>should not wait for <text:s/>a service dependency.<text:change-end text:change-id="ct310267800"/></text:p>
      <text:p text:style-name="P8"><text:span text:style-name="T18">Blueprint2</text:span><text:span text:style-name="T10"> – It MUST be possible for a Blueprint Container to use the grace period without risking permanent failure (requiring a bundle restart) if the period expires.</text:span><text:span text:style-name="T10"> Once the grace period has been reached, the Blueprint container <text:s/>MAY decide</text:span><text:span text:style-name="T10"> to </text:span><text:span text:style-name="T10">partially start the beans and services that have had their dependencies satisfied, or it MAY decide to continue to wait for outstanding dependencies. </text:span><text:span text:style-name="T10">Relevant Lifecycle events MUST be issued for </text:span><text:span text:style-name="T10"><text:s/>each scenario.</text:span></text:p>
      <text:p text:style-name="P8"><text:span text:style-name="T17">Blueprint3</text:span><text:span text:style-name="T12"> – The Blueprint Container MUST issue an additional lifecycle event when the dependencies of a component are satisfied.</text:span></text:p>
      <text:p text:style-name="P38"><text:span text:style-name="T15">Blueprint4 </text:span><text:span text:style-name="T14">–</text:span><text:span text:style-name="T15"> </text:span><text:span text:style-name="T14">A component MUST be able to have the </text:span><text:span text:style-name="T10"><text:s/>service's properties injected directly without requiring the bean to use OSGi framework APIs.</text:span></text:p>
      <text:p text:style-name="P35"/>
      <text:p text:style-name="P38"><text:span text:style-name="T15">Blueprint5 </text:span><text:span text:style-name="T14">–</text:span><text:span text:style-name="T15"> </text:span><text:span text:style-name="T14">The Blueprint Container MUST e</text:span>nsure that beans created by <text:s/>factory services are kept in sync with the life-cycle of the factories. <text:s/>For example, if the factory service is replaced, the beans from the old factory should be removed and new beans created using the new factory service.</text:p>
      <text:p text:style-name="P35"/>
      <text:p text:style-name="P38"><text:span text:style-name="T15">Blueprint6 – </text:span><text:span text:style-name="T14">C</text:span><text:span text:style-name="T12">ustom namespaces MUST be able to include or have inlined <text:s/>Blueprint elements from the Blueprint Schema. This <text:s/>MAY mean changing the Blueprint Schema to define the Blueprint element types upfront, </text:span><text:span text:style-name="T12">and refer to them throughout the Schema structure, rather than, as it does today, in-lining the element type definitions within the Schema structure.</text:span></text:p>
      <text:p text:style-name="P35"/>
      <text:p text:style-name="P38"><text:span text:style-name="T17">Blueprint7</text:span><text:span text:style-name="T12"> – The Blueprint Container MUST support the extender capability definition.</text:span></text:p>
      <text:p text:style-name="P35"/>
      <text:p text:style-name="P37"><text:span text:style-name="T12">Blueprint8 – </text:span><text:span text:style-name="T13">Blueprint Service Managers MUST support &lt;property&gt; elements.</text:span></text:p>
      <text:p text:style-name="P36"/>
      <text:p text:style-name="P37"><text:span text:style-name="T12">Blueprint10</text:span><text:span text:style-name="T13"> – It MUST be possible to configure Blueprint processing such that the extender does not process any bundles that do not contain the Bundle-Blueprint header.</text:span></text:p>
      <text:p text:style-name="P36"/>
      <text:p text:style-name="P37"><text:span text:style-name="T12">Blueprint11</text:span><text:span text:style-name="T13"> </text:span><text:span text:style-name="T11">–</text:span><text:span text:style-name="T13"> It MUST be possible to write a blueprint-managed component with an optional reference without having to be registered as a reference-listener, or handling ServiceUnavailableException</text:span></text:p>
      <text:p text:style-name="P36"/>
      <text:p text:style-name="P38"><text:span text:style-name="T17">Blueprint12 –</text:span><text:span text:style-name="T13"> The Blueprint Container MUST support the new Service Scope specification.</text:span></text:p>
      <text:p text:style-name="P36"/>
      <text:p text:style-name="P37"><text:soft-page-break/><text:span text:style-name="T12">Blueprint13 </text:span><text:span text:style-name="T12">–</text:span><text:change-start text:change-id="ct312316216"/><text:span text:style-name="T13"> </text:span><text:change-end text:change-id="ct312316216"/><text:span text:style-name="T13">It MUST be easier to define non-String values in </text:span><text:span text:style-name="T13">Service Properties and Maps</text:span><text:change-start text:change-id="ct312316528"/><text:span text:style-name="T13">.</text:span><text:change-end text:change-id="ct312316528"/></text:p>
      <text:p text:style-name="P36"/>
      <text:h text:style-name="Heading_20_1" text:outline-level="1">Technical Solution</text:h>
      <text:p text:style-name="P6"/>
      <text:h text:style-name="Heading_20_2" text:outline-level="2">No<text:change text:change-id="ct310267696"/> <text:change-start text:change-id="ct310268112"/>Timeout <text:change-end text:change-id="ct310268112"/>Reference Managers</text:h>
      <text:p text:style-name="Body">To allow Reference Managers to be configured to not <text:change text:change-id="ct310268008"/><text:change-start text:change-id="ct310268216"/>wait for<text:change-end text:change-id="ct310268216"/> the services that they reference, the existing optional timeout property wi<text:change text:change-id="ct310258544"/><text:change-start text:change-id="ct310267904"/>ll<text:change-end text:change-id="ct310267904"/> be able to be set to -1, This new value indicates that the reference should not be <text:change text:change-id="ct310268320"/><text:change-start text:change-id="ct310268424"/>wait<text:change-end text:change-id="ct310268424"/>, and should throw a ServiceUnavailableException should the reference not exist at the time the element is processed by the Blueprint container. This attribute is only available on the reference element, and not on the reference-list element<text:change text:change-id="ct310269880"/>.</text:p>
      <text:p text:style-name="Body">Reference Manager <text:change text:change-id="ct310269776"/><text:change-start text:change-id="ct310269984"/>timeouts<text:change-end text:change-id="ct310269984"/> can also be specified at the blueprint element level using the <text:span text:style-name="T3">new optional</text:span><text:span text:style-name="T1"> </text:span><text:span text:style-name="T28">timeout</text:span> attribute. <text:s/>The attribute applies to all Reference Managers for the corresponding Blueprint container. <text:s/>This attribute can have the same values as the timeout attribute <text:span text:style-name="T19">on the</text:span> reference Manager, so setting this to -1 <text:span text:style-name="T19">would</text:span> mean all of the Blueprint container's Reference Managers would not <text:change text:change-id="ct310270192"/><text:change-start text:change-id="ct310270920"/>wait<text:change-end text:change-id="ct310270920"/> their services. </text:p>
      <text:p text:style-name="Body">The timeout attribute on individual reference elements will take precedence over the blueprint element's attribute.</text:p>
      <text:p text:style-name="Body">Adding these attributes will require a new version of the Blueprint XML schema.<text:change-start text:change-id="ct310272272"/></text:p>
      <text:p text:style-name="Body">Note: This requirement has changed as all referenced services are damped, so this requirement is now introducing a 0 ms timeout. As we already have the ability to drop the wait to 1ms, I wonder if this requirement really makes any sense.<text:change-end text:change-id="ct310272272"/></text:p>
      <text:h text:style-name="Heading_20_2" text:outline-level="2">B<text:span text:style-name="T32">lueprint Grace Period enhancements</text:span></text:h>
      <text:p text:style-name="Body">When the grace period is reached, Blueprint will have two new options available in order to avoid creating 'zombie' Blueprints. These are specified on the existing directive called, blueprint.graceperiod <text:span text:style-name="T19">which</text:span> is specified on the bundle symbolic name. <text:s/>The new values are <text:span text:style-name="T28">allowPartial</text:span> , <text:span text:style-name="T28">forever.</text:span><text:span text:style-name="T1"> <text:s/>For clarity, we will also introduce new values <text:s text:c="2"/></text:span><text:span text:style-name="T29">fail </text:span><text:span text:style-name="T3">and</text:span><text:span text:style-name="T29"> </text:span><text:span text:style-name="T28">none,</text:span><text:span text:style-name="T1"> which will have the same meaning as true and false respectively.</text:span></text:p>
      <text:p text:style-name="Body"><text:span text:style-name="T1">When a value of </text:span><text:span text:style-name="T28">allowPartial</text:span><text:span text:style-name="T1"> is specified, Blueprint must wait for the graceperiod and when the graceperiod is reached, rather than issuing a FAILURE event and performing “Destroy”, it must create the blueprint container </text:span><text:span text:style-name="T1">and set up as much of the blueprint as possible, based on the set of satisfied mandatory references in </text:span><text:span text:style-name="T19">the</text:span><text:span text:style-name="T1"> same way it would if the graceperiod were set to </text:span><text:span text:style-name="T28">false</text:span><text:span text:style-name="T1">.</text:span></text:p>
      <text:p text:style-name="Body"><text:span text:style-name="T1">When a value of </text:span><text:span text:style-name="T28">forever</text:span><text:span text:style-name="T1"> is specified, Blueprint must wait for the graceperiod and when the graceperiod is reached, rather than issuing a FAILURE event and performing “Destroy”, the Blueprint runtime must issue a new GRACE_PERIOD event and begin a new grace period. </text:span></text:p>
      <text:p text:style-name="P5"><text:soft-page-break/><text:span text:style-name="T2">Any blueprint bundles that have the new 1.1 namespace witl have the allowPartial behaviour as default. If a host bundle has fragment(s) and any of these bundles use the 1.1 namespace, then all these related bundles will use allowPartial by default.</text:span></text:p>
      <text:p text:style-name="Body">We will need a new version of the Blueprint XML schema for this new attribute<text:change text:change-id="ct310264472"/><text:change-start text:change-id="ct310263952"/> to indicate the change in behaviour is required.<text:change-end text:change-id="ct310263952"/></text:p>
      <text:p text:style-name="Body"/>
      <text:h text:style-name="Heading_20_2" text:outline-level="2">New Satisfied Life-cycleEvent</text:h>
      <text:p text:style-name="Body">When the Blueprint Container processes service references and issues a GRACE_PERIOD event because there are missing mandatory dependencies, it will now issue a SATISFIED event when all mandatory dependencies are finally satisified and before proceeding to the “Register Services” process.</text:p>
      <text:p text:style-name="Body">The Blueprint Event property DEPENDENCIES will have the same array of Strings containing the dependencies that was issued in the corresponding GRACE_PERIOD event.</text:p>
      <text:h text:style-name="Heading_20_2" text:outline-level="2">Injection of Service Properties</text:h>
      <text:p text:style-name="Body">When looking for an appropriate bean set method to call for injection of a service object, as a last option, Blueprint will now also look for a method with the following signature:</text:p>
      <text:p text:style-name="P56">set{PropertyName}(T ref, java.util.Map&lt;String, ?&gt; props)</text:p>
      <text:p text:style-name="Body">PropertyName is the name of the bean property, specified in the property element, for example</text:p>
      <text:p text:style-name="P57">public class C {</text:p>
      <text:p text:style-name="P57"><text:s text:c="2"/>public void setProxy(T ref, Map&lt;String, ?&gt; props) { ... }</text:p>
      <text:p text:style-name="P57">}</text:p>
      <text:p text:style-name="P57">&lt;reference id="p" interface="T"/&gt;</text:p>
      <text:p text:style-name="P57">&lt;bean id="c" class="C"&gt;</text:p>
      <text:p text:style-name="P57"><text:s text:c="2"/>&lt;property name="proxy" ref="p"/&gt;</text:p>
      <text:p text:style-name="P57">&lt;/bean&gt;</text:p>
      <text:p text:style-name="P43"/>
      <text:p text:style-name="P43">It is important to note that the injected service properties are an unmodifiable map of properties, and is a snapshot at the time the map is injected.</text:p>
      <text:h text:style-name="Heading_20_2" text:outline-level="2">Factory Services</text:h>
      <text:p text:style-name="P65"/>
      <text:p text:style-name="Body">Currently when factory services are used, the actual bean created by the factory service, is injected. If the factory service is replaced by another factory service, the blueprint container doesn't replace the existing beans with ones created using this new factory.</text:p>
      <text:p text:style-name="P14">The Blueprint container will ensure that whenever a factory service is replaced, all beans created by the original factory service are removed and replaced by new beans created by the new service. The factory service will also<text:span text:style-name="T44"> </text:span><text:span text:style-name="T44">now return a damped proxy, </text:span><text:span text:style-name="T44">rather</text:span><text:span text:style-name="T44"> than the actual bean.</text:span></text:p>
      <text:h text:style-name="Heading_20_2" text:outline-level="2">Inlining of Blueprint elements</text:h>
      <text:p text:style-name="P65"/>
      <text:p text:style-name="Body"><text:soft-page-break/>In order to support the ability for Custom Namespace Handlers to use inlined Blueprint elements,the Blueprint schema needs to be amended to declare the element types outside of the nested groups and reference them within the groups e.g.</text:p>
      <text:p text:style-name="P66">&lt;xsd:group name="allComponents"&gt;</text:p>
      <text:p text:style-name="P66">&lt;xsd:choice&gt;</text:p>
      <text:p text:style-name="P66">&lt;xsd:element ref="service"/&gt;</text:p>
      <text:p text:style-name="P66">&lt;xsd:element ref="ref-list"/&gt;</text:p>
      <text:p text:style-name="P66">&lt;xsd:element ref="ref-set"/&gt;</text:p>
      <text:p text:style-name="P66">&lt;xsd:group ref="targetComponent"/&gt;</text:p>
      <text:p text:style-name="P66">&lt;/xsd:choice&gt;</text:p>
      <text:p text:style-name="P66">&lt;/xsd:group&gt;</text:p>
      <text:p text:style-name="P66">&lt;xsd:element name="service" type="Tservice"/&gt;</text:p>
      <text:p text:style-name="P66">&lt;xsd:element name="ref-list" type="Tref-collection"/&gt;</text:p>
      <text:p text:style-name="P67">&lt;xsd:element name="ref-set" type="Tref-collection"/&gt;</text:p>
      <text:h text:style-name="Heading_20_2" text:outline-level="2"><text:span text:style-name="T32">Ex</text:span><text:span text:style-name="T32">tender Capability</text:span></text:h>
      <text:p text:style-name="P30"/>
      <text:p text:style-name="Body">The Core OSGi specification defines a capability namespace for extender implementations. <text:s/>To enable Blueprint extendees to express a requirement for a Blueprint extender and also ensure classpath consistency with the chosen extender, the Blueprint extender must now specify the following capability:</text:p>
      <text:p text:style-name="P27"/>
      <text:p text:style-name="P26"><text:bookmark text:name="comment_text_31"/>Provide-Capability: osgi.extender; osgi.extender="osgi.blueprint";</text:p>
      <text:p text:style-name="P54"><text:s/><text:span text:style-name="T6">uses:="org.osgi.service.blueprint.containe</text:span><text:span text:style-name="T43">r,</text:span></text:p>
      <text:p text:style-name="P46"><text:s/><text:span text:style-name="T10">org.osgi.service.blueprint.reflect";version:Version="1.0"</text:span></text:p>
      <text:p text:style-name="P10">The Blueprint container must not extend a bundle that is wired to another provider of the Blueprint extender capability.</text:p>
      <text:p text:style-name="P10">A Require-Capability header that wires <text:span text:style-name="T4">to this extender capability </text:span><text:span text:style-name="T4">opts the bundle in to </text:span><text:span text:style-name="T4">being processed by the blueprint extender.</text:span><text:span text:style-name="T4"> <text:s/>An example of the Require-Capability headers is as follows:</text:span></text:p>
      <text:p text:style-name="P26">Require-Capability: osgi.extender; filter:="(osgi.extender=osgi.blueprint)"; ;</text:p>
      <text:p text:style-name="P54"><text:span text:style-name="T21"><text:s/></text:span><text:span text:style-name="T21">path</text:span><text:span text:style-name="T21">:List&lt;String&gt;=”lib/account.xml, security.bp, cnf/*.xml</text:span><text:span text:style-name="T21">”</text:span></text:p>
      <text:p text:style-name="P55"/>
      <text:p text:style-name="Body"><text:span text:style-name="T22">The path attribute</text:span><text:span text:style-name="T22"> follows the same</text:span><text:span text:style-name="T22"> pattern as the Bundle-Blueprint header described in section 121.3.4.</text:span><text:span text:style-name="T22"> <text:s/>Unlike, Bundle-Blueprint, absence of a path attribute means the </text:span><text:span text:style-name="T22">blueprint extender searches for the blueprint xmls in the default location</text:span><text:span text:style-name="T22"> (i.e. OSGI-INF/blueprint/*.xml.</text:span></text:p>
      <text:h text:style-name="P89" text:outline-level="2">Allow &lt;property&gt; elements in Service Managers</text:h>
      <text:p text:style-name="P39"><text:span text:style-name="T43">The current mechanism for defining</text:span><text:span text:style-name="T43"> service properties in Service Managers using the &lt;service-properties&gt; elements and &lt;entry&gt; sub-elements is quite cumbersome, and is designed with the idea that the properties will be put into a Map.</text:span><text:span text:style-name="T36"> </text:span></text:p>
      <text:p text:style-name="P40">Service Managers should allow one or more &lt;property&gt; elements to be defined, <text:span text:style-name="T4">in the</text:span> same way that Bean Managers do. All defined properties will be used as the service properties when the service is registered.</text:p>
      <text:p text:style-name="P40">If a service manager is configured both with the existing &lt;service-properties&gt; mechanism, and also with the &lt;property&gt; elements, these will be merged into a single Map. </text:p>
      <text:p text:style-name="P40">If there are any duplicate keys, &lt;property&gt; elements take precedence over &lt;service-properties&gt;.</text:p>
      <text:p text:style-name="P40"><text:soft-page-break/>The Property element will also have the valueType attribute as part of requirement Blueprint13</text:p>
      <text:h text:style-name="Heading_20_2" text:outline-level="2">Blueprint Extender Configuration (Bug 2484)</text:h>
      <text:p text:style-name="Body">Best practice design for extenders is for them to require an opt-in header specified in the extendee bundle's manifest. <text:s/>Blueprint 1.0, however, treats the Bundle-Blueprint header as an opt-out (when no value is specified). <text:s/>This means the default behavior for Blueprint 1.0 is to search all bundles for blueprint configuration, unless they contain the opt-out header, resulting in significant performance issues for large deployments. <text:s/>Rather than change the default blueprint extender behavior this specification adds the ability to configure the extender behavior.</text:p>
      <text:p text:style-name="Body">Blueprint 1.0 also has a number of other configurations provided on the Bundle-Blueprint header or in the Blueprint XMLs. <text:s/>These are arguably better suited to being configured on the extender, rather than per-Blueprint. <text:s/>For example, blueprint.timeout, (grace perioid timeout), default-timeout, default-activation, default-availability.</text:p>
      <text:p text:style-name="Body">The Blueprint extender is configured through configuration admin. <text:s/>The pid for the Blueprint extender configuration dictionary is <text:span text:style-name="T30">osgi.blueprint.Extender</text:span><text:span text:style-name="T28">.</text:span></text:p>
      <text:h text:style-name="P93" text:outline-level="3">Extendee Header Behavior</text:h>
      <text:p text:style-name="Body">The extendee header behavior can be configured by setting the <text:span text:style-name="T28">osgi.blueprint.header</text:span> in the <text:span text:style-name="T28">osgi.blueprint.Extender</text:span> configuration dictionary. <text:s/>The default value is <text:span text:style-name="T28">OptOut</text:span> and configures the extender to behave as defined by the Blueprint 1.0 specification. </text:p>
      <text:p text:style-name="Standard"/>
      <text:p text:style-name="Body">The configuration value of <text:span text:style-name="T28">OptIn</text:span> switches the default and opt-out behaviors of the extender, specifically:</text:p>
      <text:list xml:id="list2130583332204626422" text:style-name="L2">
        <text:list-item>
          <text:p text:style-name="P91">Absence of the <text:span text:style-name="T28">Bundle-Blueprint</text:span> header means a bundle is not processed for Blueprint configurations.</text:p>
        </text:list-item>
        <text:list-item>
          <text:p text:style-name="P77">If the <text:span text:style-name="T28">Bundle-Blueprint</text:span> header is specified with no value then the extender must search for Bluperint configurations in the default location. </text:p>
        </text:list-item>
      </text:list>
      <text:p text:style-name="Default_20_Text">The remaining extender processing of the <text:span text:style-name="T28">Bundle-Blueprint</text:span> header is unchanged. </text:p>
      <text:h text:style-name="Heading_20_3" text:outline-level="3"><text:change text:change-id="ct312317152"/></text:h>
      <text:h text:style-name="Heading_20_2" text:outline-level="2">Add “Default” implementations for blueprint reference managers</text:h>
      <text:p text:style-name="Body">Blueprint reference managers are responsible for locating and tracking suitable services from the OSGi service registry. They are also required to produce a proxy object which wraps the tracked service, as and when the tracked service becomes unavailable a new service replaces it inside the proxy. No reinjection of the proxy object is required.</text:p>
      <text:p text:style-name="Body">If the tracked service becomes unavailable and there is no suitable replacement then invocations of the proxy object are required to wait until a replacement is found, or throw ServiceUnavailableException if this wait period times out.</text:p>
      <text:p text:style-name="Body">This functionality could be usefully extended with the concept of “default service implementations”. Default service implementations can be thought of as locally visible services with the minimum possible ranking. This means that they aren't visible to other components, will never take precedence over a real service, can be used whenever no suitable service is available. </text:p>
      <text:h text:style-name="Heading_20_3" text:outline-level="3">Declaring a default implementation</text:h>
      <text:p text:style-name="Body">A default service implementation can be declared for a reference manager either by using an attribute to refer to an existing blueprint component, or by declaring an inline bean inside a &lt;default&gt; element.</text:p>
      <text:p text:style-name="P13"><text:soft-page-break/>Example 1:</text:p>
      <text:p text:style-name="P59">&lt;reference interface="java.util.List"&gt;</text:p>
      <text:p text:style-name="P59"><text:s text:c="2"/>&lt;default&gt;</text:p>
      <text:p text:style-name="P59"><text:s text:c="4"/>&lt;bean class=”java.util.ArrayList”/&gt;</text:p>
      <text:p text:style-name="P59"><text:s text:c="2"/>&lt;default&gt;</text:p>
      <text:p text:style-name="P59"/>
      <text:p text:style-name="P59">&lt;/reference&gt;</text:p>
      <text:p text:style-name="Body"/>
      <text:p text:style-name="P13">Example 2:</text:p>
      <text:p text:style-name="P58">&lt;bean id=”example” class=”java.util.ArrayList”/&gt;</text:p>
      <text:p text:style-name="P58"/>
      <text:p text:style-name="P58">&lt;reference default=”example” interface="java.util.List"/&gt;</text:p>
      <text:p text:style-name="P58"/>
      <text:p text:style-name="Default_20_Text"/>
      <text:p text:style-name="Default_20_Text">When a default service implementation is declared in this way it is important that the default object be of the correct type to match the interfaces listed in the reference manager. If this is not the case then the blueprint container implementation is required to throw a <text:span text:style-name="T28">ComponentDefinitionException</text:span> when creating the reference manager.</text:p>
      <text:p text:style-name="Default_20_Text"/>
      <text:h text:style-name="Heading_20_3" text:outline-level="3">Default implementations and the Null Proxy pattern</text:h>
      <text:p text:style-name="Body">For some services it may be difficult to provide a suitable default implementation. Equally blueprint managed bundles may not wish to make themselves providers of the service that they are using (for example the HttpService), because it will significantly restrict the range of implementations with which they are compatible.</text:p>
      <text:p text:style-name="Body">In this case the Null Proxy pattern can be used to support clients that want the benefits of a default implementation, but without the effort of implementing a default. The null proxy pattern involves generating a proxy object that performs no action, and returns <text:span text:style-name="T28">null</text:span> or null-like values, for all method calls. This would mean that all void methods do nothing, all methods that return numeric primitives return zero, all boolean methods return false, and all methods that return references return <text:span text:style-name="T28">null</text:span>.</text:p>
      <text:p text:style-name="Body">The null proxy pattern can be enabled in blueprint using a new Environment Manager “blueprintNullProxy”, which has prototype scope. Whenever this environment manager is used the blueprint container must create a new null proxy matching the expected type of the receiver. For example in the following:</text:p>
      <text:p text:style-name="P58">&lt;reference default=”blueprintNullProxy” interface="java.util.List"/&gt;</text:p>
      <text:p text:style-name="Default_20_Text">The type of the blueprintNullProxy created would be <text:span text:style-name="T28">java.util.List</text:span>.</text:p>
      <text:p text:style-name="Default_20_Text"><text:change-start text:change-id="ct312324848"/><text:s/><text:change-end text:change-id="ct312324848"/></text:p>
      <text:h text:style-name="Heading_20_2" text:outline-level="2">Support of new OSGi Service Scopes</text:h>
      <text:p text:style-name="Body">RFC0195 introduces the concept of service scopes, and introduces <text:change-start text:change-id="ct312332336"/>PrototypeServiceFactory, which is <text:change-end text:change-id="ct312332336"/>a new subtype of ServiceFactory<text:change text:change-id="ct312353656"/><text:change text:change-id="ct310274664"/>, that can return multiple instances of a particular service <text:change-start text:change-id="ct312317048"/>o<text:change-end text:change-id="ct312317048"/><text:change text:change-id="ct312317880"/>bject to the same consuming bundle depending on the scopes of the service <text:change-start text:change-id="ct312357504"/>o<text:change-end text:change-id="ct312357504"/><text:change text:change-id="ct312341800"/>bject<text:change text:change-id="ct312332440"/> and the reference that is consuming the service(s). </text:p>
      <text:p text:style-name="Body"><text:change-start text:change-id="ct312356672"/><text:span text:style-name="T19">The scope of the service will be determined by the scope attribute on the bean, which can have a value of Singleton, Bundle or Prototype. A Scope of Singleton means that the Service Manager will return the same instance of the bean for all references in the Blueprint Container, a bundle scope will return the same instance of the bean for all references in a particular bundle, and a different instance for each bundle, and Prototype scope will return a different instance to all references in all bundles.</text:span></text:p>
      <text:p text:style-name="P78"><text:soft-page-break/>The default scope for a service is singleton, as this is the default scope for a bean.</text:p>
      <text:p text:style-name="Body"><text:span text:style-name="T19">The destroy_method on a bean manager will now get called whenever the unget method of the underlying ServiceFactory, that is created by the ServiceManager, is called. Singleton services will only get destroyed when <text:s/>the Blueprint container shuts down.</text:span></text:p>
      <text:p text:style-name="Body"><text:span text:style-name="T19">Note: It was discussed on a previous call about having a new unget-method attribute, or whether we should just use the existing destroy-method attribute on the Bean manager, for removal of the bean in non-singleton case</text:span><text:change-end text:change-id="ct312356672"/></text:p>
      <text:p text:style-name="Body"><text:span text:style-name="T6">Services returned from the new PrototypeServiceFactory will have the same lifecycle as any other service, so the Container must track the consumed services and release them when the bundle is stopped.</text:span>The Blueprint Container must also ensure that all services are registered with a service.scope service-property that indicates the scope of the service.<text:change text:change-id="ct310271960"/><text:change-start text:change-id="ct312349392"/> This will be determined by the scope of the bean.</text:p>
      <text:p text:style-name="P78">We will also introduce a scope attribute on the reference manager that will be used to indicate the scope of services that can be selected. The scope values are singleton, bundle and prototype. If no scope attribute is set, the reference will select services of any scope.</text:p>
      <text:p text:style-name="P78">References should not be injected with ServiceObject services.</text:p>
      <text:p text:style-name="P78">The scopes of services that the reference manager can reference can also be defined via the filter attribute, using the service.scope service property.<text:change-end text:change-id="ct312349392"/></text:p>
      <text:h text:style-name="Heading_20_2" text:outline-level="2">Allow types to be defined in service-properties and Maps</text:h>
      <text:p text:style-name="Body">If you want to define a map entry or a service property whose value isn't a String, then you need to use a nested &lt;value&gt; element in order to be able to set <text:span text:style-name="T19">the type, e.g.</text:span></text:p>
      <text:p text:style-name="P75">&lt;entry key=”3”&gt;</text:p>
      <text:p text:style-name="P72"><text:s text:c="4"/>&lt;value type="org.osgi.framework.Version"&gt;3.14&lt;/value&gt;</text:p>
      <text:p text:style-name="P76">&lt;/entry&gt;</text:p>
      <text:p text:style-name="P68"/>
      <text:p text:style-name="P16"><text:span text:style-name="T19">To simplify this process </text:span><text:span text:style-name="T19">a valueType attribute will be available on the &lt;entry&gt; element s</text:span><text:span text:style-name="T19">o that the above example can be simplified to:</text:span></text:p>
      <text:p text:style-name="P72"><text:span text:style-name="T19">&lt;entry key=”3” value=”3.14” valueT</text:span>ype="org.osgi.framework.Version"<text:span text:style-name="T20">/&gt;</text:span></text:p>
      <text:p text:style-name="P11">Map values can be of any type, but service property values may only be one of the following types:</text:p>
      <text:list xml:id="list6405487205985531504" text:style-name="L3">
        <text:list-item>
          <text:p text:style-name="P81"><text:span text:style-name="T23">Primitives Number </text:span><text:span text:style-name="T24">– </text:span><text:span text:style-name="T25">int, long, float, double, byte, short, char, boolean</text:span></text:p>
        </text:list-item>
      </text:list>
      <text:list xml:id="list3250803278025645342" text:style-name="L4">
        <text:list-item>
          <text:p text:style-name="P82"><text:span text:style-name="T35">Scalar </text:span><text:span text:style-name="T48">– </text:span><text:span text:style-name="T50">String, Integer, Long, Float, Double, Byte, Short, Character, Boolean</text:span><text:span text:style-name="T48">.</text:span></text:p>
        </text:list-item>
        <text:list-item>
          <text:p text:style-name="P82"><text:span text:style-name="T35">Array </text:span><text:span text:style-name="T48">– An array of either the allowable primitive or scalar types.</text:span></text:p>
        </text:list-item>
        <text:list-item>
          <text:p text:style-name="P82"><text:span text:style-name="T37">Collection </text:span><text:span text:style-name="T48">– An object implementing the </text:span><text:span text:style-name="T50">Collection </text:span><text:span text:style-name="T48">interface that contains scalar types.</text:span></text:p>
        </text:list-item>
      </text:list>
      <text:p text:style-name="P74"/>
      <text:p text:style-name="P73"><text:span text:style-name="T49">The </text:span><text:span text:style-name="T54">TservicePropertyEntry </text:span><text:span text:style-name="T55">and</text:span><text:span text:style-name="T54"> TmapEntry </text:span><text:span text:style-name="T56">definitions in the blueprint schema will need to be amended for this new attribute.</text:span></text:p>
      <text:p text:style-name="P83"/>
      <text:p text:style-name="P84"><text:span text:style-name="T57">The valueType attribute will also be defined </text:span><text:span text:style-name="T57">on the &lt;property&gt; element that requirement Blueprint8 introduces, where service-properties can be defined with property elements.</text:span></text:p>
      <text:p text:style-name="P74"><text:change-start text:change-id="ct312331920"/></text:p>
      <text:h text:style-name="Heading_20_2" text:outline-level="2">Blueprint 1.1 Schema</text:h>
      <text:section text:style-name="Sect1" text:name="Section1" text:protected="true">
        <text:section-source xlink:href="../blueprint-1.1.xsd"/>
        <text:p text:style-name="Preformatted_20_Text">&lt;?xml version="1.0" encoding="UTF-8" standalone="no"?&gt;<text:line-break/>&lt;!--<text:line-break/><text:soft-page-break/> <text:s text:c="3"/>/*<text:line-break/> <text:s text:c="3"/>* $Id: de3c851a280f003f52ccb3d325806f3f084b503f $<text:line-break/> <text:s text:c="3"/>*<text:line-break/> <text:s text:c="3"/>* Copyright (c) OSGi Alliance (2008, 2009). All Rights Reserved.<text:line-break/> <text:s text:c="3"/>*<text:line-break/> <text:s text:c="3"/>* Licensed under the Apache License, Version 2.0 (the "License");<text:line-break/> <text:s text:c="3"/>* you may not use this file except in compliance with the License.<text:line-break/> <text:s text:c="3"/>* You may obtain a copy of the License at<text:line-break/> <text:s text:c="3"/>*<text:line-break/> <text:s text:c="3"/>* <text:s text:c="5"/>http://www.apache.org/licenses/LICENSE-2.0<text:line-break/> <text:s text:c="3"/>*<text:line-break/> <text:s text:c="3"/>* Unless required by applicable law or agreed to in writing, software<text:line-break/> <text:s text:c="3"/>* distributed under the License is distributed on an "AS IS" BASIS,<text:line-break/> <text:s text:c="3"/>* WITHOUT WARRANTIES OR CONDITIONS OF ANY KIND, either express or implied.<text:line-break/> <text:s text:c="3"/>* See the License for the specific language governing permissions and<text:line-break/> <text:s text:c="3"/>* limitations under the License.<text:line-break/> <text:s text:c="3"/>*/<text:line-break/> <text:s text:c="3"/>--&gt;<text:line-break/>&lt;!-- xxx changed schema version xxx --&gt;<text:line-break/>&lt;xsd:schema xmlns="http://www.osgi.org/xmlns/blueprint/v1.1.0"<text:line-break/> <text:s text:c="3"/>xmlns:xsd="http://www.w3.org/2001/XMLSchema" targetNamespace="http://www.osgi.org/xmlns/blueprint/v1.1.0"<text:line-break/> <text:s text:c="3"/>elementFormDefault="qualified" attributeFormDefault="unqualified"<text:line-break/> <text:s text:c="3"/>version="1.1.0"&gt;<text:line-break/><text:line-break/> <text:s text:c="3"/>&lt;xsd:annotation&gt;<text:line-break/> <text:s text:c="7"/>&lt;xsd:documentation&gt;<text:line-break/> <text:s text:c="11"/>&lt;![CDATA[<text:line-break/> <text:s text:c="15"/>This is the XML Schema for the OSGi Blueprint service 1.0.0<text:line-break/> <text:s text:c="15"/>development descriptor. <text:s/>Blueprint configuration files<text:line-break/> <text:s text:c="15"/>using this schema must indicate the schema using the<text:line-break/> <text:s text:c="15"/>blueprint/v1.0.0 namespace. <text:s/>For example,<text:line-break/><text:line-break/> <text:s text:c="15"/>&lt;blueprint xmlns="http://www.osgi.org/xmlns/blueprint/v1.0.0"&gt;<text:line-break/><text:line-break/> <text:s text:c="15"/>if used as a qualified namespace, "bp" is the recommended<text:line-break/> <text:s text:c="15"/>namespace prefix.<text:line-break/> <text:s text:c="11"/>]]&gt;<text:line-break/> <text:s text:c="7"/>&lt;/xsd:documentation&gt;<text:line-break/> <text:s text:c="3"/>&lt;/xsd:annotation&gt;<text:line-break/><text:line-break/> <text:s text:c="3"/>&lt;!-- Schema elements for core component declarations --&gt;<text:line-break/><text:line-break/> <text:s text:c="3"/>&lt;xsd:complexType name="Tcomponent" abstract="true"&gt;<text:line-break/> <text:s text:c="7"/>&lt;xsd:annotation&gt;<text:line-break/> <text:s text:c="11"/>&lt;xsd:documentation&gt;<text:line-break/> <text:s text:c="15"/>&lt;![CDATA[<text:line-break/> <text:s text:c="19"/>The Tcomponent type is the base type for top-level<text:line-break/> <text:s text:c="19"/>Blueprint components. <text:s/>The &lt;bean&gt; &lt;reference&gt;, &lt;service&gt;,<text:line-break/> <text:s text:c="19"/>and &lt;reference-list&gt; elements are all derived from<text:line-break/> <text:s text:c="19"/>the Tcomponent type. <text:s/>This type defines an id attribute<text:line-break/> <text:s text:c="19"/>that is used create references between different components.<text:line-break/> <text:s text:c="19"/>Component elements can also be inlined within other component<text:line-break/> <text:s text:c="19"/>definitions. <text:s/>The id attribute is not valid when inlined.<text:line-break/><text:soft-page-break/> <text:s text:c="15"/>]]&gt;<text:line-break/> <text:s text:c="11"/>&lt;/xsd:documentation&gt;<text:line-break/> <text:s text:c="7"/>&lt;/xsd:annotation&gt;<text:line-break/><text:line-break/> <text:s text:c="7"/>&lt;xsd:attribute name="id" type="xsd:ID" /&gt;<text:line-break/><text:line-break/> <text:s text:c="7"/>&lt;xsd:attribute name="activation" type="Tactivation"&gt;<text:line-break/> <text:s text:c="11"/>&lt;xsd:annotation&gt;<text:line-break/> <text:s text:c="15"/>&lt;xsd:documentation&gt;<text:line-break/> <text:s text:c="19"/>&lt;![CDATA[<text:line-break/> <text:s text:c="19"/>The activation attribute for this component. <text:s/>This can either<text:line-break/> <text:s text:c="19"/>be "eager" or "lazy". <text:s/>If not specified, it<text:line-break/> <text:s text:c="19"/>defaults to default-activation attribute of the enclosing<text:line-break/> <text:s text:c="19"/>&lt;blueprint&gt; element.<text:line-break/> <text:s text:c="19"/>]]&gt;<text:line-break/> <text:s text:c="15"/>&lt;/xsd:documentation&gt;<text:line-break/> <text:s text:c="11"/>&lt;/xsd:annotation&gt;<text:line-break/> <text:s text:c="7"/>&lt;/xsd:attribute&gt;<text:line-break/><text:line-break/> <text:s text:c="7"/>&lt;xsd:attribute name="depends-on" type="TdependsOn"&gt;<text:line-break/> <text:s text:c="11"/>&lt;xsd:annotation&gt;<text:line-break/> <text:s text:c="15"/>&lt;xsd:documentation&gt;<text:line-break/> <text:s text:c="19"/>&lt;![CDATA[<text:line-break/> <text:s text:c="19"/>depends-on identifies (by id) other components that this component<text:line-break/> <text:s text:c="19"/>depends on. <text:s/>The component only be activated after the<text:line-break/> <text:s text:c="19"/>depends-on components are successfully activated. <text:s/>Also, if there<text:line-break/> <text:s text:c="19"/>are &lt;reference&gt; or &lt;reference-list&gt; elements with unstatisfied<text:line-break/> <text:s text:c="19"/>manadatory references, then the depends-on relationship will also<text:line-break/> <text:s text:c="19"/>be used to determine whether this service is enabled or not.<text:line-break/> <text:s text:c="19"/>]]&gt;<text:line-break/> <text:s text:c="15"/>&lt;/xsd:documentation&gt;<text:line-break/> <text:s text:c="11"/>&lt;/xsd:annotation&gt;<text:line-break/> <text:s text:c="7"/>&lt;/xsd:attribute&gt;<text:line-break/> <text:s text:c="3"/>&lt;/xsd:complexType&gt;<text:line-break/><text:line-break/> <text:s text:c="3"/>&lt;xsd:element name="blueprint" type="Tblueprint"&gt;<text:line-break/> <text:s text:c="7"/>&lt;xsd:annotation&gt;<text:line-break/> <text:s text:c="11"/>&lt;xsd:documentation&gt;<text:line-break/> <text:s text:c="15"/>&lt;![CDATA[<text:line-break/> <text:s text:c="15"/>The &lt;blueprint&gt; element is the root element for a blueprint<text:line-break/> <text:s text:c="15"/>configuration file. <text:s/>A blueprint configuration has two sections.<text:line-break/> <text:s text:c="15"/>The first section (contained within the &lt;type-converters&gt; element)<text:line-break/> <text:s text:c="15"/>identifies components that are used for converting values into<text:line-break/> <text:s text:c="15"/>different target types. <text:s/>The type converters are optional, so<text:line-break/> <text:s text:c="15"/>the file does not need to specify a type converter section.<text:line-break/><text:line-break/> <text:s text:c="15"/>Following the type converters are the component definitions.<text:line-break/> <text:s text:c="15"/>Components are &lt;bean&gt;, &lt;service&gt;, &lt;reference&gt;, and<text:line-break/> <text:s text:c="15"/>&lt;reference-list&gt; elements that identify the bundle components that will<text:line-break/> <text:s text:c="15"/>be managed by the blueprint service.<text:line-break/><text:soft-page-break/> <text:s text:c="15"/>]]&gt;<text:line-break/> <text:s text:c="11"/>&lt;/xsd:documentation&gt;<text:line-break/> <text:s text:c="7"/>&lt;/xsd:annotation&gt;<text:line-break/> <text:s text:c="3"/>&lt;/xsd:element&gt;<text:line-break/><text:line-break/>&lt;!-- xxx added top level service element xxx --&gt;<text:line-break/> <text:s text:c="3"/>&lt;xsd:element name="service" type="Tservice"&gt;<text:line-break/> <text:s text:c="7"/>&lt;xsd:annotation&gt;<text:line-break/> <text:s text:c="11"/>&lt;xsd:documentation&gt;<text:line-break/> <text:s text:c="15"/>&lt;![CDATA[<text:line-break/> <text:s text:c="15"/>This &lt;service&gt; element is to allow custom namespaces to<text:line-break/> <text:s text:c="15"/>inline this element in their own schema definitions.<text:lin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lt;!-- xxx added top level reference-list element xxx --&gt;<text:line-break/> <text:s text:c="3"/>&lt;xsd:element name="reference-list" type="Treference-list"&gt;<text:line-break/> <text:s text:c="7"/>&lt;xsd:annotation&gt;<text:line-break/> <text:s text:c="11"/>&lt;xsd:documentation&gt;<text:line-break/> <text:s text:c="15"/>&lt;![CDATA[<text:line-break/> <text:s text:c="15"/>This &lt;reference-list&gt; element is to allow custom namespaces to<text:line-break/> <text:s text:c="15"/>inline this element in their own schema definitions.<text:lin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lt;!-- xxx added top level bean element xxx --&gt;<text:line-break/> <text:s text:c="3"/>&lt;xsd:element name="bean" type="Tbean"&gt;<text:line-break/> <text:s text:c="7"/>&lt;xsd:annotation&gt;<text:line-break/> <text:s text:c="11"/>&lt;xsd:documentation&gt;<text:line-break/> <text:s text:c="15"/>&lt;![CDATA[<text:line-break/> <text:s text:c="15"/>This &lt;bean&gt; element is to allow custom namespaces to<text:line-break/> <text:s text:c="15"/>inline this element in their own schema definitions.<text:lin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 &lt;!-- xxx added top level reference element xxx --&gt;<text:line-break/> <text:s text:c="3"/>&lt;xsd:element name="reference" type="Treference"&gt;<text:line-break/> <text:s text:c="7"/>&lt;xsd:annotation&gt;<text:line-break/> <text:s text:c="11"/>&lt;xsd:documentation&gt;<text:line-break/> <text:s text:c="15"/>&lt;![CDATA[<text:line-break/> <text:s text:c="15"/>This &lt;reference&gt; element is to allow custom namespaces to<text:line-break/> <text:s text:c="15"/>inline this element in their own schema definitions.<text:line-break/><text:soft-page-break/> <text:s text:c="15"/><text:line-break/> <text:s text:c="15"/>This element is not intended for direct use by blueprint bundles.<text:line-break/> <text:s text:c="15"/>]]&gt;<text:line-break/> <text:s text:c="11"/>&lt;/xsd:documentation&gt;<text:line-break/> <text:s text:c="7"/>&lt;/xsd:annotation&gt;<text:line-break/> <text:s text:c="3"/>&lt;/xsd:element&gt;<text:line-break/><text:line-break/> <text:s text:c="3"/>&lt;xsd:complexType name="Tblueprint"&gt;<text:line-break/> <text:s text:c="7"/>&lt;xsd:sequence&gt;<text:line-break/> <text:s text:c="11"/>&lt;xsd:element name="description" type="Tdescription"<text:line-break/> <text:s text:c="15"/>minOccurs="0" /&gt;<text:line-break/> <text:s text:c="11"/>&lt;xsd:element name="type-converters" type="Ttype-converters"<text:line-break/> <text:s text:c="15"/>minOccurs="0" maxOccurs="1" /&gt;<text:line-break/> <text:s text:c="11"/>&lt;!-- top-level components --&gt;<text:line-break/> <text:s text:c="11"/>&lt;xsd:choice minOccurs="0" maxOccurs="unbounded"&gt;<text:line-break/> <text:s text:c="15"/>&lt;xsd:element name="service" type="Tservice" /&gt;<text:line-break/> <text:s text:c="15"/>&lt;xsd:element name="reference-list" type="Treference-list" /&gt;<text:line-break/> <text:s text:c="15"/>&lt;xsd:element name="bean" type="Tbean" /&gt;<text:line-break/> <text:s text:c="15"/>&lt;xsd:element name="reference" type="Treference" /&gt;<text:line-break/> <text:s text:c="15"/>&lt;xsd:any namespace="##other" processContents="strict" /&gt;<text:line-break/> <text:s text:c="11"/>&lt;/xsd:choice&gt;<text:line-break/> <text:s text:c="7"/>&lt;/xsd:sequence&gt;<text:line-break/><text:line-break/> <text:s text:c="7"/>&lt;!-- Defaults--&gt;<text:line-break/> <text:s text:c="7"/>&lt;xsd:attribute name="default-activation" default="eager"<text:line-break/> <text:s text:c="11"/>type="Tactivation"&gt;<text:line-break/> <text:s text:c="11"/>&lt;xsd:annotation&gt;<text:line-break/> <text:s text:c="15"/>&lt;xsd:documentation&gt;<text:line-break/> <text:s text:c="19"/>&lt;![CDATA[<text:line-break/> <text:s text:c="19"/>Specifies the default activation setting that will be defined<text:line-break/> <text:s text:c="19"/>for components. <text:s/>If not specified, the global default is "eager".<text:line-break/> <text:s text:c="19"/>Individual components may override the default value.<text:line-break/> <text:s text:c="19"/>]]&gt;<text:line-break/> <text:s text:c="15"/>&lt;/xsd:documentation&gt;<text:line-break/> <text:s text:c="11"/>&lt;/xsd:annotation&gt;<text:line-break/> <text:s text:c="7"/>&lt;/xsd:attribute&gt;<text:line-break/> <text:s text:c="7"/>&lt;xsd:attribute name="default-timeout" type="Ttimeout"<text:line-break/> <text:s text:c="11"/>default="300000"&gt;<text:line-break/> <text:s text:c="11"/>&lt;xsd:annotation&gt;<text:line-break/> <text:s text:c="15"/>&lt;xsd:documentation&gt;<text:line-break/> <text:s text:c="19"/>&lt;![CDATA[<text:line-break/> <text:s text:c="19"/>Specifies the default timeout value to be used when operations<text:line-break/> <text:s text:c="19"/>are invoked on unstatisfied service references. <text:s/>If the<text:line-break/> <text:s text:c="19"/>reference does not change to a satisfied state within the timeout<text:line-break/> <text:s text:c="19"/>window, an error is raised on the method invocation. <text:s/>The<text:line-break/> <text:s text:c="19"/>default timeout value is 300000 milliseconds and individual<text:line-break/> <text:s text:c="19"/>&lt;reference&gt; element can override the specified configuration<text:line-break/> <text:s text:c="19"/>default. <text:s/>A value of 0 means wait indefinitely, and a value of -1<text:line-break/> <text:s text:c="19"/>means do not wait.<text:line-break/> <text:s text:c="19"/>]]&gt;<text:line-break/>&lt;!-- xxx updated the description above by adding last sentence xxx --&gt; <text:s text:c="19"/><text:soft-page-break/><text:line-break/> <text:s text:c="15"/>&lt;/xsd:documentation&gt;<text:line-break/> <text:s text:c="11"/>&lt;/xsd:annotation&gt;<text:line-break/> <text:s text:c="7"/>&lt;/xsd:attribute&gt;<text:line-break/> <text:s text:c="7"/>&lt;xsd:attribute name="default-availability" type="Tavailability"<text:line-break/> <text:s text:c="11"/>default="mandatory"&gt;<text:line-break/> <text:s text:c="11"/>&lt;xsd:annotation&gt;<text:line-break/> <text:s text:c="15"/>&lt;xsd:documentation&gt;<text:line-break/> <text:s text:c="19"/>&lt;![CDATA[<text:line-break/> <text:s text:c="19"/>Specifies the default availability value to be used for<text:line-break/> <text:s text:c="19"/>&lt;reference&gt;, and &lt;reference-list&gt; components. <text:s/>The<text:line-break/> <text:s text:c="19"/>normal default is "mandatory", and can be changed by individual<text:line-break/> <text:s text:c="19"/>service reference components.<text:line-break/> <text:s text:c="19"/>]]&gt;<text:line-break/> <text:s text:c="15"/>&lt;/xsd:documentation&gt;<text:line-break/></text:p>
        <text:p text:style-name="Preformatted_20_Text"><text:s text:c="12"/>&lt;/xsd:annotation&gt;<text:line-break/> <text:s text:c="7"/>&lt;/xsd:attribute&gt;<text:line-break/> <text:s text:c="7"/>&lt;xsd:anyAttribute namespace="##other"<text:line-break/> <text:s text:c="11"/>processContents="strict" /&gt;<text:line-break/> <text:s text:c="3"/>&lt;/xsd:complexType&gt;<text:line-break/><text:line-break/> <text:s text:c="3"/>&lt;xsd:complexType name="Ttype-converters"&gt;<text:line-break/> <text:s text:c="7"/>&lt;xsd:annotation&gt;<text:line-break/> <text:s text:c="11"/>&lt;xsd:documentation&gt;<text:line-break/> <text:s text:c="15"/>&lt;![CDATA[<text:line-break/> <text:s text:c="15"/>The type used for the &lt;type-converters&gt; element. <text:s/>The<text:line-break/> <text:s text:c="15"/>&lt;type-converters&gt; section is a set of &lt;bean&gt;, &lt;ref&gt;, or<text:line-break/> <text:s text:c="15"/>&lt;reference&gt; elements that identify the type converter components.<text:line-break/> <text:s text:c="15"/>]]&gt;<text:line-break/> <text:s text:c="11"/>&lt;/xsd:documentation&gt;<text:line-break/> <text:s text:c="7"/>&lt;/xsd:annotation&gt;<text:line-break/> <text:s text:c="7"/>&lt;xsd:choice minOccurs="0" maxOccurs="unbounded"&gt;<text:line-break/> <text:s text:c="11"/>&lt;xsd:element name="bean" type="Tbean" /&gt;<text:line-break/> <text:s text:c="11"/>&lt;xsd:element name="reference" type="Treference" /&gt;<text:line-break/> <text:s text:c="11"/>&lt;xsd:element name="ref" type="Tref" /&gt;<text:line-break/> <text:s text:c="11"/>&lt;xsd:any namespace="##other" processContents="strict" /&gt;<text:line-break/> <text:s text:c="7"/>&lt;/xsd:choice&gt;<text:line-break/> <text:s text:c="3"/>&lt;/xsd:complexType&gt;<text:line-break/><text:line-break/> <text:s text:c="3"/>&lt;!--<text:line-break/> <text:s text:c="7"/>Components that provide a reasonable target for injection used for<text:line-break/> <text:s text:c="7"/>listeners, etc.<text:line-break/> <text:s text:c="3"/>--&gt;<text:line-break/><text:line-break/> <text:s text:c="3"/>&lt;xsd:group name="GtargetComponent"&gt;<text:line-break/> <text:s text:c="7"/>&lt;xsd:annotation&gt;<text:line-break/> <text:s text:c="11"/>&lt;xsd:documentation&gt;<text:line-break/> <text:s text:c="15"/>&lt;![CDATA[<text:line-break/> <text:s text:c="15"/>A target component is one that can be a target for a<text:line-break/> <text:s text:c="15"/>listener, registration-listener or service elements.<text:line-break/> <text:s text:c="15"/>This is used in contexts where the requirement is a single<text:line-break/> <text:s text:c="15"/>provided object that will implement a particular interface.<text:line-break/> <text:s text:c="15"/>The provided object is obtained either from a &lt;ref&gt; element<text:line-break/><text:soft-page-break/> <text:s text:c="15"/>or an inlined &lt;bean&gt; or &lt;reference&gt;.<text:line-break/> <text:s text:c="15"/>]]&gt;<text:line-break/> <text:s text:c="11"/>&lt;/xsd:documentation&gt;<text:line-break/> <text:s text:c="7"/>&lt;/xsd:annotation&gt;<text:line-break/> <text:s text:c="7"/>&lt;xsd:choice&gt;<text:line-break/> <text:s text:c="11"/>&lt;xsd:element name="bean" type="Tinlined-bean" /&gt;<text:line-break/> <text:s text:c="11"/>&lt;xsd:element name="reference" type="Tinlined-reference" /&gt;<text:line-break/> <text:s text:c="11"/>&lt;xsd:element name="ref" type="Tref" /&gt;<text:line-break/> <text:s text:c="11"/>&lt;xsd:any namespace="##other" processContents="strict" /&gt;<text:line-break/> <text:s text:c="7"/>&lt;/xsd:choice&gt;<text:line-break/> <text:s text:c="3"/>&lt;/xsd:group&gt;<text:line-break/><text:line-break/> <text:s text:c="3"/>&lt;xsd:group name="GallComponents"&gt;<text:line-break/> <text:s text:c="7"/>&lt;xsd:annotation&gt;<text:line-break/> <text:s text:c="11"/>&lt;xsd:documentation&gt;<text:line-break/> <text:s text:c="15"/>&lt;![CDATA[<text:line-break/> <text:s text:c="15"/>An all components is used in contexts where all component element<text:line-break/> <text:s text:c="15"/>types are values. <text:s/>The set of component elements contains<text:line-break/> <text:s text:c="15"/>&lt;bean&gt;, &lt;service&gt;, &lt;reference&gt;, &lt;reference-list&gt; and &lt;ref&gt;.<text:line-break/> <text:s text:c="15"/>]]&gt;<text:line-break/> <text:s text:c="11"/>&lt;/xsd:documentation&gt;<text:line-break/> <text:s text:c="7"/>&lt;/xsd:annotation&gt;<text:line-break/> <text:s text:c="7"/>&lt;xsd:choice&gt;<text:line-break/> <text:s text:c="11"/>&lt;xsd:element name="service" type="Tinlined-service" /&gt;<text:line-break/> <text:s text:c="11"/>&lt;xsd:element name="reference-list" type="Tinlined-reference-list" /&gt;<text:line-break/> <text:s text:c="11"/>&lt;xsd:group ref="GtargetComponent" /&gt;<text:line-break/> <text:s text:c="7"/>&lt;/xsd:choice&gt;<text:line-break/> <text:s text:c="3"/>&lt;/xsd:group&gt;<text:line-break/><text:line-break/> <text:s text:c="3"/>&lt;xsd:group name="GbeanElements"&gt;<text:line-break/> <text:s text:c="7"/>&lt;xsd:annotation&gt;<text:line-break/> <text:s text:c="11"/>&lt;xsd:documentation&gt;<text:line-break/> <text:s text:c="15"/>&lt;![CDATA[<text:line-break/> <text:s text:c="15"/>A bean elements is a reusable definition of the elements allowed on <text:line-break/> <text:s text:c="15"/>a &lt;bean&gt; element.<text:line-break/> <text:s text:c="15"/>]]&gt;<text:line-break/> <text:s text:c="11"/>&lt;/xsd:documentation&gt;<text:line-break/> <text:s text:c="7"/>&lt;/xsd:annotation&gt;<text:line-break/> <text:s text:c="7"/>&lt;xsd:sequence&gt;<text:line-break/> <text:s text:c="11"/>&lt;xsd:element name="description" type="Tdescription"<text:line-break/> <text:s text:c="15"/>minOccurs="0" /&gt;<text:line-break/> <text:s text:c="11"/>&lt;xsd:choice minOccurs="0" maxOccurs="unbounded"&gt;<text:line-break/> <text:s text:c="15"/>&lt;xsd:element name="argument" type="Targument" /&gt;<text:line-break/> <text:s text:c="15"/>&lt;xsd:element name="property" type="Tproperty" /&gt;<text:line-break/> <text:s text:c="15"/>&lt;xsd:any namespace="##other" processContents="strict" /&gt;<text:line-break/> <text:s text:c="11"/>&lt;/xsd:choice&gt;<text:line-break/> <text:s text:c="7"/>&lt;/xsd:sequence&gt;<text:line-break/> <text:s text:c="3"/>&lt;/xsd:group&gt;<text:line-break/><text:line-break/> <text:s text:c="3"/>&lt;xsd:complexType name="Tbean"&gt;<text:line-break/> <text:s text:c="7"/>&lt;xsd:annotation&gt;<text:line-break/> <text:s text:c="11"/>&lt;xsd:documentation&gt;<text:line-break/> <text:s text:c="15"/>&lt;![CDATA[<text:line-break/> <text:s text:c="15"/>The type definition for a &lt;bean&gt; component. <text:s/>The &lt;bean&gt; <text:line-break/><text:soft-page-break/> <text:s text:c="15"/>attributes provide the characteristics for how to create a<text:line-break/> <text:s text:c="15"/>bean instance. <text:s/>Constructor arguments and injected properties<text:line-break/> <text:s text:c="15"/>are specified via child &lt;argument&gt; and &lt;property&gt; elements.<text:line-break/> <text:s text:c="15"/>]]&gt;<text:line-break/> <text:s text:c="11"/>&lt;/xsd:documentation&gt;<text:line-break/> <text:s text:c="7"/>&lt;/xsd:annotation&gt;<text:line-break/> <text:s text:c="7"/>&lt;xsd:complexContent&gt;<text:line-break/> <text:s text:c="11"/>&lt;xsd:extension base="Tcomponent"&gt;<text:line-break/> <text:s text:c="15"/>&lt;xsd:group ref="GbeanElements" /&gt;<text:line-break/> <text:s text:c="15"/>&lt;xsd:attribute name="class" type="Tclass" /&gt;<text:line-break/> <text:s text:c="15"/>&lt;xsd:attribute name="init-method" type="Tmethod" /&gt;<text:line-break/> <text:s text:c="15"/>&lt;xsd:attribute name="destroy-method" type="Tmethod" /&gt;<text:line-break/> <text:s text:c="15"/>&lt;xsd:attribute name="factory-method" type="Tmethod" /&gt;<text:line-break/> <text:s text:c="15"/>&lt;xsd:attribute name="factory-ref" type="Tidref" /&gt;<text:line-break/> <text:s text:c="15"/>&lt;xsd:attribute name="scope" type="Tscope" /&gt;<text:line-break/> <text:s text:c="15"/>&lt;xsd:anyAttribute namespace="##other"<text:line-break/> <text:s text:c="19"/>processContents="strict" /&gt;<text:line-break/> <text:s text:c="11"/>&lt;/xsd:extension&gt;<text:line-break/> <text:s text:c="7"/>&lt;/xsd:complexContent&gt;<text:line-break/> <text:s text:c="3"/>&lt;/xsd:complexType&gt;<text:line-break/><text:line-break/> <text:s text:c="3"/>&lt;xsd:complexType name="Tinlined-bean"&gt;<text:line-break/> <text:s text:c="7"/>&lt;xsd:annotation&gt;<text:line-break/> <text:s text:c="11"/>&lt;xsd:documentation&gt;<text:line-break/> <text:s text:c="15"/>&lt;![CDATA[<text:line-break/> <text:s text:c="15"/>The Tinlined-bean type is used for inlined (i.e. non top level)<text:line-break/> <text:s text:c="15"/>&lt;bean&gt; elements. <text:s/>Those elements have some restrictions on<text:line-break/> <text:s text:c="15"/>the attributes that can be used to define them.<text:line-break/> <text:s text:c="15"/>]]&gt;<text:line-break/> <text:s text:c="11"/>&lt;/xsd:documentation&gt;<text:line-break/> <text:s text:c="7"/>&lt;/xsd:annotation&gt;<text:line-break/> <text:s text:c="7"/>&lt;xsd:complexContent&gt;<text:line-break/> <text:s text:c="11"/>&lt;xsd:restriction base="Tbean"&gt;<text:line-break/> <text:s text:c="15"/>&lt;xsd:group ref="GbeanElements" /&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class" type="Tclass" /&gt;<text:line-break/> <text:s text:c="15"/>&lt;xsd:attribute name="init-method" type="Tmethod" /&gt;<text:line-break/> <text:s text:c="15"/>&lt;xsd:attribute name="destroy-method" use="prohibited" /&gt;<text:line-break/> <text:s text:c="15"/>&lt;xsd:attribute name="factory-method" type="Tmethod" /&gt;<text:line-break/> <text:s text:c="15"/>&lt;xsd:attribute name="factory-ref" type="Tidref" /&gt;<text:line-break/> <text:s text:c="15"/>&lt;xsd:attribute name="scope" use="prohibited" /&gt;<text:line-break/> <text:s text:c="15"/>&lt;xsd:anyAttribute namespace="##other"<text:line-break/> <text:s text:c="19"/>processContents="strict" /&gt;<text:line-break/> <text:s text:c="11"/>&lt;/xsd:restriction&gt;<text:line-break/> <text:s text:c="7"/>&lt;/xsd:complexContent&gt;<text:line-break/> <text:s text:c="3"/>&lt;/xsd:complexType&gt;<text:line-break/><text:line-break/> <text:s text:c="3"/>&lt;xsd:complexType name="Targument"&gt;<text:line-break/> <text:s text:c="7"/>&lt;xsd:annotation&gt;<text:line-break/> <text:s text:c="11"/>&lt;xsd:documentation&gt;<text:line-break/> <text:s text:c="15"/>&lt;![CDATA[<text:line-break/><text:soft-page-break/> <text:s text:c="15"/>An argument used to create an object defined by a &lt;bean&gt;<text:line-break/> <text:s text:c="15"/>component. <text:s/>The &lt;argument&gt; elements are the arguments for the<text:line-break/> <text:s text:c="15"/>bean class constructor or passed to the bean factory method.<text:line-break/><text:line-break/> <text:s text:c="15"/>The type, if specified, is used to disambiguate the constructor<text:line-break/> <text:s text:c="15"/>or method signature. <text:s/>Arguments may also be matched up with<text:line-break/> <text:s text:c="15"/>arguments by explicitly specifying the index position. <text:s/>If the<text:line-break/> <text:s text:c="15"/>index is used, then all &lt;argument&gt; elements for the bean must<text:line-break/> <text:s text:c="15"/>also specify the index.<text:line-break/><text:line-break/> <text:s text:c="15"/>The value and ref attributes are convenience shortcuts to make<text:line-break/> <text:s text:c="15"/>the &lt;argument&gt; tag easier to code. <text:s/>A fuller set of injected<text:line-break/> <text:s text:c="15"/>values and types can be specified using one of the "value"<text:line-break/> <text:s text:c="15"/>type elements.<text:line-break/> <text:s text:c="15"/>]]&gt;<text:line-break/> <text:s text:c="11"/>&lt;/xsd:documentation&gt;<text:line-break/> <text:s text:c="7"/>&lt;/xsd:annotation&gt;<text:line-break/> <text:s text:c="7"/>&lt;xsd:sequence&gt;<text:line-break/> <text:s text:c="11"/>&lt;xsd:element name="description" type="Tdescription"<text:line-break/> <text:s text:c="15"/>minOccurs="0" /&gt;<text:line-break/> <text:s text:c="11"/>&lt;xsd:group ref="Gvalue" minOccurs="0" /&gt;<text:line-break/> <text:s text:c="7"/>&lt;/xsd:sequence&gt;<text:line-break/> <text:s text:c="7"/>&lt;xsd:attribute name="index" type="xsd:nonNegativeInteger" /&gt;<text:line-break/> <text:s text:c="7"/>&lt;xsd:attribute name="type" type="Ttype" /&gt;<text:line-break/> <text:s text:c="7"/>&lt;xsd:attribute name="ref" type="Tidref" /&gt;<text:line-break/> <text:s text:c="7"/>&lt;xsd:attribute name="value" type="TstringValue" /&gt;<text:line-break/> <text:s text:c="3"/>&lt;/xsd:complexType&gt;<text:line-break/><text:line-break/> <text:s text:c="3"/>&lt;xsd:complexType name="Tproperty"&gt;<text:line-break/> <text:s text:c="7"/>&lt;xsd:annotation&gt;<text:line-break/> <text:s text:c="11"/>&lt;xsd:documentation&gt;<text:line-break/> <text:s text:c="15"/>&lt;![CDATA[<text:line-break/> <text:s text:c="15"/>A property that will be injected into a created &lt;bean&gt;<text:line-break/> <text:s text:c="15"/>component. <text:s/>The &lt;property&gt; elements correspond to named<text:line-break/> <text:s text:c="15"/>JavaBean setting methods for a created bean object.<text:line-break/><text:line-break/> <text:s text:c="15"/>The value and ref attributes are convenience shortcuts to make<text:line-break/> <text:s text:c="15"/>the &lt;argument&gt; tag easier to code. <text:s/>A fuller set of injected<text:line-break/> <text:s text:c="15"/>values and types can be specified using one of the "value"<text:line-break/> <text:s text:c="15"/>type elements.<text:line-break/> <text:s text:c="15"/><text:line-break/> <text:s text:c="15"/>The valueType attribute allows the type of the attribute to be <text:line-break/> <text:s text:c="15"/>specified.<text:line-break/> <text:s text:c="15"/>]]&gt;<text:line-break/> <text:s text:c="11"/>&lt;/xsd:documentation&gt;<text:line-break/> <text:s text:c="7"/>&lt;/xsd:annotation&gt;<text:line-break/> <text:s text:c="7"/>&lt;xsd:sequence&gt;<text:line-break/> <text:s text:c="11"/>&lt;xsd:element name="description" type="Tdescription"<text:line-break/> <text:s text:c="15"/>minOccurs="0" /&gt;<text:line-break/> <text:s text:c="11"/>&lt;xsd:group ref="Gvalue" minOccurs="0" /&gt;<text:line-break/> <text:s text:c="7"/>&lt;/xsd:sequence&gt;<text:line-break/> <text:s text:c="7"/>&lt;xsd:attribute name="name" type="Tmethod" use="required" /&gt;<text:line-break/> <text:s text:c="7"/>&lt;xsd:attribute name="ref" type="Tidref" /&gt;<text:line-break/> <text:s text:c="7"/>&lt;xsd:attribute name="value" type="TstringValue" /&gt;<text:line-break/><text:soft-page-break/>&lt;!-- xxx added valueType xxx --&gt;<text:line-break/> <text:s text:c="7"/>&lt;xsd:attribute name="valueType" type="Ttype" /&gt;<text:line-break/> <text:s text:c="3"/>&lt;/xsd:complexType&gt;<text:line-break/><text:line-break/> <text:s text:c="3"/>&lt;xsd:complexType name="Tkey"&gt;<text:line-break/> <text:s text:c="7"/>&lt;xsd:annotation&gt;<text:line-break/> <text:s text:c="11"/>&lt;xsd:documentation&gt;<text:line-break/> <text:s text:c="15"/>&lt;![CDATA[<text:line-break/> <text:s text:c="15"/>The Tkey type defines the element types that are permitted<text:line-break/> <text:s text:c="15"/>for Map key situations. <text:s/>These can be any of the "value"<text:line-break/> <text:s text:c="15"/>types other than the &lt;null&gt; element.<text:line-break/> <text:s text:c="15"/>]]&gt;<text:line-break/> <text:s text:c="11"/>&lt;/xsd:documentation&gt;<text:line-break/> <text:s text:c="7"/>&lt;/xsd:annotation&gt;<text:line-break/> <text:s text:c="7"/>&lt;xsd:group ref="GnonNullValue" /&gt;<text:line-break/> <text:s text:c="3"/>&lt;/xsd:complexType&gt;<text:line-break/><text:line-break/> <text:s text:c="3"/>&lt;!-- reference --&gt;<text:line-break/> <text:s text:c="3"/>&lt;xsd:complexType name="Treference"&gt;<text:line-break/> <text:s text:c="7"/>&lt;xsd:annotation&gt;<text:line-break/> <text:s text:c="11"/>&lt;xsd:documentation&gt;<text:line-break/> <text:s text:c="15"/>&lt;![CDATA[<text:line-break/> <text:s text:c="15"/>The Treference type defines the &lt;reference&gt; element. <text:s/>These<text:line-break/> <text:s text:c="15"/>are instances of the TserviceReference type, with the addition<text:line-break/> <text:s text:c="15"/>of a timeout attribute. <text:s/>If the timeout is not specified,<text:line-break/> <text:s text:c="15"/>the default-timeout value is inherited from the encapsulating<text:line-break/> <text:s text:c="15"/>&lt;blueprint&gt; definition. <text:s/>A timeout value of 0 means wait <text:line-break/> <text:s text:c="15"/>indefinitely, and a value of -1 means do not wait.<text:line-break/> <text:s text:c="15"/>]]&gt;<text:line-break/>&lt;!-- xxx updated</text:p>
        <text:p text:style-name="Preformatted_20_Text"><text:s/>description above by adding last sentence xxx --&gt;<text:line-break/> <text:s text:c="11"/>&lt;/xsd:documentation&gt;<text:line-break/> <text:s text:c="7"/>&lt;/xsd:annotation&gt;<text:line-break/> <text:s text:c="7"/>&lt;xsd:complexContent&gt;<text:line-break/> <text:s text:c="11"/>&lt;xsd:extension base="TserviceReference"&gt;<text:line-break/> <text:s text:c="15"/>&lt;xsd:sequence&gt;<text:line-break/>&lt;!-- xxx added inlined default element --&gt;<text:line-break/> <text:s text:c="19"/>&lt;xsd:element name="default" type="Tinlined-default-bean" minOccurs="0" /&gt;<text:line-break/> <text:s text:c="19"/>&lt;xsd:any namespace="##other" minOccurs="0" maxOccurs="unbounded"<text:line-break/> <text:s text:c="23"/>processContents="strict" /&gt;<text:line-break/> <text:s text:c="15"/>&lt;/xsd:sequence&gt;<text:line-break/> <text:s text:c="15"/>&lt;xsd:attribute name="timeout" type="Ttimeout" /&gt;<text:line-break/> <text:s text:c="11"/>&lt;/xsd:extension&gt;<text:line-break/> <text:s text:c="7"/>&lt;/xsd:complexContent&gt;<text:line-break/> <text:s text:c="3"/>&lt;/xsd:complexType&gt;<text:line-break/><text:line-break/>&lt;!-- xxx added this type for inlined default bean on references --&gt;<text:line-break/> <text:s text:c="3"/>&lt;xsd:complexType name="Tinlined-default-bean"&gt;<text:line-break/> <text:s text:c="7"/>&lt;xsd:annotation&gt;<text:line-break/> <text:s text:c="11"/>&lt;xsd:documentation&gt;<text:line-break/> <text:s text:c="15"/>&lt;![CDATA[<text:line-break/> <text:s text:c="15"/>The Tinlined-default-bean type is used to inline a default bean implementation<text:line-break/><text:soft-page-break/> <text:s text:c="15"/>for a &lt;reference&gt;.<text:line-break/> <text:s text:c="15"/>]]&gt;<text:line-break/> <text:s text:c="11"/>&lt;/xsd:documentation&gt;<text:line-break/> <text:s text:c="7"/>&lt;/xsd:annotation&gt;<text:line-break/> <text:s text:c="7"/>&lt;xsd:sequence&gt;<text:line-break/> <text:s text:c="2"/><text:tab/> <text:s text:c="7"/>&lt;xsd:element name="bean" type="Tinlined-bean" /&gt;<text:line-break/> <text:s text:c="2"/><text:tab/> <text:s text:c="7"/>&lt;xsd:any namespace="##other" minOccurs="0" maxOccurs="unbounded"<text:line-break/> <text:s text:c="15"/>processContents="strict" /&gt;<text:line-break/> <text:s text:c="7"/>&lt;/xsd:sequence&gt;<text:line-break/> <text:s text:c="7"/>&lt;xsd:anyAttribute namespace="##other"<text:line-break/> <text:s text:c="12"/>processContents="strict" /&gt; <text:s/><text:line-break/> <text:s text:c="3"/>&lt;/xsd:complexType&gt;<text:line-break/><text:line-break/> <text:s text:c="3"/>&lt;xsd:complexType name="Tinlined-reference"&gt;<text:line-break/> <text:s text:c="7"/>&lt;xsd:annotation&gt;<text:line-break/> <text:s text:c="11"/>&lt;xsd:documentation&gt;<text:line-break/> <text:s text:c="15"/>&lt;![CDATA[<text:line-break/> <text:s text:c="15"/>The Tinlined-reference type is used for inlined (i.e. non top level)<text:line-break/> <text:s text:c="15"/>&lt;reference&gt; elements.<text:line-break/> <text:s text:c="15"/>]]&gt;<text:line-break/> <text:s text:c="11"/>&lt;/xsd:documentation&gt;<text:line-break/> <text:s text:c="7"/>&lt;/xsd:annotation&gt;<text:line-break/> <text:s text:c="7"/>&lt;xsd:complexContent&gt;<text:line-break/> <text:s text:c="11"/>&lt;xsd:restriction base="Treference"&gt;<text:line-break/> <text:s text:c="15"/>&lt;xsd:sequence&gt;<text:line-break/> <text:s text:c="19"/>&lt;xsd:group ref="GserviceReferenceElements" /&gt;<text:line-break/> <text:s text:c="19"/>&lt;xsd:any namespace="##other" minOccurs="0" maxOccurs="unbounded"<text:line-break/> <text:s text:c="23"/>processContents="strict" /&gt;<text:line-break/> <text:s text:c="15"/>&lt;/xsd:sequence&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interface" type="Tclass" /&gt;<text:line-break/> <text:s text:c="15"/>&lt;xsd:attribute name="filter" type="xsd:normalizedString" /&gt;<text:line-break/> <text:s text:c="15"/>&lt;xsd:attribute name="component-name" type="Tidref" /&gt;<text:line-break/> <text:s text:c="15"/>&lt;xsd:attribute name="availability" type="Tavailability" /&gt;<text:line-break/> <text:s text:c="15"/>&lt;xsd:attribute name="timeout" type="Ttimeout" /&gt;<text:line-break/> <text:s text:c="15"/>&lt;xsd:anyAttribute namespace="##other"<text:line-break/> <text:s text:c="19"/>processContents="strict" /&gt;<text:line-break/> <text:s text:c="11"/>&lt;/xsd:restriction&gt;<text:line-break/> <text:s text:c="7"/>&lt;/xsd:complexContent&gt;<text:line-break/> <text:s text:c="3"/>&lt;/xsd:complexType&gt;<text:line-break/><text:line-break/> <text:s text:c="3"/>&lt;!-- reference-list --&gt;<text:line-break/> <text:s text:c="3"/>&lt;xsd:complexType name="Treference-list"&gt;<text:line-break/> <text:s text:c="7"/>&lt;xsd:annotation&gt;<text:line-break/> <text:s text:c="11"/>&lt;xsd:documentation&gt;<text:line-break/> <text:s text:c="15"/>&lt;![CDATA[<text:line-break/> <text:s text:c="15"/>The Treference-list builds in the characteristics of the<text:line-break/> <text:s text:c="15"/>TserviceReference type to define characteristics of the<text:line-break/> <text:s text:c="15"/>&lt;reference-list&gt;. <text:s/>This adds in the characteristics that<text:line-break/> <text:s text:c="15"/>only apply to collections of references (e.g., member-type).<text:line-break/> <text:s text:c="15"/>]]&gt;<text:line-break/><text:soft-page-break/> <text:s text:c="11"/>&lt;/xsd:documentation&gt;<text:line-break/> <text:s text:c="7"/>&lt;/xsd:annotation&gt;<text:line-break/> <text:s text:c="7"/>&lt;xsd:complexContent&gt;<text:line-break/> <text:s text:c="11"/>&lt;xsd:extension base="TserviceReference"&gt;<text:line-break/> <text:s text:c="15"/>&lt;xsd:sequence&gt;<text:line-break/> <text:s text:c="19"/>&lt;xsd:any namespace="##other" minOccurs="0" maxOccurs="unbounded"<text:line-break/> <text:s text:c="23"/>processContents="strict" /&gt;<text:line-break/> <text:s text:c="15"/>&lt;/xsd:sequence&gt;<text:line-break/> <text:s text:c="15"/>&lt;xsd:attribute name="member-type" type="Tservice-use"<text:line-break/> <text:s text:c="19"/>default="service-object"&gt;<text:line-break/> <text:s text:c="15"/>&lt;/xsd:attribute&gt;<text:line-break/> <text:s text:c="11"/>&lt;/xsd:extension&gt;<text:line-break/> <text:s text:c="7"/>&lt;/xsd:complexContent&gt;<text:line-break/> <text:s text:c="3"/>&lt;/xsd:complexType&gt;<text:line-break/><text:line-break/> <text:s text:c="3"/>&lt;xsd:complexType name="Tinlined-reference-list"&gt;<text:line-break/> <text:s text:c="7"/>&lt;xsd:annotation&gt;<text:line-break/> <text:s text:c="11"/>&lt;xsd:documentation&gt;<text:line-break/> <text:s text:c="15"/>&lt;![CDATA[<text:line-break/> <text:s text:c="15"/>The Tinlined-reference-list type is used for inlined (i.e. non top level)<text:line-break/> <text:s text:c="15"/>&lt;reference-list&gt; elements.<text:line-break/> <text:s text:c="15"/>]]&gt;<text:line-break/> <text:s text:c="11"/>&lt;/xsd:documentation&gt;<text:line-break/> <text:s text:c="7"/>&lt;/xsd:annotation&gt;<text:line-break/> <text:s text:c="7"/>&lt;xsd:complexContent&gt;<text:line-break/> <text:s text:c="11"/>&lt;xsd:restriction base="Treference-list"&gt;<text:line-break/> <text:s text:c="15"/>&lt;xsd:sequence&gt;<text:line-break/> <text:s text:c="19"/>&lt;xsd:group ref="GserviceReferenceElements" /&gt;<text:line-break/> <text:s text:c="19"/>&lt;xsd:any namespace="##other" minOccurs="0" maxOccurs="unbounded"<text:line-break/> <text:s text:c="23"/>processContents="strict" /&gt;<text:line-break/> <text:s text:c="15"/>&lt;/xsd:sequence&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interface" type="Tclass" /&gt;<text:line-break/> <text:s text:c="15"/>&lt;xsd:attribute name="filter" type="xsd:normalizedString" /&gt;<text:line-break/> <text:s text:c="15"/>&lt;xsd:attribute name="component-name" type="Tidref" /&gt;<text:line-break/> <text:s text:c="15"/>&lt;xsd:attribute name="availability" type="Tavailability" /&gt;<text:line-break/> <text:s text:c="15"/>&lt;xsd:attribute name="member-type" type="Tservice-use"<text:line-break/> <text:s text:c="19"/>default="service-object" /&gt;<text:line-break/> <text:s text:c="15"/>&lt;xsd:anyAttribute namespace="##other"<text:line-break/> <text:s text:c="19"/>processContents="strict" /&gt;<text:line-break/> <text:s text:c="11"/>&lt;/xsd:restriction&gt;<text:line-break/> <text:s text:c="7"/>&lt;/xsd:complexContent&gt;<text:line-break/> <text:s text:c="3"/>&lt;/xsd:complexType&gt;<text:line-break/><text:line-break/> <text:s text:c="3"/>&lt;!-- Reference base class --&gt;<text:line-break/> <text:s text:c="3"/>&lt;xsd:complexType name="TserviceReference"&gt;<text:line-break/> <text:s text:c="7"/>&lt;xsd:annotation&gt;<text:line-break/> <text:s text:c="11"/>&lt;xsd:documentation&gt;<text:line-break/> <text:s text:c="15"/>&lt;![CDATA[<text:line-break/> <text:s text:c="15"/>TserviceReference is the base element type used for &lt;reference&gt;<text:line-break/><text:soft-page-break/> <text:s text:c="15"/>and &lt;reference-list&gt; elements. <text:s/>This type defines all of the<text:line-break/> <text:s text:c="15"/>characteristics common to both sorts of references.<text:line-break/> <text:s text:c="15"/>]]&gt;<text:line-break/> <text:s text:c="11"/>&lt;/xsd:documentation&gt;<text:line-break/> <text:s text:c="7"/>&lt;/xsd:annotation&gt;<text:line-break/> <text:s text:c="7"/>&lt;xsd:complexContent&gt;<text:line-break/> <text:s text:c="11"/>&lt;xsd:extension base="Tcomponent"&gt;<text:line-break/> <text:s text:c="15"/>&lt;xsd:sequence&gt;<text:line-break/> <text:s text:c="19"/>&lt;xsd:group ref="GserviceReferenceElements" /&gt;<text:line-break/> <text:s text:c="15"/>&lt;/xsd:sequence&gt;<text:line-break/><text:line-break/> <text:s text:c="15"/>&lt;xsd:attribute name="interface" type="Tclass"&gt;<text:line-break/> <text:s text:c="19"/>&lt;xsd:annotation&gt;<text:line-break/> <text:s text:c="23"/>&lt;xsd:documentation&gt;<text:line-break/> <text:s text:c="27"/>&lt;![CDATA[<text:line-break/> <text:s text:c="27"/>The interface that the OSGi service must implement and that will be<text:line-break/> <text:s text:c="27"/>implemented by the proxy object.<text:line-break/> <text:s text:c="27"/>This attribute is optional.<text:line-break/> <text:s text:c="27"/>]]&gt;<text:line-break/> <text:s text:c="23"/>&lt;/xsd:documentation&gt;<text:line-break/> <text:s text:c="19"/>&lt;/xsd:annotation&gt;<text:line-break/> <text:s text:c="15"/>&lt;/xsd:attribute&gt;<text:line-break/> <text:s text:c="15"/>&lt;xsd:attribute name="filter" type="xsd:normalizedString"&gt;<text:line-break/> <text:s text:c="19"/>&lt;xsd:annotation&gt;<text:line-break/> <text:s text:c="23"/>&lt;xsd:documentation&gt;<text:line-break/> <text:s text:c="27"/>&lt;![CDATA[<text:line-break/> <text:s text:c="27"/>A filter string used to narrow the search for a matching service<text:line-break/> <text:s text:c="27"/>reference.<text:line-break/> <text:s text:c="27"/>]]&gt;<text:line-break/> <text:s text:c="23"/>&lt;/xsd:documentation&gt;<text:line-break/> <text:s text:c="19"/>&lt;/xsd:annotation&gt;<text:line-break/> <text:s text:c="15"/>&lt;/xsd:attribute&gt;<text:line-break/> <text:s text:c="15"/>&lt;xsd:attribute name="component-name" type="Tidref"&gt;<text:line-break/> <text:s text:c="19"/>&lt;xsd:annotation&gt;<text:line-break/> <text:s text:c="23"/>&lt;xsd:documentation&gt;<text:line-break/> <text:s text:c="27"/>&lt;![CDATA[<text:line-break/> <text:s text:c="27"/>An optional specifier that can be used to match a service definition<text:line-break/> <text:s text:c="27"/>to one created by a specific blueprint component.<text:line-break/> <text:s text:c="27"/>]]&gt;<text:line-break/> <text:s text:c="23"/>&lt;/xsd:documentation&gt;<text:line-break/> <text:s text:c="19"/>&lt;/xsd:annotation&gt;<text:line-break/> <text:s text:c="15"/>&lt;/xsd:attribute&gt;<text:line-break/> <text:s text:c="15"/>&lt;xsd:attribute name="availability" type="Tavailability"&gt;<text:line-break/> <text:s text:c="19"/>&lt;xsd:annotation&gt;<text:line-break/> <text:s text:c="23"/>&lt;xsd:documentation&gt;<text:line-break/> <text:s text:c="27"/>&lt;![CDATA[<text:line-break/> <text:s text:c="27"/>Use to control the initial processing of service references at<text:line-break/> <text:s text:c="27"/>blueprint context startup. <text:s/>"mandatory" indicates the context<text:line-break/> <text:s text:c="27"/>should not start unless the service is available within <text:soft-page-break/>the<text:line-break/> <text:s text:c="27"/>specified context startup period. <text:s/>"optional" indicates availability<text:line-break/> <text:s text:c="27"/>of this service is not a requirement at bundle startup.<text:line-break/><text:line-break/> <text:s text:c="27"/>NOTE: <text:s/>No default is specified because this can be overridden<text:line-break/> <text:s text:c="27"/>by the default-availability attribute of the &lt;blueprint&gt; element.<text:line-break/> <text:s text:c="27"/>]]&gt;<text:line-break/> <text:s text:c="23"/>&lt;/xsd:documentation&gt;<text:line-break/> <text:s text:c="19"/>&lt;/xsd:annotation&gt;<text:line-break/> <text:s text:c="15"/>&lt;/xsd:attribute&gt;<text:line-break/>&lt;!-- xxx added scope attribute xxx --&gt;<text:line-break/> <text:s text:c="15"/>&lt;xsd:attribute name="scope" type="Tscope"&gt;<text:line-break/> <text:s text:c="19"/>&lt;xsd:annotation&gt;<text:line-break/> <text:s text:c="23"/>&lt;xsd:documentation&gt;<text:line-break/> <text:s text:c="27"/>&lt;![CDATA[<text:line-break/> <text:s text:c="27"/>An options specifier that can be used to match to a service of a specific <text:line-break/> <text:s text:c="27"/>scope. <text:s/>When not specified the dependency can be matched to services of<text:line-break/> <text:s text:c="27"/>any scope.<text:line-break/> <text:s text:c="27"/>]]&gt;<text:line-break/> <text:s text:c="23"/>&lt;/xsd:documentation&gt;<text:line-break/> <text:s text:c="19"/>&lt;/xsd:annotation&gt;<text:line-break/> <text:s text:c="15"/>&lt;/xsd:attribute&gt;<text:line-break/>&lt;!-- xxx added default attribute xxx --&gt;<text:line-break/> <text:s text:c="15"/>&lt;xsd:attribute name="default" type="Tidref"&gt;<text:line-break/> <text:s text:c="19"/>&lt;xsd:annotation&gt;<text:line-break/> <text:s text:c="23"/>&lt;xsd:documentation&gt;<text:line-break/> <text:s text:c="27"/>&lt;![CDATA[<text:line-break/> <text:s text:c="27"/>A default bean implementation to use if the service reference cannot be<text:line-break/> <text:s text:c="27"/>bound to a service.<text:line-break/> <text:s text:c="27"/>]]&gt;<text:line-break/> <text:s text:c="23"/>&lt;/xsd:documentation&gt;<text:line-break/> <text:s text:c="19"/>&lt;/xsd:annotation&gt;<text:line-break/> <text:s text:c="15"/>&lt;/xsd:attribute&gt;<text:line-break/> <text:s text:c="15"/>&lt;xsd:anyAttribute namespace="##other"<text:line-break/> <text:s text:c="19"/>processContents="strict" /&gt;<text:line-break/> <text:s text:c="11"/>&lt;/xsd:extension&gt;<text:line-break/> <text:s text:c="7"/>&lt;/xsd:complexContent&gt;<text:line-break/></text:p>
        <text:p text:style-name="Preformatted_20_Text"><text:s text:c="4"/>&lt;/xsd:complexType&gt;<text:line-break/><text:line-break/> <text:s text:c="3"/>&lt;xsd:group name="GserviceReferenceElements"&gt;<text:line-break/> <text:s text:c="7"/>&lt;xsd:sequence&gt;<text:line-break/> <text:s text:c="11"/>&lt;xsd:element name="description" type="Tdescription"<text:line-break/> <text:s text:c="15"/>minOccurs="0" /&gt;<text:line-break/> <text:s text:c="11"/>&lt;!-- listener --&gt;<text:line-break/> <text:s text:c="11"/>&lt;xsd:element name="reference-listener" type="TreferenceListener"<text:line-break/> <text:s text:c="15"/>minOccurs="0" maxOccurs="unbounded"&gt;<text:line-break/> <text:s text:c="15"/>&lt;xsd:annotation&gt;<text:line-break/><text:soft-page-break/> <text:s text:c="19"/>&lt;xsd:documentation&gt;<text:line-break/> <text:s text:c="23"/>&lt;![CDATA[<text:line-break/> <text:s text:c="23"/>A definition of a listener that will watch for bind/unbind events<text:line-break/> <text:s text:c="23"/>associated with the service reference. <text:s/>The targetted listener can<text:line-break/> <text:s text:c="23"/>be a &lt;ref&gt; to a &lt;bean&gt; or &lt;reference&gt; element, or an inline<text:line-break/> <text:s text:c="23"/>&lt;bean&gt; or &lt;reference&gt;.<text:line-break/> <text:s text:c="23"/>]]&gt;<text:line-break/> <text:s text:c="19"/>&lt;/xsd:documentation&gt;<text:line-break/> <text:s text:c="15"/>&lt;/xsd:annotation&gt;<text:line-break/> <text:s text:c="11"/>&lt;/xsd:element&gt;<text:line-break/> <text:s text:c="7"/>&lt;/xsd:sequence&gt;<text:line-break/> <text:s text:c="3"/>&lt;/xsd:group&gt;<text:line-break/><text:line-break/> <text:s text:c="3"/>&lt;xsd:complexType name="TreferenceListener"&gt;<text:line-break/> <text:s text:c="7"/>&lt;xsd:annotation&gt;<text:line-break/> <text:s text:c="11"/>&lt;xsd:documentation&gt;<text:line-break/> <text:s text:c="15"/>&lt;![CDATA[<text:line-break/> <text:s text:c="15"/>TReferenceListener defines a reference listener that is attached<text:line-break/> <text:s text:c="15"/>to a &lt;reference&gt; or &lt;reference-list&gt; element. <text:s/>The listener<text:line-break/> <text:s text:c="15"/>object can be specified as a &lt;ref&gt; or as an inline &lt;bean&gt; or<text:line-break/> <text:s text:c="15"/>&lt;reference&gt; component. <text:s/>Listener events are mapped to the indicated<text:line-break/> <text:s text:c="15"/>bind or unbind methods.<text:line-break/> <text:s text:c="15"/>]]&gt;<text:line-break/> <text:s text:c="11"/>&lt;/xsd:documentation&gt;<text:line-break/> <text:s text:c="7"/>&lt;/xsd:annotation&gt;<text:line-break/> <text:s text:c="7"/>&lt;xsd:sequence&gt;<text:line-break/> <text:s text:c="11"/>&lt;xsd:group ref="GtargetComponent" minOccurs="0" /&gt;<text:line-break/> <text:s text:c="7"/>&lt;/xsd:sequence&gt;<text:line-break/> <text:s text:c="7"/>&lt;xsd:attribute name="ref" type="Tidref" /&gt;<text:line-break/> <text:s text:c="7"/>&lt;xsd:attribute name="bind-method" type="Tmethod" /&gt;<text:line-break/> <text:s text:c="7"/>&lt;xsd:attribute name="unbind-method" type="Tmethod" /&gt;<text:line-break/> <text:s text:c="3"/>&lt;/xsd:complexType&gt;<text:line-break/><text:line-break/> <text:s text:c="3"/>&lt;xsd:simpleType name="Tactivation"&gt;<text:line-break/> <text:s text:c="7"/>&lt;xsd:annotation&gt;<text:line-break/> <text:s text:c="11"/>&lt;xsd:documentation&gt;<text:line-break/> <text:s text:c="15"/>&lt;![CDATA[<text:line-break/> <text:s text:c="15"/>Tactivation defines the activation type for components. <text:s/>This is used in this<text:line-break/> <text:s text:c="15"/>schema by the &lt;blueprint&gt; default-activation attribute and the<text:line-break/> <text:s text:c="15"/>activation attribute.<text:line-break/> <text:s text:c="15"/>]]&gt;<text:line-break/> <text:s text:c="11"/>&lt;/xsd:documentation&gt;<text:line-break/> <text:s text:c="7"/>&lt;/xsd:annotation&gt;<text:line-break/> <text:s text:c="7"/>&lt;xsd:restriction base="xsd:NMTOKEN"&gt;<text:line-break/> <text:s text:c="11"/>&lt;xsd:enumeration value="eager" /&gt;<text:line-break/> <text:s text:c="11"/>&lt;xsd:enumeration value="lazy" /&gt;<text:line-break/> <text:s text:c="7"/>&lt;/xsd:restriction&gt;<text:line-break/> <text:s text:c="3"/>&lt;/xsd:simpleType&gt;<text:line-break/><text:line-break/> <text:s text:c="3"/>&lt;xsd:simpleType name="Tavailability"&gt;<text:line-break/> <text:s text:c="7"/>&lt;xsd:annotation&gt;<text:line-break/><text:soft-page-break/> <text:s text:c="11"/>&lt;xsd:documentation&gt;<text:line-break/> <text:s text:c="15"/>&lt;![CDATA[<text:line-break/> <text:s text:c="15"/>Tavailability defines an availability attribute type. <text:s/>This is used in this<text:line-break/> <text:s text:c="15"/>schema by the &lt;blueprint&gt; default-availability attribute and the<text:line-break/> <text:s text:c="15"/>&lt;reference&gt; and &lt;reference-list&gt; availability attribute.<text:line-break/> <text:s text:c="15"/>]]&gt;<text:line-break/> <text:s text:c="11"/>&lt;/xsd:documentation&gt;<text:line-break/> <text:s text:c="7"/>&lt;/xsd:annotation&gt;<text:line-break/> <text:s text:c="7"/>&lt;xsd:restriction base="xsd:NMTOKEN"&gt;<text:line-break/> <text:s text:c="11"/>&lt;xsd:enumeration value="mandatory" /&gt;<text:line-break/> <text:s text:c="11"/>&lt;xsd:enumeration value="optional" /&gt;<text:line-break/> <text:s text:c="7"/>&lt;/xsd:restriction&gt;<text:line-break/> <text:s text:c="3"/>&lt;/xsd:simpleType&gt;<text:line-break/><text:line-break/> <text:s text:c="3"/>&lt;!-- service --&gt;<text:line-break/><text:line-break/> <text:s text:c="3"/>&lt;xsd:complexType name="Tservice"&gt;<text:line-break/> <text:s text:c="7"/>&lt;xsd:annotation&gt;<text:line-break/> <text:s text:c="11"/>&lt;xsd:documentation&gt;<text:line-break/> <text:s text:c="15"/>&lt;![CDATA[<text:line-break/> <text:s text:c="15"/>Tservice is the type for services exported by this blueprint bundle.<text:line-break/> <text:s text:c="15"/>Services are sourced by either a &lt;ref&gt; to a &lt;bean&gt; component or an<text:line-break/> <text:s text:c="15"/>&lt;inline&gt; bean component.<text:line-break/> <text:s text:c="15"/>]]&gt;<text:line-break/> <text:s text:c="11"/>&lt;/xsd:documentation&gt;<text:line-break/> <text:s text:c="7"/>&lt;/xsd:annotation&gt;<text:line-break/> <text:s text:c="7"/>&lt;xsd:complexContent&gt;<text:line-break/> <text:s text:c="11"/>&lt;xsd:extension base="Tcomponent"&gt;<text:line-break/> <text:s text:c="15"/>&lt;xsd:sequence&gt;<text:line-break/> <text:s text:c="19"/>&lt;xsd:group ref="GserviceElements" /&gt;<text:line-break/> <text:s text:c="15"/>&lt;/xsd:sequence&gt;<text:line-break/> <text:s text:c="15"/>&lt;xsd:attribute name="interface" type="Tclass"&gt;<text:line-break/> <text:s text:c="19"/>&lt;xsd:annotation&gt;<text:line-break/> <text:s text:c="23"/>&lt;xsd:documentation&gt;<text:line-break/> <text:s text:c="27"/>&lt;![CDATA[<text:line-break/> <text:s text:c="27"/>The interface that this OSGi service will provide.<text:line-break/> <text:s text:c="27"/>]]&gt;<text:line-break/> <text:s text:c="23"/>&lt;/xsd:documentation&gt;<text:line-break/> <text:s text:c="19"/>&lt;/xsd:annotation&gt;<text:line-break/> <text:s text:c="15"/>&lt;/xsd:attribute&gt;<text:line-break/> <text:s text:c="15"/>&lt;xsd:attribute name="ref" type="Tidref"&gt;<text:line-break/> <text:s text:c="19"/>&lt;xsd:annotation&gt;<text:line-break/> <text:s text:c="23"/>&lt;xsd:documentation&gt;<text:line-break/> <text:s text:c="27"/>&lt;![CDATA[<text:line-break/> <text:s text:c="27"/>The ref attribute can be used to specify the component that provides<text:line-break/> <text:s text:c="27"/>the object exported as an OSGi service.<text:line-break/> <text:s text:c="27"/>]]&gt;<text:line-break/> <text:s text:c="23"/>&lt;/xsd:documentation&gt;<text:line-break/> <text:s text:c="19"/>&lt;/xsd:annotation&gt;<text:line-break/> <text:s text:c="15"/>&lt;/xsd:attribute&gt;<text:line-break/> <text:s text:c="15"/>&lt;xsd:attribute name="auto-export" type="TautoExportModes"<text:line-break/> <text:s text:c="19"/>default="disabled"&gt;<text:line-break/><text:soft-page-break/> <text:s text:c="19"/>&lt;xsd:annotation&gt;<text:line-break/> <text:s text:c="23"/>&lt;xsd:documentation&gt;<text:line-break/> <text:s text:c="27"/>&lt;![CDATA[<text:line-break/> <text:s text:c="27"/>If set to a value different from "disabled", the Blueprint Container<text:line-break/> <text:s text:c="27"/>will introspect the target to discover the set of interfaces or classes<text:line-break/> <text:s text:c="27"/>that the service will be registered under.<text:line-break/> <text:s text:c="27"/>]]&gt;<text:line-break/> <text:s text:c="23"/>&lt;/xsd:documentation&gt;<text:line-break/> <text:s text:c="19"/>&lt;/xsd:annotation&gt;<text:line-break/> <text:s text:c="15"/>&lt;/xsd:attribute&gt;<text:line-break/> <text:s text:c="15"/>&lt;xsd:attribute name="ranking" type="xsd:int" default="0"&gt;<text:line-break/> <text:s text:c="19"/>&lt;xsd:annotation&gt;<text:line-break/> <text:s text:c="23"/>&lt;xsd:documentation&gt;<text:line-break/> <text:s text:c="27"/>&lt;![CDATA[<text:line-break/> <text:s text:c="27"/>A service ranking value that is added to the service properties<text:line-break/> <text:s text:c="27"/>the service will be published with.<text:line-break/> <text:s text:c="27"/>]]&gt;<text:line-break/> <text:s text:c="23"/>&lt;/xsd:documentation&gt;<text:line-break/> <text:s text:c="19"/>&lt;/xsd:annotation&gt;<text:line-break/> <text:s text:c="15"/>&lt;/xsd:attribute&gt;<text:line-break/> <text:s text:c="15"/>&lt;xsd:anyAttribute namespace="##other"<text:line-break/> <text:s text:c="19"/>processContents="strict" /&gt;<text:line-break/> <text:s text:c="11"/>&lt;/xsd:extension&gt;<text:line-break/> <text:s text:c="7"/>&lt;/xsd:complexContent&gt;<text:line-break/> <text:s text:c="3"/>&lt;/xsd:complexType&gt;<text:line-break/><text:line-break/> <text:s text:c="3"/>&lt;xsd:complexType name="Tinlined-service"&gt;<text:line-break/> <text:s text:c="7"/>&lt;xsd:annotation&gt;<text:line-break/> <text:s text:c="11"/>&lt;xsd:documentation&gt;<text:line-break/> <text:s text:c="15"/>&lt;![CDATA[<text:line-break/> <text:s text:c="15"/>The Tinlined-service type is used for inlined (i.e. non top level)<text:line-break/> <text:s text:c="15"/>&lt;service&gt; elements.<text:line-break/> <text:s text:c="15"/>]]&gt;<text:line-break/> <text:s text:c="11"/>&lt;/xsd:documentation&gt;<text:line-break/> <text:s text:c="7"/>&lt;/xsd:annotation&gt;<text:line-break/> <text:s text:c="7"/>&lt;xsd:complexContent&gt;<text:line-break/> <text:s text:c="11"/>&lt;xsd:restriction base="Tservice"&gt;<text:line-break/> <text:s text:c="15"/>&lt;xsd:sequence&gt;<text:line-break/> <text:s text:c="19"/>&lt;xsd:group ref="GserviceElements" /&gt;<text:line-break/> <text:s text:c="15"/>&lt;/xsd:sequence&gt;<text:line-break/> <text:s text:c="15"/>&lt;xsd:attribute name="id" use="prohibited" /&gt;<text:line-break/> <text:s text:c="15"/>&lt;xsd:attribute name="depends-on" type="TdependsOn" /&gt;<text:line-break/> <text:s text:c="15"/>&lt;xsd:attribute name="activation" use="prohibited"<text:line-break/> <text:s text:c="19"/>fixed="lazy" /&gt;<text:line-break/> <text:s text:c="15"/>&lt;xsd:attribute name="interface" type="Tclass" /&gt;<text:line-break/> <text:s text:c="15"/>&lt;xsd:attribute name="ref" type="Tidref" /&gt;<text:line-break/> <text:s text:c="15"/>&lt;xsd:attribute name="auto-export" type="TautoExportModes"<text:line-break/> <text:s text:c="19"/>default="disabled" /&gt;<text:line-break/> <text:s text:c="15"/>&lt;xsd:attribute name="ranking" type="xsd:int" default="0" /&gt;<text:line-break/> <text:s text:c="15"/>&lt;xsd:anyAttribute namespace="##other"<text:line-break/> <text:s text:c="19"/>processContents="strict" /&gt;<text:line-break/><text:soft-page-break/> <text:s text:c="11"/>&lt;/xsd:restriction&gt;<text:line-break/> <text:s text:c="7"/>&lt;/xsd:complexContent&gt;<text:line-break/> <text:s text:c="3"/>&lt;/xsd:complexType&gt;<text:line-break/><text:line-break/> <text:s text:c="3"/>&lt;xsd:group name="GbaseServiceElements"&gt;<text:line-break/> <text:s text:c="7"/>&lt;xsd:sequence&gt;<text:line-break/> <text:s text:c="11"/>&lt;xsd:element name="description" type="Tdescription"<text:line-break/> <text:s text:c="15"/>minOccurs="0" /&gt;<text:line-break/> <text:s text:c="11"/>&lt;xsd:element name="interfaces" type="Tinterfaces"<text:line-break/> <text:s text:c="15"/>minOccurs="0"&gt;<text:line-break/> <text:s text:c="15"/>&lt;xsd:annotation&gt;<text:line-break/> <text:s text:c="19"/>&lt;xsd:documentation&gt;<text:line-break/> <text:s text:c="23"/>&lt;![CDATA[<text:line-break/> <text:s text:c="23"/>A collection of one or more interface class names this service<text:line-break/> <text:s text:c="23"/>will be registered under. <text:s/>The &lt;service&gt; element also has<text:line-break/> <text:s text:c="23"/>a shortcut interface attribute for the usual case of just<text:line-break/> <text:s text:c="23"/>a single interface being used. <text:s/>This also cannot be used if<text:line-break/> <text:s text:c="23"/>the auto-export attribute is used.<text:line-break/> <text:s text:c="23"/>]]&gt;<text:line-break/> <text:s text:c="19"/>&lt;/xsd:documentation&gt;<text:line-break/> <text:s text:c="15"/>&lt;/xsd:annotation&gt;<text:line-break/> <text:s text:c="11"/>&lt;/xsd:element&gt;<text:line-break/><text:line-break/> <text:s text:c="11"/>&lt;xsd:element name="service-properties" type="TserviceProperties"<text:line-break/> <text:s text:c="15"/>minOccurs="0"&gt;<text:line-break/> <text:s text:c="15"/>&lt;xsd:annotation&gt;<text:line-break/> <text:s text:c="19"/>&lt;xsd:documentation&gt;<text:line-break/> <text:s text:c="23"/>&lt;![CDATA[<text:line-break/> <text:s text:c="23"/>The service provided when the service is registered. <text:s/>The service<text:line-break/> <text:s text:c="23"/>properties are similar to map elements, but the keys must always<text:line-break/> <text:s text:c="23"/>be strings, and the values are required to be in a narrower range.<text:line-break/> <text:s text:c="23"/>]]&gt;<text:line-break/> <text:s text:c="19"/>&lt;/xsd:documentation&gt;<text:line-break/> <text:s text:c="15"/>&lt;/xsd:annotation&gt;<text:line-break/> <text:s text:c="11"/>&lt;/xsd:element&gt;<text:line-break/><text:line-break/>&lt;!-- xxx added &lt;property&gt; --&gt;<text:line-break/> <text:s text:c="11"/>&lt;xsd:element name="property" type="TserviceProperty"<text:line-break/> <text:s text:c="15"/>minOccurs="0" maxOccurs="unbounded"&gt;<text:line-break/> <text:s text:c="15"/>&lt;xsd:annotation&gt;<text:line-break/> <text:s text:c="19"/>&lt;xsd:documentation&gt;<text:line-break/> <text:s text:c="23"/>&lt;![CDATA[<text:line-break/> <text:s text:c="23"/>The &lt;property&gt; element used to specify service properties. <text:s/>This <text:line-break/> <text:s text:c="23"/>can be used in conjunection with &lt;service-properties&gt;.<text:line-break/> <text:s text:c="23"/>]]&gt;<text:line-break/> <text:s text:c="19"/>&lt;/xsd:documentation&gt;<text:line-break/> <text:s text:c="15"/>&lt;/xsd:annotation&gt;<text:line-break/> <text:s text:c="11"/>&lt;/xsd:element&gt;<text:line-break/> <text:s text:c="11"/>&lt;xsd:element name="registration-listener" type="TregistrationListener"<text:line-break/><text:soft-page-break/> <text:s text:c="15"/>minOccurs="0" maxOccurs="unbounded"&gt;<text:line-break/> <text:s text:c="15"/>&lt;xsd:annotation&gt;<text:line-break/> <text:s text:c="19"/>&lt;xsd:documentation&gt;<text:line-break/> <text:s text:c="23"/>&lt;![CDATA[<text:line-break/> <text:s text:c="23"/>A set of 0 or more registration listeners attached to this service<text:line-break/> <text:s text:c="23"/>component. <text:s/>The registration listeners will be notified whenever the<text:line-break/> <text:s text:c="23"/>service is registered or unregistered from the framework service<text:line-break/> <text:s text:c="23"/>registry.<text:line-break/> <text:s text:c="23"/>]]&gt;<text:line-break/> <text:s text:c="19"/>&lt;/xsd:documentation&gt;<text:line-break/> <text:s text:c="15"/>&lt;/xsd:annotation&gt;<text:line-break/> <text:s text:c="11"/>&lt;/xsd:element&gt;<text:line-break/></text:p>
        <text:p text:style-name="Preformatted_20_Text"><text:s text:c="8"/>&lt;/xsd:sequence&gt;<text:line-break/> <text:s text:c="3"/>&lt;/xsd:group&gt;<text:line-break/><text:line-break/> <text:s text:c="3"/>&lt;xsd:group name="GserviceElements"&gt;<text:line-break/> <text:s text:c="7"/>&lt;xsd:annotation&gt;<text:line-break/> <text:s text:c="11"/>&lt;xsd:documentation&gt;<text:line-break/> <text:s text:c="15"/>&lt;![CDATA[<text:line-break/> <text:s text:c="15"/>A set of service elements.<text:line-break/> <text:s text:c="15"/>]]&gt;<text:line-break/> <text:s text:c="11"/>&lt;/xsd:documentation&gt;<text:line-break/> <text:s text:c="7"/>&lt;/xsd:annotation&gt;<text:line-break/> <text:s text:c="7"/>&lt;xsd:sequence&gt;<text:line-break/> <text:s text:c="11"/>&lt;xsd:group ref="GbaseServiceElements" /&gt;<text:line-break/> <text:s text:c="11"/>&lt;xsd:group ref="GtargetComponent" minOccurs="0"&gt;<text:line-break/> <text:s text:c="15"/>&lt;xsd:annotation&gt;<text:line-break/> <text:s text:c="19"/>&lt;xsd:documentation&gt;<text:line-break/> <text:s text:c="23"/>&lt;![CDATA[<text:line-break/> <text:s text:c="23"/>A service definition can use any of the target types as an inline element<text:line-break/> <text:s text:c="23"/>as well.<text:line-break/> <text:s text:c="23"/>]]&gt;<text:line-break/> <text:s text:c="19"/>&lt;/xsd:documentation&gt;<text:line-break/> <text:s text:c="15"/>&lt;/xsd:annotation&gt;<text:line-break/> <text:s text:c="11"/>&lt;/xsd:group&gt;<text:line-break/> <text:s text:c="7"/>&lt;/xsd:sequence&gt;<text:line-break/> <text:s text:c="3"/>&lt;/xsd:group&gt;<text:line-break/><text:line-break/> <text:s text:c="3"/>&lt;xsd:complexType name="TregistrationListener"&gt;<text:line-break/> <text:s text:c="7"/>&lt;xsd:annotation&gt;<text:line-break/> <text:s text:c="11"/>&lt;xsd:documentation&gt;<text:line-break/> <text:s text:c="15"/>&lt;![CDATA[<text:line-break/> <text:s text:c="15"/>A registration listener definition. <text:s/>The target registration listener<text:line-break/> <text:s text:c="15"/>can be either a &lt;ref&gt; to a &lt;bean&gt; or &lt;service&gt; component, or an inline<text:line-break/> <text:s text:c="15"/>&lt;bean&gt; or &lt;service&gt; component definition. <text:s/>The registration-method and<text:line-break/> <text:s text:c="15"/>unregistration-method attributes define the methods that will be <text:soft-page-break/>called<text:line-break/> <text:s text:c="15"/>for the respective events.<text:line-break/><text:line-break/> <text:s text:c="15"/>For the very common case of using a &lt;ref&gt; to a listener component, the<text:line-break/> <text:s text:c="15"/>ref attribute may also be used as a shortcut.<text:line-break/> <text:s text:c="15"/>]]&gt;<text:line-break/> <text:s text:c="11"/>&lt;/xsd:documentation&gt;<text:line-break/> <text:s text:c="7"/>&lt;/xsd:annotation&gt;<text:line-break/> <text:s text:c="7"/>&lt;xsd:sequence&gt;<text:line-break/> <text:s text:c="11"/>&lt;xsd:group ref="GtargetComponent" minOccurs="0" /&gt;<text:line-break/> <text:s text:c="7"/>&lt;/xsd:sequence&gt;<text:line-break/> <text:s text:c="7"/>&lt;xsd:attribute name="ref" type="Tidref" /&gt;<text:line-break/> <text:s text:c="7"/>&lt;xsd:attribute name="registration-method" type="Tmethod" /&gt;<text:line-break/> <text:s text:c="7"/>&lt;xsd:attribute name="unregistration-method" type="Tmethod" /&gt;<text:line-break/> <text:s text:c="3"/>&lt;/xsd:complexType&gt;<text:line-break/><text:line-break/> <text:s text:c="3"/>&lt;!-- Values --&gt;<text:line-break/><text:line-break/> <text:s text:c="3"/>&lt;xsd:group name="Gvalue"&gt;<text:line-break/> <text:s text:c="7"/>&lt;xsd:annotation&gt;<text:line-break/> <text:s text:c="11"/>&lt;xsd:documentation&gt;<text:line-break/> <text:s text:c="15"/>&lt;![CDATA[<text:line-break/> <text:s text:c="15"/>The set of "value" types that can be used in any place a value<text:line-break/> <text:s text:c="15"/>can be specified. <text:s/>This set includes the &lt;ref&gt; and &lt;idref&gt; elements, any of the<text:line-break/> <text:s text:c="15"/>component types (&lt;bean&gt;, &lt;service&gt;, etc.) as inline components, the<text:line-break/> <text:s text:c="15"/>generic &lt;value&gt; element for types sourced from string values, any of the<text:line-break/> <text:s text:c="15"/>collection types (&lt;set&gt;, &lt;list&gt;, &lt;array&gt;, &lt;map&gt;, &lt;props&gt;), and the<text:line-break/> <text:s text:c="15"/>&lt;null&gt; type to inject a null value.<text:line-break/> <text:s text:c="15"/>]]&gt;<text:line-break/> <text:s text:c="11"/>&lt;/xsd:documentation&gt;<text:line-break/> <text:s text:c="7"/>&lt;/xsd:annotation&gt;<text:line-break/> <text:s text:c="7"/>&lt;xsd:choice&gt;<text:line-break/> <text:s text:c="11"/>&lt;xsd:group ref="GnonNullValue" /&gt;<text:line-break/> <text:s text:c="11"/>&lt;xsd:element name="null" type="Tnull" /&gt;<text:line-break/> <text:s text:c="7"/>&lt;/xsd:choice&gt;<text:line-break/> <text:s text:c="3"/>&lt;/xsd:group&gt;<text:line-break/><text:line-break/> <text:s text:c="3"/>&lt;xsd:complexType name="Tnull"&gt;<text:line-break/> <text:s text:c="7"/>&lt;xsd:annotation&gt;<text:line-break/> <text:s text:c="11"/>&lt;xsd:documentation&gt;<text:line-break/> <text:s text:c="15"/>&lt;![CDATA[<text:line-break/> <text:s text:c="15"/>The definition for a &lt;null&gt; value type.<text:line-break/> <text:s text:c="15"/>]]&gt;<text:line-break/> <text:s text:c="11"/>&lt;/xsd:documentation&gt;<text:line-break/> <text:s text:c="7"/>&lt;/xsd:annotation&gt;<text:line-break/> <text:s text:c="3"/>&lt;/xsd:complexType&gt;<text:line-break/><text:line-break/> <text:s text:c="3"/>&lt;xsd:group name="GnonNullValue"&gt;<text:line-break/> <text:s text:c="7"/>&lt;xsd:annotation&gt;<text:line-break/> <text:s text:c="11"/>&lt;xsd:documentation&gt;<text:line-break/> <text:s text:c="15"/>&lt;![CDATA[<text:line-break/><text:soft-page-break/> <text:s text:c="15"/>The set of "value" types that can be used in any place a non-null value<text:line-break/> <text:s text:c="15"/>can be specified. <text:s/>This set includes the &lt;ref&gt; and &lt;idref&gt; elements, any of the<text:line-break/> <text:s text:c="15"/>component types (&lt;bean&gt;, &lt;service&gt;, etc.) as inline components, the<text:line-break/> <text:s text:c="15"/>generic &lt;value&gt; element for types sourced from string values, and any of the<text:line-break/> <text:s text:c="15"/>collection types (&lt;set&gt;, &lt;list&gt;, &lt;array&gt;, &lt;map&gt;, &lt;props&gt;).<text:line-break/><text:line-break/> <text:s text:c="15"/>The &lt;null&gt; type is NOT a member of this group.<text:line-break/> <text:s text:c="15"/>]]&gt;<text:line-break/> <text:s text:c="11"/>&lt;/xsd:documentation&gt;<text:line-break/> <text:s text:c="7"/>&lt;/xsd:annotation&gt;<text:line-break/> <text:s text:c="7"/>&lt;xsd:choice&gt;<text:line-break/> <text:s text:c="11"/>&lt;xsd:group ref="GallComponents" /&gt;<text:line-break/> <text:s text:c="11"/>&lt;xsd:element name="idref" type="Tref" /&gt;<text:line-break/> <text:s text:c="11"/>&lt;xsd:element name="value" type="Tvalue" /&gt;<text:line-break/> <text:s text:c="11"/>&lt;xsd:element name="list" type="Tcollection" /&gt;<text:line-break/> <text:s text:c="11"/>&lt;xsd:element name="set" type="Tcollection" /&gt;<text:line-break/> <text:s text:c="11"/>&lt;xsd:element name="map" type="Tmap" /&gt;<text:line-break/> <text:s text:c="11"/>&lt;xsd:element name="array" type="Tcollection" /&gt;<text:line-break/> <text:s text:c="11"/>&lt;xsd:element name="props" type="Tprops" /&gt;<text:line-break/> <text:s text:c="7"/>&lt;/xsd:choice&gt;<text:line-break/> <text:s text:c="3"/>&lt;/xsd:group&gt;<text:line-break/><text:line-break/> <text:s text:c="3"/>&lt;xsd:complexType name="Tref"&gt;<text:line-break/> <text:s text:c="7"/>&lt;xsd:annotation&gt;<text:line-break/> <text:s text:c="11"/>&lt;xsd:documentation&gt;<text:line-break/> <text:s text:c="15"/>&lt;![CDATA[<text:line-break/> <text:s text:c="15"/>Tref is the type used for &lt;ref&gt; elements. <text:s/>This specifies a required<text:line-break/> <text:s text:c="15"/>component id for the reference component.<text:line-break/> <text:s text:c="15"/>]]&gt;<text:line-break/> <text:s text:c="11"/>&lt;/xsd:documentation&gt;<text:line-break/> <text:s text:c="7"/>&lt;/xsd:annotation&gt;<text:line-break/> <text:s text:c="7"/>&lt;xsd:attribute name="component-id" type="Tidref" use="required" /&gt;<text:line-break/> <text:s text:c="3"/>&lt;/xsd:complexType&gt;<text:line-break/><text:line-break/> <text:s text:c="3"/>&lt;xsd:complexType name="Tvalue" mixed="true"&gt;<text:line-break/> <text:s text:c="7"/>&lt;xsd:annotation&gt;<text:line-break/> <text:s text:c="11"/>&lt;xsd:documentation&gt;<text:line-break/> <text:s text:c="15"/>&lt;![CDATA[<text:line-break/> <text:s text:c="15"/>Tvalue is the type used for &lt;value&gt; elements. <text:s/>The &lt;value&gt; element<text:line-break/> <text:s text:c="15"/>is used for types that can be created from a single string value.<text:line-break/> <text:s text:c="15"/>The string value is the data value for the element. <text:s/>The optional<text:line-break/> <text:s text:c="15"/>type attribute allows a target conversion value to be explicitly<text:line-break/> <text:s text:c="15"/>specified.<text:line-break/> <text:s text:c="15"/>]]&gt;<text:line-break/> <text:s text:c="11"/>&lt;/xsd:documentation&gt;<text:line-break/> <text:s text:c="7"/>&lt;/xsd:annotation&gt;<text:line-break/> <text:s text:c="7"/>&lt;xsd:attribute name="type" type="Ttype" /&gt;<text:line-break/> <text:s text:c="3"/>&lt;/xsd:complexType&gt;<text:line-break/><text:line-break/> <text:s text:c="3"/>&lt;!-- Collection Values --&gt;<text:line-break/><text:line-break/><text:soft-page-break/> <text:s text:c="3"/>&lt;xsd:complexType name="TtypedCollection"&gt;<text:line-break/> <text:s text:c="7"/>&lt;xsd:annotation&gt;<text:line-break/> <text:s text:c="11"/>&lt;xsd:documentation&gt;<text:line-break/> <text:s text:c="15"/>&lt;![CDATA[<text:line-break/> <text:s text:c="15"/>TtypeCollection defines comment attributes shared among different<text:line-break/> <text:s text:c="15"/>collection types that allow a default value type to be specified.<text:line-break/> <text:s text:c="15"/>]]&gt;<text:line-break/> <text:s text:c="11"/>&lt;/xsd:documentation&gt;<text:line-break/> <text:s text:c="7"/>&lt;/xsd:annotation&gt;<text:line-break/> <text:s text:c="7"/>&lt;xsd:attribute name="value-type" type="Ttype" /&gt;<text:line-break/> <text:s text:c="3"/>&lt;/xsd:complexType&gt;<text:line-break/><text:line-break/> <text:s text:c="3"/>&lt;xsd:complexType name="Tcollection"&gt;<text:line-break/> <text:s text:c="7"/>&lt;xsd:annotation&gt;<text:line-break/> <text:s text:c="11"/>&lt;xsd:documentation&gt;<text:line-break/> <text:s text:c="15"/>&lt;![CDATA[<text:line-break/> <text:s text:c="15"/>Tcollection is the base schema type for different ordered collection<text:line-break/> <text:s text:c="15"/>types. <text:s/>This is shared between the &lt;array&gt;, &lt;list&gt;, and &lt;set&gt; elements.<text:line-break/> <text:s text:c="15"/>]]&gt;<text:line-break/> <text:s text:c="11"/>&lt;/xsd:documentation&gt;<text:line-break/> <text:s text:c="7"/>&lt;/xsd:annotation&gt;<text:line-break/> <text:s text:c="7"/>&lt;xsd:complexContent&gt;<text:line-break/> <text:s text:c="11"/>&lt;xsd:extension base="TtypedCollection"&gt;<text:line-break/> <text:s text:c="15"/>&lt;xsd:group ref="Gvalue" minOccurs="0" maxOccurs="unbounded" /&gt;<text:line-break/> <text:s text:c="11"/>&lt;/xsd:extension&gt;<text:line-break/> <text:s text:c="7"/>&lt;/xsd:complexContent&gt;<text:line-break/> <text:s text:c="3"/>&lt;/xsd:complexType&gt;<text:line-break/><text:line-break/> <text:s text:c="3"/>&lt;xsd:complexType name="Tprops"&gt;<text:line-break/> <text:s text:c="7"/>&lt;xsd:annotation&gt;<text:line-break/> <text:s text:c="11"/>&lt;xsd:documentation&gt;<text:line-break/> <text:s text:c="15"/>&lt;![CDATA[<text:line-break/> <text:s text:c="15"/>Tprops is the type used by the &lt;props&gt; value element. <text:s/>The prop elements<text:line-break/> <text:s text:c="15"/>are pairs of string-valued keys and values.<text:line-break/> <text:s text:c="15"/>]]&gt;<text:line-break/> <text:s text:c="11"/>&lt;/xsd:documentation&gt;<text:line-break/> <text:s text:c="7"/>&lt;/xsd:annotation&gt;<text:line-break/> <text:s text:c="7"/>&lt;xsd:sequence&gt;<text:line-break/> <text:s text:c="11"/>&lt;xsd:element name="prop" type="Tprop" minOccurs="0"<text:line-break/> <text:s text:c="15"/>maxOccurs="unbounded" /&gt;<text:line-break/> <text:s text:c="7"/>&lt;/xsd:sequence&gt;<text:line-break/> <text:s text:c="3"/>&lt;/xsd:complexType&gt;<text:line-break/><text:line-break/> <text:s text:c="3"/>&lt;xsd:complexType name="Tprop" mixed="true"&gt;<text:line-break/> <text:s text:c="7"/>&lt;xsd:annotation&gt;<text:line-break/> <text:s text:c="11"/>&lt;xsd:documentation&gt;<text:line-break/> <text:s text:c="15"/>&lt;![CDATA[<text:line-break/> <text:s text:c="15"/>Tprop is a single property element for a &lt;props&gt; value type. <text:s/>The property<text:line-break/> <text:s text:c="15"/>value can be specified using either the attribute, or as value data for<text:line-break/> <text:s text:c="15"/>the property element.<text:line-break/><text:soft-page-break/> <text:s text:c="15"/>]]&gt;<text:line-break/> <text:s text:c="11"/>&lt;/xsd:documentation&gt;<text:line-break/> <text:s text:c="7"/>&lt;/xsd:annotation&gt;<text:line-break/> <text:s text:c="7"/>&lt;xsd:attribute name="key" type="TstringValue" use="required" /&gt;<text:line-break/> <text:s text:c="7"/>&lt;xsd:attribute name="value" type="TstringValue" /&gt;<text:line-break/> <text:s text:c="3"/>&lt;/xsd:complexType&gt;<text:line-break/><text:line-break/> <text:s text:c="3"/>&lt;!-- 'map' element type --&gt;<text:line-break/> <text:s text:c="3"/>&lt;xsd:complexType name="Tmap"&gt;<text:line-break/> <text:s text:c="7"/>&lt;xsd:annotation&gt;<text:line-break/> <text:s text:c="11"/>&lt;xsd:documentation&gt;<text:line-break/> <text:s text:c="15"/>&lt;![CDATA[<text:line-break/> <text:s text:c="15"/>Tmap is the base type used for &lt;map&gt; elements. <text:s/>A map may have a<text:line-break/> <text:s text:c="15"/>default value type specified, so it inherits from the TtypeCollection<text:line-break/> <text:s text:c="15"/>type. <text:s/>A key type can also be specified, and the map members are<text:line-break/> <text:s text:c="15"/>created from the entry elements, which require a key/value pair.<text:line-break/> <text:s text:c="15"/>]]&gt;<text:line-break/> <text:s text:c="11"/>&lt;/xsd:documentation&gt;<text:line-break/> <text:s text:c="7"/>&lt;/xsd:annotation&gt;<text:line-break/> <text:s text:c="7"/>&lt;xsd:complexContent&gt;<text:line-break/> <text:s text:c="11"/>&lt;xsd:extension base="TtypedCollection"&gt;<text:line-break/> <text:s text:c="15"/>&lt;xsd:sequence&gt;<text:line-break/> <text:s text:c="19"/>&lt;xsd:element name="entry" type="TmapEntry" minOccurs="0"<text:line-break/> <text:s text:c="23"/>maxOccurs="unbounded" /&gt;<text:line-break/> <text:s text:c="15"/>&lt;/xsd:sequence&gt;<text:line-break/> <text:s text:c="15"/>&lt;xsd:attribute name="key-type" type="Ttype" /&gt;<text:line-break/> <text:s text:c="11"/>&lt;/xsd:extension&gt;<text:line-break/> <text:s text:c="7"/>&lt;/xsd:complexContent&gt;<text:line-break/> <text:s text:c="3"/>&lt;/xsd:complexType&gt;<text:line-break/><text:line-break/> <text:s text:c="3"/>&lt;!-- 'entry' element type --&gt;<text:line-break/> <text:s text:c="3"/>&lt;xsd:complexType name="TmapEntry"&gt;<text:line-break/> <text:s text:c="7"/>&lt;xsd:annotation&gt;<text:line-break/> <text:s text:c="11"/>&lt;xsd:documentation&gt;<text:line-break/> <text:s text:c="15"/>&lt;![CDATA[<text:line-break/> <text:s text:c="15"/>TmapEntry is used for &lt;entry&gt; elements nested inside of a &lt;map&gt; element.<text:line-break/> <text:s text:c="15"/>Each &lt;entry&gt; instance defines a key/value pair that will be added to the<text:line-break/> <text:s text:c="15"/>Map. <text:s/>Both the keys and values may be arbitrary types. <text:s/>Keys must not<text:line-break/> <text:s text:c="15"/>be &lt;null&gt; but &lt;null&gt; is permitted for entry values. <text:s/>A default type<text:line-break/> <text:s text:c="15"/>can be specified for both the keys and the values, but individual keys<text:line-break/> <text:s text:c="15"/>or values can override the default.<text:line-break/> <text:s text:c="15"/>]]&gt;<text:line-break/> <text:s text:c="11"/>&lt;/xsd:documentation&gt;<text:line-break/> <text:s text:c="7"/>&lt;/xsd:annotation&gt;<text:line-break/> <text:s text:c="7"/>&lt;xsd:sequence&gt;<text:line-break/> <text:s text:c="11"/>&lt;xsd:element name="key" type="Tkey" minOccurs="0" /&gt;<text:line-break/> <text:s text:c="11"/>&lt;xsd:group ref="Gvalue" minOccurs="0" /&gt;<text:line-break/> <text:s text:c="7"/>&lt;/xsd:sequence&gt;<text:line-break/> <text:s text:c="7"/>&lt;xsd:attribute name="key" type="TstringValue" /&gt;<text:line-break/><text:soft-page-break/> <text:s text:c="7"/>&lt;xsd:attribute name="key-ref" type="Tidref" /&gt;<text:line-break/> <text:s text:c="7"/>&lt;xsd:attribute name="value" type="TstringValue" /&gt;<text:line-break/> <text:s text:c="7"/>&lt;xsd:attribute name="value-ref" type="Tidref" /&gt;<text:line-break/>&lt;!-- xxx added valueType attribute --&gt;<text:line-break/> <text:s text:c="7"/>&lt;xsd:attribute name="valueType" type="Ttype" /&gt; <text:s text:c="15"/><text:line-break/> <text:s text:c="3"/>&lt;/xsd:complexType&gt;<text:line-break/><text:line-break/> <text:s text:c="3"/>&lt;!-- 'service property' element type --&gt;<text:line-break/> <text:s text:c="3"/>&lt;xsd:complexType name="TserviceProperties"&gt;<text:line-break/> <text:s text:c="7"/>&lt;xsd:annotation&gt;<text:line-break/> <text:s text:c="11"/>&lt;xsd:documentation&gt;<text:line-break/></text:p>
        <text:p text:style-name="Preformatted_20_Text"><text:s text:c="16"/>&lt;![CDATA[<text:line-break/> <text:s text:c="15"/>TserviceProperties is used for &lt;service-properties&gt; elements.<text:line-break/> <text:s text:c="15"/>The syntax is similar to what is defined for &lt;map&gt;, but keys must be<text:line-break/> <text:s text:c="15"/>string values and there are no type defaults that can be specified.<text:line-break/> <text:s text:c="15"/>created from the entry elements, which require a key/value pair.<text:line-break/> <text:s text:c="15"/>]]&gt;<text:line-break/> <text:s text:c="11"/>&lt;/xsd:documentation&gt;<text:line-break/> <text:s text:c="7"/>&lt;/xsd:annotation&gt;<text:line-break/> <text:s text:c="7"/>&lt;xsd:sequence&gt;<text:line-break/> <text:s text:c="11"/>&lt;xsd:element name="entry" type="TservicePropertyEntry"<text:line-break/> <text:s text:c="15"/>minOccurs="0" maxOccurs="unbounded" /&gt;<text:line-break/> <text:s text:c="11"/>&lt;xsd:any namespace="##other" processContents="strict"<text:line-break/> <text:s text:c="15"/>minOccurs="0" maxOccurs="unbounded" /&gt;<text:line-break/> <text:s text:c="7"/>&lt;/xsd:sequence&gt;<text:line-break/> <text:s text:c="3"/>&lt;/xsd:complexType&gt;<text:line-break/><text:line-break/> <text:s text:c="3"/>&lt;!-- 'entry' element type --&gt;<text:line-break/> <text:s text:c="3"/>&lt;xsd:complexType name="TservicePropertyEntry"&gt;<text:line-break/> <text:s text:c="7"/>&lt;xsd:annotation&gt;<text:line-break/> <text:s text:c="11"/>&lt;xsd:documentation&gt;<text:line-break/> <text:s text:c="15"/>&lt;![CDATA[<text:line-break/> <text:s text:c="15"/>TservicePropertyEntry is an entry value used for the &lt;service-properties&gt;<text:line-break/> <text:s text:c="15"/>element. <text:s/>This does not allow a child &lt;key&gt; element and there are no<text:line-break/> <text:s text:c="15"/>key-ref or value-ref attributes.<text:line-break/> <text:s text:c="15"/>]]&gt;<text:line-break/> <text:s text:c="11"/>&lt;/xsd:documentation&gt;<text:line-break/> <text:s text:c="7"/>&lt;/xsd:annotation&gt;<text:line-break/> <text:s text:c="7"/>&lt;xsd:sequence&gt;<text:line-break/> <text:s text:c="11"/>&lt;xsd:group ref="Gvalue" minOccurs="0" /&gt;<text:line-break/> <text:s text:c="7"/>&lt;/xsd:sequence&gt;<text:line-break/> <text:s text:c="7"/>&lt;xsd:attribute name="key" type="TstringValue" use="required" /&gt;<text:line-break/> <text:s text:c="7"/>&lt;xsd:attribute name="value" type="TstringValue" /&gt;<text:line-break/>&lt;!-- xxx added valueType attribute --&gt;<text:line-break/> <text:s text:c="7"/>&lt;xsd:attribute name="valueType" type="Ttype" /&gt; <text:s text:c="7"/><text:line-break/> <text:s text:c="3"/>&lt;/xsd:complexType&gt;<text:line-break/><text:line-break/>&lt;!-- xxx added TserviceProperty type --&gt;<text:line-break/> <text:s text:c="3"/>&lt;!-- service 'property' element type --&gt;<text:line-break/> <text:s text:c="3"/>&lt;xsd:complexType name="TserviceProperty"&gt;<text:line-break/> <text:s text:c="7"/>&lt;xsd:annotation&gt;<text:line-break/> <text:s text:c="11"/>&lt;xsd:documentation&gt;<text:line-break/><text:soft-page-break/> <text:s text:c="15"/>&lt;![CDATA[<text:line-break/> <text:s text:c="15"/>TserviceProperty is used to specify a &lt;property&gt; on a &lt;service&gt;<text:line-break/> <text:s text:c="15"/>element. <text:s/>This does not allow a child &lt;key&gt; element and there are no<text:line-break/> <text:s text:c="15"/>key-ref or value-ref attributes.<text:line-break/> <text:s text:c="15"/>]]&gt;<text:line-break/> <text:s text:c="11"/>&lt;/xsd:documentation&gt;<text:line-break/> <text:s text:c="7"/>&lt;/xsd:annotation&gt;<text:line-break/> <text:s text:c="7"/>&lt;xsd:sequence&gt;<text:line-break/> <text:s text:c="11"/>&lt;xsd:group ref="Gvalue" minOccurs="0" /&gt;<text:line-break/> <text:s text:c="7"/>&lt;/xsd:sequence&gt;<text:line-break/> <text:s text:c="7"/>&lt;xsd:attribute name="key" type="TstringValue" use="required" /&gt;<text:line-break/> <text:s text:c="7"/>&lt;xsd:attribute name="value" type="TstringValue" /&gt;<text:line-break/> <text:s text:c="7"/>&lt;xsd:attribute name="valueType" type="Ttype" /&gt; <text:s text:c="7"/><text:line-break/> <text:s text:c="3"/>&lt;/xsd:complexType&gt;<text:line-break/><text:line-break/> <text:s text:c="3"/>&lt;!-- General types --&gt;<text:line-break/><text:line-break/> <text:s text:c="3"/>&lt;xsd:complexType name="Tdescription" mixed="true"&gt;<text:line-break/> <text:s text:c="7"/>&lt;xsd:annotation&gt;<text:line-break/> <text:s text:c="11"/>&lt;xsd:documentation&gt;<text:line-break/> <text:s text:c="15"/>&lt;![CDATA[<text:line-break/> <text:s text:c="15"/>A generic &lt;description&gt; element type to allow documentation to added to the<text:line-break/> <text:s text:c="15"/>blueprint configuration.<text:line-break/> <text:s text:c="15"/>]]&gt;<text:line-break/> <text:s text:c="11"/>&lt;/xsd:documentation&gt;<text:line-break/> <text:s text:c="7"/>&lt;/xsd:annotation&gt;<text:line-break/> <text:s text:c="7"/>&lt;xsd:choice minOccurs="0" maxOccurs="unbounded" /&gt;<text:line-break/> <text:s text:c="3"/>&lt;/xsd:complexType&gt;<text:line-break/><text:line-break/> <text:s text:c="3"/>&lt;xsd:complexType name="Tinterfaces"&gt;<text:line-break/> <text:s text:c="7"/>&lt;xsd:annotation&gt;<text:line-break/> <text:s text:c="11"/>&lt;xsd:documentation&gt;<text:line-break/> <text:s text:c="15"/>&lt;![CDATA[<text:line-break/> <text:s text:c="15"/>The type definition for the &lt;interfaces&gt; element used for &lt;service&gt;<text:line-break/> <text:s text:c="15"/>]]&gt;<text:line-break/> <text:s text:c="11"/>&lt;/xsd:documentation&gt;<text:line-break/> <text:s text:c="7"/>&lt;/xsd:annotation&gt;<text:line-break/> <text:s text:c="7"/>&lt;xsd:choice minOccurs="1" maxOccurs="unbounded"&gt;<text:line-break/> <text:s text:c="11"/>&lt;xsd:element name="value" type="TinterfaceValue" /&gt;<text:line-break/> <text:s text:c="7"/>&lt;/xsd:choice&gt;<text:line-break/> <text:s text:c="3"/>&lt;/xsd:complexType&gt;<text:line-break/><text:line-break/> <text:s text:c="3"/>&lt;xsd:simpleType name="TinterfaceValue"&gt;<text:line-break/> <text:s text:c="7"/>&lt;xsd:annotation&gt;<text:line-break/> <text:s text:c="11"/>&lt;xsd:documentation&gt;<text:line-break/> <text:s text:c="15"/>&lt;![CDATA[<text:line-break/> <text:s text:c="15"/>TinterfaceValue is used for subelements of the &lt;interfaces&gt; element.<text:line-break/> <text:s text:c="15"/>This is just a &lt;value&gt;xxxxx&lt;/value&gt; element where the contained<text:line-break/> <text:s text:c="15"/>value is the name of an interface class.<text:line-break/> <text:s text:c="15"/>]]&gt;<text:line-break/> <text:s text:c="11"/>&lt;/xsd:documentation&gt;<text:line-break/> <text:s text:c="7"/>&lt;/xsd:annotation&gt;<text:line-break/> <text:s text:c="7"/>&lt;xsd:restriction base="Tclass" /&gt;<text:line-break/><text:soft-page-break/> <text:s text:c="3"/>&lt;/xsd:simpleType&gt;<text:line-break/><text:line-break/> <text:s text:c="3"/>&lt;xsd:simpleType name="Tclass"&gt;<text:line-break/> <text:s text:c="7"/>&lt;xsd:annotation&gt;<text:line-break/> <text:s text:c="11"/>&lt;xsd:documentation&gt;<text:line-break/> <text:s text:c="15"/>&lt;![CDATA[<text:line-break/> <text:s text:c="15"/>Tclass is a base type that should be used for all attributes that<text:line-break/> <text:s text:c="15"/>refer to java class names.<text:line-break/> <text:s text:c="15"/>]]&gt;<text:line-break/> <text:s text:c="11"/>&lt;/xsd:documentation&gt;<text:line-break/> <text:s text:c="7"/>&lt;/xsd:annotation&gt;<text:line-break/> <text:s text:c="7"/>&lt;xsd:restriction base="xsd:NCName" /&gt;<text:line-break/> <text:s text:c="3"/>&lt;/xsd:simpleType&gt;<text:line-break/><text:line-break/> <text:s text:c="3"/>&lt;xsd:simpleType name="Ttype"&gt;<text:line-break/> <text:s text:c="7"/>&lt;xsd:annotation&gt;<text:line-break/> <text:s text:c="11"/>&lt;xsd:documentation&gt;<text:line-break/> <text:s text:c="15"/>&lt;![CDATA[<text:line-break/> <text:s text:c="15"/>Ttype is a base type that refer to java types such as classes or<text:line-break/> <text:s text:c="15"/>arrays.<text:line-break/> <text:s text:c="15"/>]]&gt;<text:line-break/> <text:s text:c="11"/>&lt;/xsd:documentation&gt;<text:line-break/> <text:s text:c="7"/>&lt;/xsd:annotation&gt;<text:line-break/> <text:s text:c="7"/>&lt;xsd:restriction base="xsd:token"&gt;<text:line-break/> <text:s text:c="11"/>&lt;xsd:pattern value="[\i-[:]][\c-[:]]*(\[\])*" /&gt;<text:line-break/> <text:s text:c="7"/>&lt;/xsd:restriction&gt;<text:line-break/> <text:s text:c="3"/>&lt;/xsd:simpleType&gt;<text:line-break/><text:line-break/> <text:s text:c="3"/>&lt;xsd:simpleType name="Tmethod"&gt;<text:line-break/> <text:s text:c="7"/>&lt;xsd:annotation&gt;<text:line-break/> <text:s text:c="11"/>&lt;xsd:documentation&gt;<text:line-break/> <text:s text:c="15"/>&lt;![CDATA[<text:line-break/> <text:s text:c="15"/>Tmethod is a base type that should be used for all attributes that<text:line-break/> <text:s text:c="15"/>refer to java method names.<text:line-break/> <text:s text:c="15"/>]]&gt;<text:line-break/> <text:s text:c="11"/>&lt;/xsd:documentation&gt;<text:line-break/> <text:s text:c="7"/>&lt;/xsd:annotation&gt;<text:line-break/> <text:s text:c="7"/>&lt;xsd:restriction base="xsd:NCName" /&gt;<text:line-break/> <text:s text:c="3"/>&lt;/xsd:simpleType&gt;<text:line-break/><text:line-break/> <text:s text:c="3"/>&lt;!--<text:line-break/> <text:s text:c="7"/>Should be used for all attributes and elements that refer to method<text:line-break/> <text:s text:c="7"/>names<text:line-break/> <text:s text:c="3"/>--&gt;<text:line-break/> <text:s text:c="3"/>&lt;xsd:simpleType name="Tidref"&gt;<text:line-break/> <text:s text:c="7"/>&lt;xsd:annotation&gt;<text:line-break/> <text:s text:c="11"/>&lt;xsd:documentation&gt;<text:line-break/> <text:s text:c="15"/>&lt;![CDATA[<text:line-break/> <text:s text:c="15"/>Tidref is a base type that should be used for all attributes that<text:line-break/> <text:s text:c="15"/>refer to component ids.<text:line-break/> <text:s text:c="15"/>]]&gt;<text:line-break/> <text:s text:c="11"/>&lt;/xsd:documentation&gt;<text:line-break/> <text:s text:c="7"/>&lt;/xsd:annotation&gt;<text:line-break/> <text:s text:c="7"/>&lt;xsd:restriction base="xsd:NCName" /&gt;<text:line-break/><text:soft-page-break/> <text:s text:c="3"/>&lt;/xsd:simpleType&gt;<text:line-break/><text:line-break/> <text:s text:c="3"/>&lt;xsd:simpleType name="TstringValue"&gt;<text:line-break/> <text:s text:c="7"/>&lt;xsd:annotation&gt;<text:line-break/> <text:s text:c="11"/>&lt;xsd:documentation&gt;<text:line-break/> <text:s text:c="15"/>&lt;![CDATA[<text:line-break/> <text:s text:c="15"/>TstringValue is a base type that should be used for all attributes that<text:line-break/> <text:s text:c="15"/>refer to raw string values<text:line-break/> <text:s text:c="15"/>]]&gt;<text:line-break/> <text:s text:c="11"/>&lt;/xsd:documentation&gt;<text:line-break/> <text:s text:c="7"/>&lt;/xsd:annotation&gt;<text:line-break/> <text:s text:c="7"/>&lt;xsd:restriction base="xsd:normalizedString" /&gt;<text:line-break/> <text:s text:c="3"/>&lt;/xsd:simpleType&gt;<text:line-break/><text:line-break/> <text:s text:c="3"/>&lt;xsd:simpleType name="TautoExportModes"&gt;<text:line-break/> <text:s text:c="7"/>&lt;xsd:annotation&gt;<text:line-break/> <text:s text:c="11"/>&lt;xsd:documentation&gt;<text:line-break/> <text:s text:c="15"/>&lt;![CDATA[<text:line-break/> <text:s text:c="15"/>TautoExportModes is a base type that should be used for export-mode<text:line-break/> <text:s text:c="15"/>attributes.<text:line-break/> <text:s text:c="15"/>]]&gt;<text:line-break/> <text:s text:c="11"/>&lt;/xsd:documentation&gt;<text:line-break/> <text:s text:c="7"/>&lt;/xsd:annotation&gt;<text:line-break/> <text:s text:c="7"/>&lt;xsd:restriction base="xsd:NMTOKEN"&gt;<text:line-break/> <text:s text:c="11"/>&lt;xsd:enumeration value="disabled" /&gt;<text:line-break/> <text:s text:c="11"/>&lt;xsd:enumeration value="interfaces" /&gt;<text:line-break/> <text:s text:c="11"/>&lt;xsd:enumeration value="class-hierarchy" /&gt;<text:line-break/> <text:s text:c="11"/>&lt;xsd:enumeration value="all-classes" /&gt;<text:line-break/> <text:s text:c="7"/>&lt;/xsd:restriction&gt;<text:line-break/> <text:s text:c="3"/>&lt;/xsd:simpleType&gt;<text:line-break/><text:line-break/> <text:s text:c="3"/>&lt;xsd:simpleType name="Ttimeout"&gt;<text:line-break/> <text:s text:c="7"/>&lt;xsd:annotation&gt;<text:line-break/> <text:s text:c="11"/>&lt;xsd:documentation&gt;<text:line-break/> <text:s text:c="15"/>&lt;![CDATA[<text:line-break/> <text:s text:c="15"/>Ttimeout is a base type that should be used for all attributes that<text:line-break/> <text:s text:c="15"/>specify timeout values<text:line-break/> <text:s text:c="15"/>]]&gt;<text:line-break/> <text:s text:c="11"/>&lt;/xsd:documentation&gt;<text:line-break/> <text:s text:c="7"/>&lt;/xsd:annotation&gt;<text:line-break/> <text:s text:c="7"/>&lt;xsd:restriction base="xsd:unsignedLong" /&gt;<text:line-break/> <text:s text:c="3"/>&lt;/xsd:simpleType&gt;<text:line-break/><text:line-break/> <text:s text:c="3"/>&lt;xsd:simpleType name="TdependsOn"&gt;<text:line-break/> <text:s text:c="7"/>&lt;xsd:annotation&gt;<text:line-break/> <text:s text:c="11"/>&lt;xsd:documentation&gt;<text:line-break/> <text:s text:c="15"/>&lt;![CDATA[<text:line-break/> <text:s text:c="15"/>TdependsOn is a base type that should be used for all attributes that<text:line-break/> <text:s text:c="15"/>specify depends-on relationships<text:line-break/> <text:s text:c="15"/>]]&gt;<text:line-break/> <text:s text:c="11"/>&lt;/xsd:documentation&gt;<text:line-break/> <text:s text:c="7"/>&lt;/xsd:annotation&gt;<text:line-break/><text:soft-page-break/> <text:s text:c="7"/>&lt;xsd:restriction&gt;<text:line-break/> <text:s text:c="11"/>&lt;xsd:simpleType&gt;<text:line-break/> <text:s text:c="15"/>&lt;xsd:list itemType="Tidref" /&gt;<text:line-break/> <text:s text:c="11"/>&lt;/xsd:simpleType&gt;<text:line-break/> <text:s text:c="11"/>&lt;xsd:minLength value="1" /&gt;<text:line-break/> <text:s text:c="7"/>&lt;/xsd:restriction&gt;<text:line-break/> <text:s text:c="3"/>&lt;/xsd:simpleType&gt;<text:line-break/><text:line-break/> <text:s text:c="3"/>&lt;xsd:simpleType name="Tscope"&gt;<text:line-break/> <text:s text:c="7"/>&lt;xsd:union&gt;<text:line-break/> <text:s text:c="11"/>&lt;xsd:simpleType&gt;<text:line-break/> <text:s text:c="15"/>&lt;xsd:restriction base="xsd:NMTOKEN"&gt;<text:line-break/> <text:s text:c="19"/>&lt;xsd:enumeration value="singleton" /&gt;<text:line-break/>&lt;!-- xxx added bundle scope xxx --&gt;<text:line-break/> <text:s text:c="19"/>&lt;xsd:enumeration value="bundle" /&gt;<text:line-break/> <text:s text:c="19"/>&lt;xsd:enumeration value="prototype" /&gt;<text:line-break/> <text:s text:c="15"/>&lt;/xsd:restriction&gt;<text:line-break/> <text:s text:c="11"/>&lt;/xsd:simpleType&gt;<text:line-break/> <text:s text:c="11"/>&lt;xsd:simpleType&gt;<text:line-break/> <text:s text:c="15"/>&lt;xsd:restriction base="xsd:QName"&gt;<text:line-break/> <text:s text:c="19"/>&lt;xsd:pattern value=".+:.+" /&gt;<text:line-break/> <text:s text:c="15"/>&lt;/xsd:restriction&gt;<text:line-break/> <text:s text:c="11"/>&lt;/xsd:simpleType&gt;<text:line-break/> <text:s text:c="7"/>&lt;/xsd:union&gt;<text:line-break/> <text:s text:c="3"/>&lt;/xsd:simpleType&gt;<text:line-break/><text:line-break/> <text:s text:c="3"/>&lt;xsd:simpleType name="Tservice-use"&gt;<text:line-break/> <text:s text:c="7"/>&lt;xsd:annotation&gt;<text:line-break/> <text:s text:c="11"/>&lt;xsd:documentation&gt;<text:line-break/> <text:s text:c="15"/>&lt;![CDATA[<text:line-break/> <text:s text:c="15"/>Indicates the type of object that will be placed within the<text:line-break/> <text:s text:c="15"/>reference collection. <text:s/>"service-object" indicates the <text:line-break/> <text:s text:c="15"/>collection contains blueprint proxies for imported services. <text:s/><text:line-break/> <text:s text:c="15"/>"service-reference" indicates the collection contains <text:line-break/> <text:s text:c="15"/>ServiceReference objects matching the target service type.<text:line-break/> <text:s text:c="15"/>]]&gt;<text:line-break/> <text:s text:c="11"/>&lt;/xsd:documentation&gt;<text:line-break/> <text:s text:c="7"/>&lt;/xsd:annotation&gt;<text:line-break/> <text:s text:c="7"/>&lt;xsd:restriction base="xsd:NMTOKEN"&gt;<text:line-break/> <text:s text:c="11"/>&lt;xsd:enumeration value="service-object" /&gt;<text:line-break/> <text:s text:c="11"/>&lt;xsd:enumeration value="service-reference" /&gt;<text:line-break/> <text:s text:c="7"/>&lt;/xsd:restriction&gt;<text:line-break/> <text:s text:c="3"/>&lt;/xsd:simpleType&gt;<text:line-break/><text:line-break/>&lt;/xsd:schema&gt;<text:line-break/></text:p>
      </text:section>
      <text:p text:style-name="Body"><text:change-end text:change-id="ct312331920"/></text:p>
      <text:h text:style-name="Heading_20_1" text:outline-level="1"><text:soft-page-break/>Considered Alternatives</text:h>
      <text:p text:style-name="P6"/>
      <text:h text:style-name="Heading_20_1" text:outline-level="1">Security Considerations</text:h>
      <text:p text:style-name="P6"/>
      <text:h text:style-name="Heading_20_1" text:outline-level="1">Document Support</text:h>
      <text:h text:style-name="Heading_20_2" text:outline-level="2">References</text:h>
      <text:list xml:id="list8904865806467372320"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90"><text:span text:style-name="T39">Woolf, Bobby (1998). "Null Object". In Martin, Robert; Riehle, Dirk; Buschmann, Frank. </text:span><text:span text:style-name="T40">Pattern Languages of Program Design 3</text:span><text:span text:style-name="T41">. Addison-Wesley</text:span></text:p>
        </text:list-item>
      </text:list>
      <text:p text:style-name="P7"/>
      <text:h text:style-name="Heading_20_2" text:outline-level="2">Author’s Address</text:h>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50">Name</text:p>
          </table:table-cell>
          <table:table-cell table:style-name="Table2.B1" office:value-type="string">
            <text:p text:style-name="P50">Tim Mitchell</text:p>
          </table:table-cell>
        </table:table-row>
        <table:table-row table:style-name="Table2.1">
          <table:table-cell table:style-name="Table2.A1" office:value-type="string">
            <text:p text:style-name="P50">Company</text:p>
          </table:table-cell>
          <table:table-cell table:style-name="Table2.B1" office:value-type="string">
            <text:p text:style-name="P50">IBM</text:p>
          </table:table-cell>
        </table:table-row>
        <table:table-row table:style-name="Table2.1">
          <table:table-cell table:style-name="Table2.A1" office:value-type="string">
            <text:p text:style-name="P50">Address</text:p>
          </table:table-cell>
          <table:table-cell table:style-name="Table2.B1" office:value-type="string">
            <text:p text:style-name="P50"/>
          </table:table-cell>
        </table:table-row>
        <table:table-row table:style-name="Table2.1">
          <table:table-cell table:style-name="Table2.A1" office:value-type="string">
            <text:p text:style-name="P50">Voice</text:p>
          </table:table-cell>
          <table:table-cell table:style-name="Table2.B1" office:value-type="string">
            <text:p text:style-name="P50"/>
          </table:table-cell>
        </table:table-row>
        <table:table-row table:style-name="Table2.1">
          <table:table-cell table:style-name="Table2.A1" office:value-type="string">
            <text:p text:style-name="P48">e-mail</text:p>
          </table:table-cell>
          <table:table-cell table:style-name="Table2.B1" office:value-type="string">
            <text:p text:style-name="P48">tim.mitchell@uk.ibm.com</text:p>
          </table:table-cell>
        </table:table-row>
      </table:table>
      <text:p text:style-name="Body"/>
      <table:table table:name="Table3" table:style-name="Table3">
        <table:table-column table:style-name="Table3.A"/>
        <table:table-column table:style-name="Table3.B"/>
        <table:table-row table:style-name="Table3.1">
          <table:table-cell table:style-name="Table3.A1" office:value-type="string">
            <text:p text:style-name="P50">Name</text:p>
          </table:table-cell>
          <table:table-cell table:style-name="Table3.B1" office:value-type="string">
            <text:p text:style-name="P50">Graham Charters</text:p>
          </table:table-cell>
        </table:table-row>
        <table:table-row table:style-name="Table3.1">
          <table:table-cell table:style-name="Table3.A1" office:value-type="string">
            <text:p text:style-name="P50">Company</text:p>
          </table:table-cell>
          <table:table-cell table:style-name="Table3.B1" office:value-type="string">
            <text:p text:style-name="P50">IBM</text:p>
          </table:table-cell>
        </table:table-row>
        <table:table-row table:style-name="Table3.1">
          <table:table-cell table:style-name="Table3.A1" office:value-type="string">
            <text:p text:style-name="P50">Address</text:p>
          </table:table-cell>
          <table:table-cell table:style-name="Table3.B1" office:value-type="string">
            <text:p text:style-name="P50"/>
          </table:table-cell>
        </table:table-row>
        <table:table-row table:style-name="Table3.1">
          <table:table-cell table:style-name="Table3.A1" office:value-type="string">
            <text:p text:style-name="P50">Voice</text:p>
          </table:table-cell>
          <table:table-cell table:style-name="Table3.B1" office:value-type="string">
            <text:p text:style-name="P50"/>
          </table:table-cell>
        </table:table-row>
        <table:table-row table:style-name="Table3.1">
          <table:table-cell table:style-name="Table3.A1" office:value-type="string">
            <text:p text:style-name="P48">e-mail</text:p>
          </table:table-cell>
          <table:table-cell table:style-name="Table3.B1" office:value-type="string">
            <text:p text:style-name="P48">charters@uk.ibm.com</text:p>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50">Name</text:p>
          </table:table-cell>
          <table:table-cell table:style-name="Table4.B1" office:value-type="string">
            <text:p text:style-name="P50">Tim Ward</text:p>
          </table:table-cell>
        </table:table-row>
        <table:table-row table:style-name="Table4.1">
          <table:table-cell table:style-name="Table4.A1" office:value-type="string">
            <text:p text:style-name="P50">Company</text:p>
          </table:table-cell>
          <table:table-cell table:style-name="Table4.B1" office:value-type="string">
            <text:p text:style-name="P50">Paremus</text:p>
          </table:table-cell>
        </table:table-row>
        <table:table-row table:style-name="Table4.1">
          <table:table-cell table:style-name="Table4.A1" office:value-type="string">
            <text:p text:style-name="P50">Address</text:p>
          </table:table-cell>
          <table:table-cell table:style-name="Table4.B1" office:value-type="string">
            <text:p text:style-name="P50"/>
          </table:table-cell>
        </table:table-row>
        <table:table-row table:style-name="Table4.1">
          <table:table-cell table:style-name="Table4.A1" office:value-type="string">
            <text:p text:style-name="P50">Voice</text:p>
          </table:table-cell>
          <table:table-cell table:style-name="Table4.B1" office:value-type="string">
            <text:p text:style-name="P50"/>
          </table:table-cell>
        </table:table-row>
        <table:table-row table:style-name="Table4.1">
          <table:table-cell table:style-name="Table4.A1" office:value-type="string">
            <text:p text:style-name="P48">e-mail</text:p>
          </table:table-cell>
          <table:table-cell table:style-name="Table4.B1" office:value-type="string">
            <text:p text:style-name="P48">tim.ward@paremus.com</text:p>
          </table:table-cell>
        </table:table-row>
      </table:table>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ourier New2" svg:font-family="'Courier New'"/>
    <style:font-face style:name="OpenSymbol" svg:font-family="OpenSymbol"/>
    <style:font-face style:name="ProductusOSGiMonoc" svg:font-family="ProductusOSGiMonoc"/>
    <style:font-face style:name="Tahoma2" svg:font-family="Tahoma"/>
    <style:font-face style:name="Courier New" svg:font-family="'Courier New'" style:font-family-generic="modern"/>
    <style:font-face style:name="ArialMT" svg:font-family="ArialMT" style:font-family-generic="swiss"/>
    <style:font-face style:name="Helv" svg:font-family="Helv" style:font-family-generic="swiss"/>
    <style:font-face style:name="Helvetica1" svg:font-family="Helvetica" style:font-family-generic="swiss"/>
    <style:font-face style:name="ProductusOSGiBookc" svg:font-family="ProductusOSGiBookc" style:font-family-generic="swiss"/>
    <style:font-face style:name="ProductusOSGiMonoc1" svg:font-family="ProductusOSGiMonoc" style:font-family-generic="swiss"/>
    <style:font-face style:name="Proforma-Book" svg:font-family="Proforma-Book" style:font-family-generic="swiss"/>
    <style:font-face style:name="Proforma-BookItalic" svg:font-family="Proforma-BookItalic" style:font-family-generic="swiss"/>
    <style:font-face style:name="Courier" svg:font-family="Courier" style:font-family-generic="modern" style:font-pitch="fixed"/>
    <style:font-face style:name="Courier New1" svg:font-family="'Courier New'" style:font-family-generic="modern" style:font-pitch="fixed"/>
    <style:font-face style:name="CourierNewPSMT" svg:font-family="CourierNewPSM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text-align="justify" style:justify-single-word="false" fo:orphans="2" fo:widows="2" fo:padding="0cm" fo:border="none" style:shadow="none" style:writing-mode="lr-tb" style:join-border="true"/>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2"/>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Default_20_Text" style:class="index">
      <style:paragraph-properties text:number-lines="false" text:line-number="0"/>
      <style:text-properties style:font-name-complex="Tahoma2"/>
    </style:style>
    <style:style style:name="Heading_20_1" style:display-name="Heading 1" style:family="paragraph" style:parent-style-name="Default_20_Text"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Default_20_Text" style:next-style-name="Default_20_Text" style:class="text">
      <style:paragraph-properties>
        <style:tab-stops>
          <style:tab-stop style:position="1.778cm"/>
        </style:tab-stops>
      </style:paragraph-properties>
    </style:style>
    <style:style style:name="Heading_20_6" style:display-name="Heading 6" style:family="paragraph" style:parent-style-name="Default_20_Text" style:next-style-name="Default_20_Text" style:class="text">
      <style:paragraph-properties>
        <style:tab-stops>
          <style:tab-stop style:position="2.032cm"/>
        </style:tab-stops>
      </style:paragraph-properties>
    </style:style>
    <style:style style:name="Heading_20_7" style:display-name="Heading 7" style:family="paragraph" style:parent-style-name="Default_20_Text" style:next-style-name="Default_20_Text" style:class="text">
      <style:paragraph-properties>
        <style:tab-stops>
          <style:tab-stop style:position="2.286cm"/>
        </style:tab-stops>
      </style:paragraph-properties>
    </style:style>
    <style:style style:name="Heading_20_8" style:display-name="Heading 8" style:family="paragraph" style:parent-style-name="Default_20_Text" style:next-style-name="Default_20_Text" style:class="text">
      <style:paragraph-properties>
        <style:tab-stops>
          <style:tab-stop style:position="2.54cm"/>
        </style:tab-stops>
      </style:paragraph-properties>
    </style:style>
    <style:style style:name="Heading_20_9" style:display-name="Heading 9" style:family="paragraph" style:parent-style-name="Default_20_Text" style:next-style-name="Default_20_Text" style:class="text">
      <style:paragraph-properties>
        <style:tab-stops>
          <style:tab-stop style:position="2.794cm"/>
        </style:tab-stops>
      </style:paragraph-properties>
    </style:style>
    <style:style style:name="Body" style:family="paragraph" style:parent-style-name="Default_20_Text">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Footer" style:family="paragraph" style:parent-style-name="Default_20_Text"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Default_20_Text">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Default_20_Text"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Default_20_Text">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Default_20_Text"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Default_20_Text">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Default_20_Text"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Default_20_Text">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Default_20_Text">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Default_20_Text"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Default_20_Text" style:next-style-name="Default_20_Text"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Default_20_Text" style:next-style-name="Default_20_Text"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Default_20_Text" style:next-style-name="Default_20_Text"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Default_20_Text" style:next-style-name="Default_20_Text"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Default_20_Text" style:next-style-name="Default_20_Text"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Default_20_Text">
      <style:paragraph-properties fo:margin-top="0.141cm" fo:margin-bottom="0.141cm" fo:text-align="start" style:justify-single-word="false"/>
      <style:text-properties fo:color="#000000" style:font-name="Arial" fo:language="en" fo:country="GB"/>
    </style:style>
    <style:style style:name="CellHeading" style:family="paragraph" style:parent-style-name="Default_20_Text">
      <style:paragraph-properties fo:margin-top="0.212cm" fo:margin-bottom="0.212cm"/>
      <style:text-properties fo:color="#000000" style:font-name="Arial" fo:language="en" fo:country="GB" fo:font-weight="bold" style:font-weight-asian="bold"/>
    </style:style>
    <style:style style:name="Abstract" style:family="paragraph" style:parent-style-name="Default_20_Text">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Default_20_Text" style:next-style-name="Default_20_Text">
      <style:paragraph-properties fo:margin="100%" fo:margin-left="0.706cm" fo:margin-right="0cm" fo:margin-top="0cm" fo:margin-bottom="0cm" fo:text-indent="-0.706cm" style:auto-text-indent="false"/>
    </style:style>
    <style:style style:name="Reference" style:family="paragraph" style:parent-style-name="Default_20_Text"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Default_20_Text">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Default_20_Text">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Default_20_Text" style:next-style-name="Default_20_Text"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padding="0cm" fo:border="none" style:shadow="non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RTF_5f_Num_20_3_20_1" style:display-name="RTF_Num 3 1" style:family="text">
      <style:text-properties style:font-name="Symbol" style:font-name-asian="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2"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3"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4"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5"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6"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7"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8"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9"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level-style-bullet text:level="10" text:style-name="RTF_5f_Num_20_3_20_1" text:bullet-char="">
        <style:list-level-properties text:list-level-position-and-space-mode="label-alignment">
          <style:list-level-label-alignment text:label-followed-by="listtab" text:list-tab-stop-position="2.413cm" fo:text-indent="-0.635cm" fo:margin-left="2.413cm"/>
        </style:list-level-properties>
        <style:text-properties style:font-name="Symbol"/>
      </text:list-level-style-bullet>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4" style:display-name="RTF_Num 4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5" style:display-name="RTF_Num 4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6" style:display-name="RTF_Num 4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7" style:display-name="RTF_Num 4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8" style:display-name="RTF_Num 4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9" style:display-name="RTF_Num 49">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0cm" style:type="center"/>
          <style:tab-stop style:position="18.161cm" style:type="right"/>
        </style:tab-stops>
      </style:paragraph-properties>
    </style:style>
    <style:style style:name="MP2" style:family="paragraph" style:parent-style-name="Default_20_Text">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34"><draw:image xlink:href="Pictures/1000020100000427000001D81E79F30D.png" xlink:type="simple" xlink:show="embed" xlink:actuate="onLoad"/></draw:frame><text:tab/><text:user-defined style:data-style-name="N0" text:name="RFC Title">Blueprint Container 1.1</text:user-defined><text:tab/>Page <text:page-number text:select-page="current">44</text:page-number> of <text:page-count style:num-format="1">44</text:page-count></text:p>
        <text:p text:style-name="Header"/>
        <text:p text:style-name="MP1"><text:tab/>Draft<text:tab/> <text:modification-date style:data-style-name="N76">January 22,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2"/>
      </style:header>
      <style:footer>
        <text:p text:style-name="Legals">Copyright © OSGi Alliance <text:modification-date style:data-style-name="N106">2014</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creation-date>2012-05-21T11:13:45</meta:creation-date>
    <meta:editing-cycles>121</meta:editing-cycles>
    <meta:editing-duration>P25DT57M8S</meta:editing-duration>
    <dc:date>2014-01-22T11:33:46.83</dc:date>
    <dc:creator>Tim Mitchell</dc:creator>
    <meta:document-statistic meta:table-count="4" meta:image-count="2" meta:object-count="0" meta:page-count="44" meta:paragraph-count="331" meta:word-count="9904" meta:character-count="95637"/>
    <meta:user-defined meta:name="Company">IBM Corporation</meta:user-defined>
    <meta:user-defined meta:name="Info 3"/>
    <meta:user-defined meta:name="Info 4"/>
    <meta:user-defined meta:name="RFC Title">Blueprint Container 1.1</meta:user-defined>
  </office:meta>
</office:document-meta>
</file>